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867cm"/>
    </style:style>
    <style:style style:name="co2" style:family="table-column">
      <style:table-column-properties fo:break-before="auto" style:column-width="9.012cm"/>
    </style:style>
    <style:style style:name="co3" style:family="table-column">
      <style:table-column-properties fo:break-before="auto" style:column-width="2.175cm"/>
    </style:style>
    <style:style style:name="co4" style:family="table-column">
      <style:table-column-properties fo:break-before="auto" style:column-width="3.009cm"/>
    </style:style>
    <style:style style:name="co5" style:family="table-column">
      <style:table-column-properties fo:break-before="auto" style:column-width="2.771cm"/>
    </style:style>
    <style:style style:name="co6" style:family="table-column">
      <style:table-column-properties fo:break-before="auto" style:column-width="2.962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3.438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318cm"/>
    </style:style>
    <style:style style:name="co11" style:family="table-column">
      <style:table-column-properties fo:break-before="auto" style:column-width="1.603cm"/>
    </style:style>
    <style:style style:name="co12" style:family="table-column">
      <style:table-column-properties fo:break-before="auto" style:column-width="3.604cm"/>
    </style:style>
    <style:style style:name="co13" style:family="table-column">
      <style:table-column-properties fo:break-before="auto" style:column-width="2.2cm"/>
    </style:style>
    <style:style style:name="co14" style:family="table-column">
      <style:table-column-properties fo:break-before="auto" style:column-width="2.676cm"/>
    </style:style>
    <style:style style:name="co15" style:family="table-column">
      <style:table-column-properties fo:break-before="auto" style:column-width="1.342cm"/>
    </style:style>
    <style:style style:name="co16" style:family="table-column">
      <style:table-column-properties fo:break-before="auto" style:column-width="2.057cm"/>
    </style:style>
    <style:style style:name="co17" style:family="table-column">
      <style:table-column-properties fo:break-before="auto" style:column-width="1.58cm"/>
    </style:style>
    <style:style style:name="co18" style:family="table-column">
      <style:table-column-properties fo:break-before="auto" style:column-width="3.318cm"/>
    </style:style>
    <style:style style:name="co19" style:family="table-column">
      <style:table-column-properties fo:break-before="auto" style:column-width="1.247cm"/>
    </style:style>
    <style:style style:name="co20" style:family="table-column">
      <style:table-column-properties fo:break-before="auto" style:column-width="1.175cm"/>
    </style:style>
    <style:style style:name="co21" style:family="table-column">
      <style:table-column-properties fo:break-before="auto" style:column-width="1.533cm"/>
    </style:style>
    <style:style style:name="co22" style:family="table-column">
      <style:table-column-properties fo:break-before="auto" style:column-width="4.048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3.4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order-bottom="none" style:text-align-source="fix" style:repeat-content="false" fo:border-left="0.99pt groove #000000" fo:border-right="none" fo:border-top="none"/>
      <style:paragraph-properties fo:text-align="center" fo:margin-left="0cm"/>
    </style:style>
    <style:style style:name="ce2" style:family="table-cell" style:parent-style-name="Default">
      <style:table-cell-properties fo:border-bottom="none" fo:border-left="0.99pt groove #000000" fo:border-right="none" fo:border-top="none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villes_by_motsclé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2"/>
        <table:table-column table:style-name="co23" table:number-columns-repeated="4" table:default-cell-style-name="Default"/>
        <table:table-column table:style-name="co24" table:default-cell-style-name="Default"/>
        <table:table-column table:style-name="co23" table:number-columns-repeated="3" table:default-cell-style-name="Default"/>
        <table:table-row table:style-name="ro1">
          <table:table-cell office:value-type="string" calcext:value-type="string">
            <text:p>Villes</text:p>
          </table:table-cell>
          <table:table-cell office:value-type="string" calcext:value-type="string">
            <text:p>"Centre de services scolaire" OR "Commission scolaire"</text:p>
          </table:table-cell>
          <table:table-cell office:value-type="string" calcext:value-type="string">
            <text:p>"arme à feu"</text:p>
          </table:table-cell>
          <table:table-cell office:value-type="string" calcext:value-type="string">
            <text:p>"premier ministre"</text:p>
          </table:table-cell>
          <table:table-cell office:value-type="string" calcext:value-type="string">
            <text:p>"santé publique"</text:p>
          </table:table-cell>
          <table:table-cell office:value-type="string" calcext:value-type="string">
            <text:p>"travaux routiers"</text:p>
          </table:table-cell>
          <table:table-cell office:value-type="string" calcext:value-type="string">
            <text:p>Biden OR Trump</text:p>
          </table:table-cell>
          <table:table-cell office:value-type="string" calcext:value-type="string">
            <text:p>CISSS OR CIUSSS</text:p>
          </table:table-cell>
          <table:table-cell office:value-type="string" calcext:value-type="string">
            <text:p>Chine</text:p>
          </table:table-cell>
          <table:table-cell office:value-type="string" calcext:value-type="string">
            <text:p>Cégep</text:p>
          </table:table-cell>
          <table:table-cell office:value-type="string" calcext:value-type="string">
            <text:p>accident</text:p>
          </table:table-cell>
          <table:table-cell office:value-type="string" calcext:value-type="string">
            <text:p>autobus OR tramway</text:p>
          </table:table-cell>
          <table:table-cell office:value-type="string" calcext:value-type="string">
            <text:p>candidat</text:p>
          </table:table-cell>
          <table:table-cell office:value-type="string" calcext:value-type="string">
            <text:p>climat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ovid OR COVID</text:p>
          </table:table-cell>
          <table:table-cell office:value-type="string" calcext:value-type="string">
            <text:p>décès OR mort</text:p>
          </table:table-cell>
          <table:table-cell office:value-type="string" calcext:value-type="string">
            <text:p>déficit</text:p>
          </table:table-cell>
          <table:table-cell office:value-type="string" calcext:value-type="string">
            <text:p>député</text:p>
          </table:table-cell>
          <table:table-cell office:value-type="string" calcext:value-type="string">
            <text:p>immigration</text:p>
          </table:table-cell>
          <table:table-cell office:value-type="string" calcext:value-type="string">
            <text:p>incendie</text:p>
          </table:table-cell>
          <table:table-cell office:value-type="string" calcext:value-type="string">
            <text:p>maire OR mairesse</text:p>
          </table:table-cell>
          <table:table-cell office:value-type="string" calcext:value-type="string">
            <text:p>météo</text:p>
          </table:table-cell>
          <table:table-cell office:value-type="string" calcext:value-type="string">
            <text:p>police OR Sûreté</text:p>
          </table:table-cell>
          <table:table-cell office:value-type="string" calcext:value-type="string">
            <text:p>préfet</text:p>
          </table:table-cell>
          <table:table-cell office:value-type="string" calcext:value-type="string">
            <text:p>racisme</text:p>
          </table:table-cell>
          <table:table-cell office:value-type="string" calcext:value-type="string">
            <text:p>élection OR campagne</text:p>
          </table:table-cell>
          <table:table-cell table:style-name="ce1" office:value-type="string" calcext:value-type="string">
            <text:p>incomplets</text:p>
          </table:table-cell>
          <table:table-cell office:value-type="string" calcext:value-type="string">
            <text:p>nbr mot-clés</text:p>
          </table:table-cell>
          <table:table-cell office:value-type="string" calcext:value-type="string">
            <text:p>% incomplets</text:p>
          </table:table-cell>
          <table:table-cell office:value-type="string" calcext:value-type="string">
            <text:p>Case vide</text:p>
          </table:table-cell>
          <table:table-cell office:value-type="string" calcext:value-type="string">
            <text:p>% case vide</text:p>
          </table:table-cell>
          <table:table-cell office:value-type="string" calcext:value-type="string">
            <text:p>différence incomple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% incomplet</text:p>
          </table:table-cell>
          <table:table-cell office:value-type="string" calcext:value-type="string">
            <text:p>Total mot clés</text:p>
          </table:table-cell>
        </table:table-row>
        <table:table-row table:style-name="ro1">
          <table:table-cell office:value-type="string" calcext:value-type="string">
            <text:p>Montréal_V2</text:p>
          </table:table-cell>
          <table:table-cell table:number-columns-repeated="26" office:value-type="float" office:value="200" calcext:value-type="float">
            <text:p>200</text:p>
          </table:table-cell>
          <table:table-cell table:formula="of:=COUNTIF([.B2:.AA2];&quot;&lt;200&quot;)+COUNTBLANK([.B2:.AA2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3" table:formula="of:=[.AB2]/[.AC2]" office:value-type="percentage" office:value="0" calcext:value-type="percentage">
            <text:p>0,00 %</text:p>
          </table:table-cell>
          <table:table-cell table:formula="of:=COUNTBLANK([.B2:.AA2])" office:value-type="float" office:value="0" calcext:value-type="float">
            <text:p>0</text:p>
          </table:table-cell>
          <table:table-cell table:style-name="ce3" table:formula="of:=[.AE2]/[.AC2]" office:value-type="percentage" office:value="0" calcext:value-type="percentage">
            <text:p>0,00 %</text:p>
          </table:table-cell>
          <table:table-cell table:formula="of:=[.AH2]-[.AJ2]"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2]/[.AH2]" office:value-type="percentage" office:value="0" calcext:value-type="percentage">
            <text:p>0,00 %</text:p>
          </table:table-cell>
          <table:table-cell table:formula="of:=SUM([.B2:.AA2])" office:value-type="float" office:value="5200" calcext:value-type="float">
            <text:p>5200</text:p>
          </table:table-cell>
        </table:table-row>
        <table:table-row table:style-name="ro1">
          <table:table-cell office:value-type="string" calcext:value-type="string">
            <text:p>Québec</text:p>
          </table:table-cell>
          <table:table-cell office:value-type="float" office:value="200" calcext:value-type="float">
            <text:p>200</text:p>
          </table:table-cell>
          <table:table-cell office:value-type="float" office:value="189" calcext:value-type="float">
            <text:p>189</text:p>
          </table:table-cell>
          <table:table-cell table:number-columns-repeated="24" office:value-type="float" office:value="200" calcext:value-type="float">
            <text:p>200</text:p>
          </table:table-cell>
          <table:table-cell table:formula="of:=COUNTIF([.B3:.AA3];&quot;&lt;200&quot;)+COUNTBLANK([.B3:.AA3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3" table:formula="of:=[.AB3]/[.AC3]" office:value-type="percentage" office:value="0.0384615384615385" calcext:value-type="percentage">
            <text:p>3,85 %</text:p>
          </table:table-cell>
          <table:table-cell table:formula="of:=COUNTBLANK([.B3:.AA3])" office:value-type="float" office:value="0" calcext:value-type="float">
            <text:p>0</text:p>
          </table:table-cell>
          <table:table-cell table:style-name="ce3" table:formula="of:=[.AE3]/[.AC3]" office:value-type="percentage" office:value="0" calcext:value-type="percentage">
            <text:p>0,00 %</text:p>
          </table:table-cell>
          <table:table-cell table:formula="of:=[.AH3]-[.AJ3]" office:value-type="float" office:value="11" calcext:value-type="float">
            <text:p>11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3]/[.AH3]" office:value-type="percentage" office:value="0.00211538461538462" calcext:value-type="percentage">
            <text:p>0,21 %</text:p>
          </table:table-cell>
          <table:table-cell table:formula="of:=SUM([.B3:.AA3])" office:value-type="float" office:value="5189" calcext:value-type="float">
            <text:p>5189</text:p>
          </table:table-cell>
        </table:table-row>
        <table:table-row table:style-name="ro1">
          <table:table-cell office:value-type="string" calcext:value-type="string">
            <text:p>Trois-Rivières</text:p>
          </table:table-cell>
          <table:table-cell table:number-columns-repeated="10"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table:number-columns-repeated="12" office:value-type="float" office:value="200" calcext:value-type="float">
            <text:p>200</text:p>
          </table:table-cell>
          <table:table-cell table:formula="of:=COUNTIF([.B4:.AA4];&quot;&lt;200&quot;)+COUNTBLANK([.B4:.AA4]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3" table:formula="of:=[.AB4]/[.AC4]" office:value-type="percentage" office:value="0.0769230769230769" calcext:value-type="percentage">
            <text:p>7,69 %</text:p>
          </table:table-cell>
          <table:table-cell table:formula="of:=COUNTBLANK([.B4:.AA4])" office:value-type="float" office:value="0" calcext:value-type="float">
            <text:p>0</text:p>
          </table:table-cell>
          <table:table-cell table:style-name="ce3" table:formula="of:=[.AE4]/[.AC4]" office:value-type="percentage" office:value="0" calcext:value-type="percentage">
            <text:p>0,00 %</text:p>
          </table:table-cell>
          <table:table-cell table:formula="of:=[.AH4]-[.AJ4]" office:value-type="float" office:value="25" calcext:value-type="float">
            <text:p>25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4]/[.AH4]" office:value-type="percentage" office:value="0.00480769230769231" calcext:value-type="percentage">
            <text:p>0,48 %</text:p>
          </table:table-cell>
          <table:table-cell table:formula="of:=SUM([.B4:.AA4])" office:value-type="float" office:value="5175" calcext:value-type="float">
            <text:p>5175</text:p>
          </table:table-cell>
        </table:table-row>
        <table:table-row table:style-name="ro1">
          <table:table-cell office:value-type="string" calcext:value-type="string">
            <text:p>Montréal</text:p>
          </table:table-cell>
          <table:table-cell table:number-columns-repeated="7" office:value-type="float" office:value="200" calcext:value-type="float">
            <text:p>200</text:p>
          </table:table-cell>
          <table:table-cell office:value-type="float" office:value="188" calcext:value-type="float">
            <text:p>188</text:p>
          </table:table-cell>
          <table:table-cell table:number-columns-repeated="11"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table:number-columns-repeated="6" office:value-type="float" office:value="200" calcext:value-type="float">
            <text:p>200</text:p>
          </table:table-cell>
          <table:table-cell table:formula="of:=COUNTIF([.B5:.AA5];&quot;&lt;200&quot;)+COUNTBLANK([.B5:.AA5]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style-name="ce3" table:formula="of:=[.AB5]/[.AC5]" office:value-type="percentage" office:value="0.0769230769230769" calcext:value-type="percentage">
            <text:p>7,69 %</text:p>
          </table:table-cell>
          <table:table-cell table:formula="of:=COUNTBLANK([.B5:.AA5])" office:value-type="float" office:value="0" calcext:value-type="float">
            <text:p>0</text:p>
          </table:table-cell>
          <table:table-cell table:style-name="ce3" table:formula="of:=[.AE5]/[.AC5]" office:value-type="percentage" office:value="0" calcext:value-type="percentage">
            <text:p>0,00 %</text:p>
          </table:table-cell>
          <table:table-cell table:formula="of:=[.AH5]-[.AJ5]" office:value-type="float" office:value="28" calcext:value-type="float">
            <text:p>28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5]/[.AH5]" office:value-type="percentage" office:value="0.00538461538461538" calcext:value-type="percentage">
            <text:p>0,54 %</text:p>
          </table:table-cell>
          <table:table-cell table:formula="of:=SUM([.B5:.AA5])" office:value-type="float" office:value="5172" calcext:value-type="float">
            <text:p>5172</text:p>
          </table:table-cell>
        </table:table-row>
        <table:table-row table:style-name="ro1">
          <table:table-cell office:value-type="string" calcext:value-type="string">
            <text:p>Rimouski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79" calcext:value-type="float">
            <text:p>179</text:p>
          </table:table-cell>
          <table:table-cell table:number-columns-repeated="11" office:value-type="float" office:value="200" calcext:value-type="float">
            <text:p>200</text:p>
          </table:table-cell>
          <table:table-cell office:value-type="float" office:value="191" calcext:value-type="float">
            <text:p>191</text:p>
          </table:table-cell>
          <table:table-cell table:number-columns-repeated="7"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table:formula="of:=COUNTIF([.B6:.AA6];&quot;&lt;200&quot;)+COUNTBLANK([.B6:.AA6])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style-name="ce3" table:formula="of:=[.AB6]/[.AC6]" office:value-type="percentage" office:value="0.115384615384615" calcext:value-type="percentage">
            <text:p>11,54 %</text:p>
          </table:table-cell>
          <table:table-cell table:formula="of:=COUNTBLANK([.B6:.AA6])" office:value-type="float" office:value="0" calcext:value-type="float">
            <text:p>0</text:p>
          </table:table-cell>
          <table:table-cell table:style-name="ce3" table:formula="of:=[.AE6]/[.AC6]" office:value-type="percentage" office:value="0" calcext:value-type="percentage">
            <text:p>0,00 %</text:p>
          </table:table-cell>
          <table:table-cell table:formula="of:=[.AH6]-[.AJ6]" office:value-type="float" office:value="52" calcext:value-type="float">
            <text:p>52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6]/[.AH6]" office:value-type="percentage" office:value="0.01" calcext:value-type="percentage">
            <text:p>1,00 %</text:p>
          </table:table-cell>
          <table:table-cell table:formula="of:=SUM([.B6:.AA6])" office:value-type="float" office:value="5148" calcext:value-type="float">
            <text:p>5148</text:p>
          </table:table-cell>
        </table:table-row>
        <table:table-row table:style-name="ro1">
          <table:table-cell office:value-type="string" calcext:value-type="string">
            <text:p>Laval</text:p>
          </table:table-cell>
          <table:table-cell office:value-type="float" office:value="182" calcext:value-type="float">
            <text:p>182</text:p>
          </table:table-cell>
          <table:table-cell table:number-columns-repeated="21"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table:formula="of:=COUNTIF([.B7:.AA7];&quot;&lt;200&quot;)+COUNTBLANK([.B7:.AA7])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style-name="ce3" table:formula="of:=[.AB7]/[.AC7]" office:value-type="percentage" office:value="0.115384615384615" calcext:value-type="percentage">
            <text:p>11,54 %</text:p>
          </table:table-cell>
          <table:table-cell table:formula="of:=COUNTBLANK([.B7:.AA7])" office:value-type="float" office:value="0" calcext:value-type="float">
            <text:p>0</text:p>
          </table:table-cell>
          <table:table-cell table:style-name="ce3" table:formula="of:=[.AE7]/[.AC7]" office:value-type="percentage" office:value="0" calcext:value-type="percentage">
            <text:p>0,00 %</text:p>
          </table:table-cell>
          <table:table-cell table:formula="of:=[.AH7]-[.AJ7]" office:value-type="float" office:value="55" calcext:value-type="float">
            <text:p>55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7]/[.AH7]" office:value-type="percentage" office:value="0.0105769230769231" calcext:value-type="percentage">
            <text:p>1,06 %</text:p>
          </table:table-cell>
          <table:table-cell table:formula="of:=SUM([.B7:.AA7])" office:value-type="float" office:value="5145" calcext:value-type="float">
            <text:p>5145</text:p>
          </table:table-cell>
        </table:table-row>
        <table:table-row table:style-name="ro1">
          <table:table-cell office:value-type="string" calcext:value-type="string">
            <text:p>Saint-Jean-sur-Richelieu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179" calcext:value-type="float">
            <text:p>179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table:number-columns-repeated="7"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table:formula="of:=COUNTIF([.B8:.AA8];&quot;&lt;200&quot;)+COUNTBLANK([.B8:.AA8])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" table:formula="of:=[.AB8]/[.AC8]" office:value-type="percentage" office:value="0.230769230769231" calcext:value-type="percentage">
            <text:p>23,08 %</text:p>
          </table:table-cell>
          <table:table-cell table:formula="of:=COUNTBLANK([.B8:.AA8])" office:value-type="float" office:value="0" calcext:value-type="float">
            <text:p>0</text:p>
          </table:table-cell>
          <table:table-cell table:style-name="ce3" table:formula="of:=[.AE8]/[.AC8]" office:value-type="percentage" office:value="0" calcext:value-type="percentage">
            <text:p>0,00 %</text:p>
          </table:table-cell>
          <table:table-cell table:formula="of:=[.AH8]-[.AJ8]" office:value-type="float" office:value="76" calcext:value-type="float">
            <text:p>76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8]/[.AH8]" office:value-type="percentage" office:value="0.0146153846153846" calcext:value-type="percentage">
            <text:p>1,46 %</text:p>
          </table:table-cell>
          <table:table-cell table:formula="of:=SUM([.B8:.AA8])" office:value-type="float" office:value="5124" calcext:value-type="float">
            <text:p>5124</text:p>
          </table:table-cell>
        </table:table-row>
        <table:table-row table:style-name="ro1">
          <table:table-cell office:value-type="string" calcext:value-type="string">
            <text:p>Granby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86" calcext:value-type="float">
            <text:p>186</text:p>
          </table:table-cell>
          <table:table-cell table:number-columns-repeated="7"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table:formula="of:=COUNTIF([.B9:.AA9];&quot;&lt;200&quot;)+COUNTBLANK([.B9:.AA9])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" table:formula="of:=[.AB9]/[.AC9]" office:value-type="percentage" office:value="0.230769230769231" calcext:value-type="percentage">
            <text:p>23,08 %</text:p>
          </table:table-cell>
          <table:table-cell table:formula="of:=COUNTBLANK([.B9:.AA9])" office:value-type="float" office:value="0" calcext:value-type="float">
            <text:p>0</text:p>
          </table:table-cell>
          <table:table-cell table:style-name="ce3" table:formula="of:=[.AE9]/[.AC9]" office:value-type="percentage" office:value="0" calcext:value-type="percentage">
            <text:p>0,00 %</text:p>
          </table:table-cell>
          <table:table-cell table:formula="of:=[.AH9]-[.AJ9]" office:value-type="float" office:value="80" calcext:value-type="float">
            <text:p>80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9]/[.AH9]" office:value-type="percentage" office:value="0.0153846153846154" calcext:value-type="percentage">
            <text:p>1,54 %</text:p>
          </table:table-cell>
          <table:table-cell table:formula="of:=SUM([.B9:.AA9])" office:value-type="float" office:value="5120" calcext:value-type="float">
            <text:p>5120</text:p>
          </table:table-cell>
        </table:table-row>
        <table:table-row table:style-name="ro1">
          <table:table-cell office:value-type="string" calcext:value-type="string">
            <text:p>Saguenay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179" calcext:value-type="float">
            <text:p>179</text:p>
          </table:table-cell>
          <table:table-cell table:number-columns-repeated="13"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table:number-columns-repeated="5" office:value-type="float" office:value="200" calcext:value-type="float">
            <text:p>200</text:p>
          </table:table-cell>
          <table:table-cell office:value-type="float" office:value="172" calcext:value-type="float">
            <text:p>172</text:p>
          </table:table-cell>
          <table:table-cell office:value-type="float" office:value="200" calcext:value-type="float">
            <text:p>200</text:p>
          </table:table-cell>
          <table:table-cell table:formula="of:=COUNTIF([.B10:.AA10];&quot;&lt;200&quot;)+COUNTBLANK([.B10:.AA10])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ce3" table:formula="of:=[.AB10]/[.AC10]" office:value-type="percentage" office:value="0.153846153846154" calcext:value-type="percentage">
            <text:p>15,38 %</text:p>
          </table:table-cell>
          <table:table-cell table:formula="of:=COUNTBLANK([.B10:.AA10])" office:value-type="float" office:value="0" calcext:value-type="float">
            <text:p>0</text:p>
          </table:table-cell>
          <table:table-cell table:style-name="ce3" table:formula="of:=[.AE10]/[.AC10]" office:value-type="percentage" office:value="0" calcext:value-type="percentage">
            <text:p>0,00 %</text:p>
          </table:table-cell>
          <table:table-cell table:formula="of:=[.AH10]-[.AJ10]" office:value-type="float" office:value="81" calcext:value-type="float">
            <text:p>81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10]/[.AH10]" office:value-type="percentage" office:value="0.0155769230769231" calcext:value-type="percentage">
            <text:p>1,56 %</text:p>
          </table:table-cell>
          <table:table-cell table:formula="of:=SUM([.B10:.AA10])" office:value-type="float" office:value="5119" calcext:value-type="float">
            <text:p>5119</text:p>
          </table:table-cell>
        </table:table-row>
        <table:table-row table:style-name="ro1">
          <table:table-cell office:value-type="string" calcext:value-type="string">
            <text:p>Lévis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79" calcext:value-type="float">
            <text:p>179</text:p>
          </table:table-cell>
          <table:table-cell table:number-columns-repeated="10"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office:value-type="float" office:value="180" calcext:value-type="float">
            <text:p>180</text:p>
          </table:table-cell>
          <table:table-cell table:number-columns-repeated="6" office:value-type="float" office:value="200" calcext:value-type="float">
            <text:p>200</text:p>
          </table:table-cell>
          <table:table-cell office:value-type="float" office:value="172" calcext:value-type="float">
            <text:p>172</text:p>
          </table:table-cell>
          <table:table-cell office:value-type="float" office:value="189" calcext:value-type="float">
            <text:p>189</text:p>
          </table:table-cell>
          <table:table-cell office:value-type="float" office:value="200" calcext:value-type="float">
            <text:p>200</text:p>
          </table:table-cell>
          <table:table-cell table:formula="of:=COUNTIF([.B11:.AA11];&quot;&lt;200&quot;)+COUNTBLANK([.B11:.AA11])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3" table:formula="of:=[.AB11]/[.AC11]" office:value-type="percentage" office:value="0.192307692307692" calcext:value-type="percentage">
            <text:p>19,23 %</text:p>
          </table:table-cell>
          <table:table-cell table:formula="of:=COUNTBLANK([.B11:.AA11])" office:value-type="float" office:value="0" calcext:value-type="float">
            <text:p>0</text:p>
          </table:table-cell>
          <table:table-cell table:style-name="ce3" table:formula="of:=[.AE11]/[.AC11]" office:value-type="percentage" office:value="0" calcext:value-type="percentage">
            <text:p>0,00 %</text:p>
          </table:table-cell>
          <table:table-cell table:formula="of:=[.AH11]-[.AJ11]" office:value-type="float" office:value="83" calcext:value-type="float">
            <text:p>83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11]/[.AH11]" office:value-type="percentage" office:value="0.0159615384615385" calcext:value-type="percentage">
            <text:p>1,60 %</text:p>
          </table:table-cell>
          <table:table-cell table:formula="of:=SUM([.B11:.AA11])" office:value-type="float" office:value="5117" calcext:value-type="float">
            <text:p>5117</text:p>
          </table:table-cell>
        </table:table-row>
        <table:table-row table:style-name="ro1">
          <table:table-cell office:value-type="string" calcext:value-type="string">
            <text:p>Longueuil</text:p>
          </table:table-cell>
          <table:table-cell office:value-type="float" office:value="175" calcext:value-type="float">
            <text:p>175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73" calcext:value-type="float">
            <text:p>173</text:p>
          </table:table-cell>
          <table:table-cell table:number-columns-repeated="18" office:value-type="float" office:value="200" calcext:value-type="float">
            <text:p>20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COUNTIF([.B12:.AA12];&quot;&lt;200&quot;)+COUNTBLANK([.B12:.AA12])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style-name="ce3" table:formula="of:=[.AB12]/[.AC12]" office:value-type="percentage" office:value="0.115384615384615" calcext:value-type="percentage">
            <text:p>11,54 %</text:p>
          </table:table-cell>
          <table:table-cell table:formula="of:=COUNTBLANK([.B12:.AA12])" office:value-type="float" office:value="0" calcext:value-type="float">
            <text:p>0</text:p>
          </table:table-cell>
          <table:table-cell table:style-name="ce3" table:formula="of:=[.AE12]/[.AC12]" office:value-type="percentage" office:value="0" calcext:value-type="percentage">
            <text:p>0,00 %</text:p>
          </table:table-cell>
          <table:table-cell table:formula="of:=[.AH12]-[.AJ12]" office:value-type="float" office:value="87" calcext:value-type="float">
            <text:p>87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12]/[.AH12]" office:value-type="percentage" office:value="0.0167307692307692" calcext:value-type="percentage">
            <text:p>1,67 %</text:p>
          </table:table-cell>
          <table:table-cell table:formula="of:=SUM([.B12:.AA12])" office:value-type="float" office:value="5113" calcext:value-type="float">
            <text:p>5113</text:p>
          </table:table-cell>
        </table:table-row>
        <table:table-row table:style-name="ro1">
          <table:table-cell office:value-type="string" calcext:value-type="string">
            <text:p>Sherbrooke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table:number-columns-repeated="11"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COUNTIF([.B13:.AA13];&quot;&lt;200&quot;)+COUNTBLANK([.B13:.AA13])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ce3" table:formula="of:=[.AB13]/[.AC13]" office:value-type="percentage" office:value="0.153846153846154" calcext:value-type="percentage">
            <text:p>15,38 %</text:p>
          </table:table-cell>
          <table:table-cell table:formula="of:=COUNTBLANK([.B13:.AA13])" office:value-type="float" office:value="0" calcext:value-type="float">
            <text:p>0</text:p>
          </table:table-cell>
          <table:table-cell table:style-name="ce3" table:formula="of:=[.AE13]/[.AC13]" office:value-type="percentage" office:value="0" calcext:value-type="percentage">
            <text:p>0,00 %</text:p>
          </table:table-cell>
          <table:table-cell table:formula="of:=[.AH13]-[.AJ13]" office:value-type="float" office:value="88" calcext:value-type="float">
            <text:p>88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13]/[.AH13]" office:value-type="percentage" office:value="0.0169230769230769" calcext:value-type="percentage">
            <text:p>1,69 %</text:p>
          </table:table-cell>
          <table:table-cell table:formula="of:=SUM([.B13:.AA13])" office:value-type="float" office:value="5112" calcext:value-type="float">
            <text:p>5112</text:p>
          </table:table-cell>
        </table:table-row>
        <table:table-row table:style-name="ro1">
          <table:table-cell office:value-type="string" calcext:value-type="string">
            <text:p>Les Îles-de-la-Madeleine</text:p>
          </table:table-cell>
          <table:table-cell office:value-type="float" office:value="176" calcext:value-type="float">
            <text:p>176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 table:number-columns-repeated="13" office:value-type="float" office:value="200" calcext:value-type="float">
            <text:p>200</text:p>
          </table:table-cell>
          <table:table-cell table:formula="of:=COUNTIF([.B14:.AA14];&quot;&lt;200&quot;)+COUNTBLANK([.B14:.AA14])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ce3" table:formula="of:=[.AB14]/[.AC14]" office:value-type="percentage" office:value="0.153846153846154" calcext:value-type="percentage">
            <text:p>15,38 %</text:p>
          </table:table-cell>
          <table:table-cell table:formula="of:=COUNTBLANK([.B14:.AA14])" office:value-type="float" office:value="0" calcext:value-type="float">
            <text:p>0</text:p>
          </table:table-cell>
          <table:table-cell table:style-name="ce3" table:formula="of:=[.AE14]/[.AC14]" office:value-type="percentage" office:value="0" calcext:value-type="percentage">
            <text:p>0,00 %</text:p>
          </table:table-cell>
          <table:table-cell table:formula="of:=[.AH14]-[.AJ14]" office:value-type="float" office:value="93" calcext:value-type="float">
            <text:p>93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14]/[.AH14]" office:value-type="percentage" office:value="0.0178846153846154" calcext:value-type="percentage">
            <text:p>1,79 %</text:p>
          </table:table-cell>
          <table:table-cell table:formula="of:=SUM([.B14:.AA14])" office:value-type="float" office:value="5107" calcext:value-type="float">
            <text:p>5107</text:p>
          </table:table-cell>
        </table:table-row>
        <table:table-row table:style-name="ro1">
          <table:table-cell office:value-type="string" calcext:value-type="string">
            <text:p>Gaspé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table:number-columns-repeated="6" office:value-type="float" office:value="200" calcext:value-type="float">
            <text:p>200</text:p>
          </table:table-cell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table:number-columns-repeated="10"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  <table:table-cell table:formula="of:=COUNTIF([.B15:.AA15];&quot;&lt;200&quot;)+COUNTBLANK([.B15:.AA15])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" table:formula="of:=[.AB15]/[.AC15]" office:value-type="percentage" office:value="0.230769230769231" calcext:value-type="percentage">
            <text:p>23,08 %</text:p>
          </table:table-cell>
          <table:table-cell table:formula="of:=COUNTBLANK([.B15:.AA15])" office:value-type="float" office:value="0" calcext:value-type="float">
            <text:p>0</text:p>
          </table:table-cell>
          <table:table-cell table:style-name="ce3" table:formula="of:=[.AE15]/[.AC15]" office:value-type="percentage" office:value="0" calcext:value-type="percentage">
            <text:p>0,00 %</text:p>
          </table:table-cell>
          <table:table-cell table:formula="of:=[.AH15]-[.AJ15]" office:value-type="float" office:value="94" calcext:value-type="float">
            <text:p>94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15]/[.AH15]" office:value-type="percentage" office:value="0.0180769230769231" calcext:value-type="percentage">
            <text:p>1,81 %</text:p>
          </table:table-cell>
          <table:table-cell table:formula="of:=SUM([.B15:.AA15])" office:value-type="float" office:value="5106" calcext:value-type="float">
            <text:p>5106</text:p>
          </table:table-cell>
        </table:table-row>
        <table:table-row table:style-name="ro1">
          <table:table-cell office:value-type="string" calcext:value-type="string">
            <text:p>Sainte-Marie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1" calcext:value-type="float">
            <text:p>171</text:p>
          </table:table-cell>
          <table:table-cell table:number-columns-repeated="7"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table:formula="of:=COUNTIF([.B16:.AA16];&quot;&lt;200&quot;)+COUNTBLANK([.B16:.AA16]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3" table:formula="of:=[.AB16]/[.AC16]" office:value-type="percentage" office:value="0.269230769230769" calcext:value-type="percentage">
            <text:p>26,92 %</text:p>
          </table:table-cell>
          <table:table-cell table:formula="of:=COUNTBLANK([.B16:.AA16])" office:value-type="float" office:value="0" calcext:value-type="float">
            <text:p>0</text:p>
          </table:table-cell>
          <table:table-cell table:style-name="ce3" table:formula="of:=[.AE16]/[.AC16]" office:value-type="percentage" office:value="0" calcext:value-type="percentage">
            <text:p>0,00 %</text:p>
          </table:table-cell>
          <table:table-cell table:formula="of:=[.AH16]-[.AJ16]" office:value-type="float" office:value="106" calcext:value-type="float">
            <text:p>106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16]/[.AH16]" office:value-type="percentage" office:value="0.0203846153846154" calcext:value-type="percentage">
            <text:p>2,04 %</text:p>
          </table:table-cell>
          <table:table-cell table:formula="of:=SUM([.B16:.AA16])" office:value-type="float" office:value="5094" calcext:value-type="float">
            <text:p>5094</text:p>
          </table:table-cell>
        </table:table-row>
        <table:table-row table:style-name="ro1">
          <table:table-cell office:value-type="string" calcext:value-type="string">
            <text:p>Sept-Îles</text:p>
          </table:table-cell>
          <table:table-cell office:value-type="float" office:value="176" calcext:value-type="float">
            <text:p>176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32" calcext:value-type="float">
            <text:p>132</text:p>
          </table:table-cell>
          <table:table-cell table:number-columns-repeated="11" office:value-type="float" office:value="200" calcext:value-type="float">
            <text:p>200</text:p>
          </table:table-cell>
          <table:table-cell office:value-type="float" office:value="189" calcext:value-type="float">
            <text:p>189</text:p>
          </table:table-cell>
          <table:table-cell table:number-columns-repeated="7"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table:formula="of:=COUNTIF([.B17:.AA17];&quot;&lt;200&quot;)+COUNTBLANK([.B17:.AA17])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ce3" table:formula="of:=[.AB17]/[.AC17]" office:value-type="percentage" office:value="0.153846153846154" calcext:value-type="percentage">
            <text:p>15,38 %</text:p>
          </table:table-cell>
          <table:table-cell table:formula="of:=COUNTBLANK([.B17:.AA17])" office:value-type="float" office:value="0" calcext:value-type="float">
            <text:p>0</text:p>
          </table:table-cell>
          <table:table-cell table:style-name="ce3" table:formula="of:=[.AE17]/[.AC17]" office:value-type="percentage" office:value="0" calcext:value-type="percentage">
            <text:p>0,00 %</text:p>
          </table:table-cell>
          <table:table-cell table:formula="of:=[.AH17]-[.AJ17]" office:value-type="float" office:value="110" calcext:value-type="float">
            <text:p>110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17]/[.AH17]" office:value-type="percentage" office:value="0.0211538461538462" calcext:value-type="percentage">
            <text:p>2,12 %</text:p>
          </table:table-cell>
          <table:table-cell table:formula="of:=SUM([.B17:.AA17])" office:value-type="float" office:value="5090" calcext:value-type="float">
            <text:p>5090</text:p>
          </table:table-cell>
        </table:table-row>
        <table:table-row table:style-name="ro1">
          <table:table-cell office:value-type="string" calcext:value-type="string">
            <text:p>Ville-Marie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table:number-columns-repeated="6" office:value-type="float" office:value="200" calcext:value-type="float">
            <text:p>200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186" calcext:value-type="float">
            <text:p>186</text:p>
          </table:table-cell>
          <table:table-cell table:number-columns-repeated="9" office:value-type="float" office:value="200" calcext:value-type="float">
            <text:p>200</text:p>
          </table:table-cell>
          <table:table-cell table:formula="of:=COUNTIF([.B18:.AA18];&quot;&lt;200&quot;)+COUNTBLANK([.B18:.AA18]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3" table:formula="of:=[.AB18]/[.AC18]" office:value-type="percentage" office:value="0.269230769230769" calcext:value-type="percentage">
            <text:p>26,92 %</text:p>
          </table:table-cell>
          <table:table-cell table:formula="of:=COUNTBLANK([.B18:.AA18])" office:value-type="float" office:value="0" calcext:value-type="float">
            <text:p>0</text:p>
          </table:table-cell>
          <table:table-cell table:style-name="ce3" table:formula="of:=[.AE18]/[.AC18]" office:value-type="percentage" office:value="0" calcext:value-type="percentage">
            <text:p>0,00 %</text:p>
          </table:table-cell>
          <table:table-cell table:formula="of:=[.AH18]-[.AJ18]" office:value-type="float" office:value="124" calcext:value-type="float">
            <text:p>124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18]/[.AH18]" office:value-type="percentage" office:value="0.0238461538461538" calcext:value-type="percentage">
            <text:p>2,38 %</text:p>
          </table:table-cell>
          <table:table-cell table:formula="of:=SUM([.B18:.AA18])" office:value-type="float" office:value="5076" calcext:value-type="float">
            <text:p>5076</text:p>
          </table:table-cell>
        </table:table-row>
        <table:table-row table:style-name="ro1">
          <table:table-cell office:value-type="string" calcext:value-type="string">
            <text:p>Rivière-du-Loup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table:number-columns-repeated="9"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table:number-columns-repeated="7" office:value-type="float" office:value="200" calcext:value-type="float">
            <text:p>200</text:p>
          </table:table-cell>
          <table:table-cell office:value-type="float" office:value="154" calcext:value-type="float">
            <text:p>154</text:p>
          </table:table-cell>
          <table:table-cell office:value-type="float" office:value="200" calcext:value-type="float">
            <text:p>200</text:p>
          </table:table-cell>
          <table:table-cell table:formula="of:=COUNTIF([.B19:.AA19];&quot;&lt;200&quot;)+COUNTBLANK([.B19:.AA19])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3" table:formula="of:=[.AB19]/[.AC19]" office:value-type="percentage" office:value="0.192307692307692" calcext:value-type="percentage">
            <text:p>19,23 %</text:p>
          </table:table-cell>
          <table:table-cell table:formula="of:=COUNTBLANK([.B19:.AA19])" office:value-type="float" office:value="0" calcext:value-type="float">
            <text:p>0</text:p>
          </table:table-cell>
          <table:table-cell table:style-name="ce3" table:formula="of:=[.AE19]/[.AC19]" office:value-type="percentage" office:value="0" calcext:value-type="percentage">
            <text:p>0,00 %</text:p>
          </table:table-cell>
          <table:table-cell table:formula="of:=[.AH19]-[.AJ19]" office:value-type="float" office:value="127" calcext:value-type="float">
            <text:p>127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19]/[.AH19]" office:value-type="percentage" office:value="0.0244230769230769" calcext:value-type="percentage">
            <text:p>2,44 %</text:p>
          </table:table-cell>
          <table:table-cell table:formula="of:=SUM([.B19:.AA19])" office:value-type="float" office:value="5073" calcext:value-type="float">
            <text:p>5073</text:p>
          </table:table-cell>
        </table:table-row>
        <table:table-row table:style-name="ro1">
          <table:table-cell office:value-type="string" calcext:value-type="string">
            <text:p>Saint-Jérôme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9" calcext:value-type="float">
            <text:p>159</text:p>
          </table:table-cell>
          <table:table-cell table:number-columns-repeated="8" office:value-type="float" office:value="200" calcext:value-type="float">
            <text:p>200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table:formula="of:=COUNTIF([.B20:.AA20];&quot;&lt;200&quot;)+COUNTBLANK([.B20:.AA20])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ce3" table:formula="of:=[.AB20]/[.AC20]" office:value-type="percentage" office:value="0.153846153846154" calcext:value-type="percentage">
            <text:p>15,38 %</text:p>
          </table:table-cell>
          <table:table-cell table:formula="of:=COUNTBLANK([.B20:.AA20])" office:value-type="float" office:value="0" calcext:value-type="float">
            <text:p>0</text:p>
          </table:table-cell>
          <table:table-cell table:style-name="ce3" table:formula="of:=[.AE20]/[.AC20]" office:value-type="percentage" office:value="0" calcext:value-type="percentage">
            <text:p>0,00 %</text:p>
          </table:table-cell>
          <table:table-cell table:formula="of:=[.AH20]-[.AJ20]" office:value-type="float" office:value="135" calcext:value-type="float">
            <text:p>135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20]/[.AH20]" office:value-type="percentage" office:value="0.0259615384615385" calcext:value-type="percentage">
            <text:p>2,60 %</text:p>
          </table:table-cell>
          <table:table-cell table:formula="of:=SUM([.B20:.AA20])" office:value-type="float" office:value="5065" calcext:value-type="float">
            <text:p>5065</text:p>
          </table:table-cell>
        </table:table-row>
        <table:table-row table:style-name="ro1">
          <table:table-cell office:value-type="string" calcext:value-type="string">
            <text:p>Val-des-Sources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6" calcext:value-type="float">
            <text:p>156</text:p>
          </table:table-cell>
          <table:table-cell office:value-type="float" office:value="177" calcext:value-type="float">
            <text:p>177</text:p>
          </table:table-cell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table:number-columns-repeated="6"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table:number-columns-repeated="7"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office:value-type="float" office:value="200" calcext:value-type="float">
            <text:p>200</text:p>
          </table:table-cell>
          <table:table-cell table:formula="of:=COUNTIF([.B21:.AA21];&quot;&lt;200&quot;)+COUNTBLANK([.B21:.AA21]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3" table:formula="of:=[.AB21]/[.AC21]" office:value-type="percentage" office:value="0.269230769230769" calcext:value-type="percentage">
            <text:p>26,92 %</text:p>
          </table:table-cell>
          <table:table-cell table:formula="of:=COUNTBLANK([.B21:.AA21])" office:value-type="float" office:value="0" calcext:value-type="float">
            <text:p>0</text:p>
          </table:table-cell>
          <table:table-cell table:style-name="ce3" table:formula="of:=[.AE21]/[.AC21]" office:value-type="percentage" office:value="0" calcext:value-type="percentage">
            <text:p>0,00 %</text:p>
          </table:table-cell>
          <table:table-cell table:formula="of:=[.AH21]-[.AJ21]" office:value-type="float" office:value="138" calcext:value-type="float">
            <text:p>138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21]/[.AH21]" office:value-type="percentage" office:value="0.0265384615384615" calcext:value-type="percentage">
            <text:p>2,65 %</text:p>
          </table:table-cell>
          <table:table-cell table:formula="of:=SUM([.B21:.AA21])" office:value-type="float" office:value="5062" calcext:value-type="float">
            <text:p>5062</text:p>
          </table:table-cell>
        </table:table-row>
        <table:table-row table:style-name="ro1">
          <table:table-cell office:value-type="string" calcext:value-type="string">
            <text:p>Val-d'Or</text:p>
          </table:table-cell>
          <table:table-cell office:value-type="float" office:value="175" calcext:value-type="float">
            <text:p>175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189" calcext:value-type="float">
            <text:p>189</text:p>
          </table:table-cell>
          <table:table-cell table:number-columns-repeated="9" office:value-type="float" office:value="200" calcext:value-type="float">
            <text:p>200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table:formula="of:=COUNTIF([.B22:.AA22];&quot;&lt;200&quot;)+COUNTBLANK([.B22:.AA22])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" table:formula="of:=[.AB22]/[.AC22]" office:value-type="percentage" office:value="0.230769230769231" calcext:value-type="percentage">
            <text:p>23,08 %</text:p>
          </table:table-cell>
          <table:table-cell table:formula="of:=COUNTBLANK([.B22:.AA22])" office:value-type="float" office:value="0" calcext:value-type="float">
            <text:p>0</text:p>
          </table:table-cell>
          <table:table-cell table:style-name="ce3" table:formula="of:=[.AE22]/[.AC22]" office:value-type="percentage" office:value="0" calcext:value-type="percentage">
            <text:p>0,00 %</text:p>
          </table:table-cell>
          <table:table-cell table:formula="of:=[.AH22]-[.AJ22]" office:value-type="float" office:value="142" calcext:value-type="float">
            <text:p>142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22]/[.AH22]" office:value-type="percentage" office:value="0.0273076923076923" calcext:value-type="percentage">
            <text:p>2,73 %</text:p>
          </table:table-cell>
          <table:table-cell table:formula="of:=SUM([.B22:.AA22])" office:value-type="float" office:value="5058" calcext:value-type="float">
            <text:p>5058</text:p>
          </table:table-cell>
        </table:table-row>
        <table:table-row table:style-name="ro1">
          <table:table-cell office:value-type="string" calcext:value-type="string">
            <text:p>Saint-Georges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97" calcext:value-type="float">
            <text:p>197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table:number-columns-repeated="7"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56" calcext:value-type="float">
            <text:p>156</text:p>
          </table:table-cell>
          <table:table-cell table:number-columns-repeated="7" office:value-type="float" office:value="200" calcext:value-type="float">
            <text:p>200</text:p>
          </table:table-cell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  <table:table-cell table:formula="of:=COUNTIF([.B23:.AA23];&quot;&lt;200&quot;)+COUNTBLANK([.B23:.AA23]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3" table:formula="of:=[.AB23]/[.AC23]" office:value-type="percentage" office:value="0.269230769230769" calcext:value-type="percentage">
            <text:p>26,92 %</text:p>
          </table:table-cell>
          <table:table-cell table:formula="of:=COUNTBLANK([.B23:.AA23])" office:value-type="float" office:value="0" calcext:value-type="float">
            <text:p>0</text:p>
          </table:table-cell>
          <table:table-cell table:style-name="ce3" table:formula="of:=[.AE23]/[.AC23]" office:value-type="percentage" office:value="0" calcext:value-type="percentage">
            <text:p>0,00 %</text:p>
          </table:table-cell>
          <table:table-cell table:formula="of:=[.AH23]-[.AJ23]" office:value-type="float" office:value="144" calcext:value-type="float">
            <text:p>144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23]/[.AH23]" office:value-type="percentage" office:value="0.0276923076923077" calcext:value-type="percentage">
            <text:p>2,77 %</text:p>
          </table:table-cell>
          <table:table-cell table:formula="of:=SUM([.B23:.AA23])" office:value-type="float" office:value="5056" calcext:value-type="float">
            <text:p>5056</text:p>
          </table:table-cell>
        </table:table-row>
        <table:table-row table:style-name="ro1">
          <table:table-cell office:value-type="string" calcext:value-type="string">
            <text:p>Joliette</text:p>
          </table:table-cell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office:value-type="float" office:value="163" calcext:value-type="float">
            <text:p>163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table:number-columns-repeated="8"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table:number-columns-repeated="6"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COUNTIF([.B24:.AA24];&quot;&lt;200&quot;)+COUNTBLANK([.B24:.AA24]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3" table:formula="of:=[.AB24]/[.AC24]" office:value-type="percentage" office:value="0.269230769230769" calcext:value-type="percentage">
            <text:p>26,92 %</text:p>
          </table:table-cell>
          <table:table-cell table:formula="of:=COUNTBLANK([.B24:.AA24])" office:value-type="float" office:value="0" calcext:value-type="float">
            <text:p>0</text:p>
          </table:table-cell>
          <table:table-cell table:style-name="ce3" table:formula="of:=[.AE24]/[.AC24]" office:value-type="percentage" office:value="0" calcext:value-type="percentage">
            <text:p>0,00 %</text:p>
          </table:table-cell>
          <table:table-cell table:formula="of:=[.AH24]-[.AJ24]" office:value-type="float" office:value="152" calcext:value-type="float">
            <text:p>152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24]/[.AH24]" office:value-type="percentage" office:value="0.0292307692307692" calcext:value-type="percentage">
            <text:p>2,92 %</text:p>
          </table:table-cell>
          <table:table-cell table:formula="of:=SUM([.B24:.AA24])" office:value-type="float" office:value="5048" calcext:value-type="float">
            <text:p>5048</text:p>
          </table:table-cell>
        </table:table-row>
        <table:table-row table:style-name="ro1">
          <table:table-cell office:value-type="string" calcext:value-type="string">
            <text:p>Baie-Comeau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00" calcext:value-type="float">
            <text:p>200</text:p>
          </table:table-cell>
          <table:table-cell office:value-type="float" office:value="207" calcext:value-type="float">
            <text:p>207</text:p>
          </table:table-cell>
          <table:table-cell office:value-type="float" office:value="146" calcext:value-type="float">
            <text:p>146</text:p>
          </table:table-cell>
          <table:table-cell office:value-type="float" office:value="189" calcext:value-type="float">
            <text:p>189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table:number-columns-repeated="6"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  <table:table-cell table:number-columns-repeated="5" office:value-type="float" office:value="200" calcext:value-type="float">
            <text:p>200</text:p>
          </table:table-cell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 table:formula="of:=COUNTIF([.B25:.AA25];&quot;&lt;200&quot;)+COUNTBLANK([.B25:.AA25]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3" table:formula="of:=[.AB25]/[.AC25]" office:value-type="percentage" office:value="0.269230769230769" calcext:value-type="percentage">
            <text:p>26,92 %</text:p>
          </table:table-cell>
          <table:table-cell table:formula="of:=COUNTBLANK([.B25:.AA25])" office:value-type="float" office:value="0" calcext:value-type="float">
            <text:p>0</text:p>
          </table:table-cell>
          <table:table-cell table:style-name="ce3" table:formula="of:=[.AE25]/[.AC25]" office:value-type="percentage" office:value="0" calcext:value-type="percentage">
            <text:p>0,00 %</text:p>
          </table:table-cell>
          <table:table-cell table:formula="of:=[.AH25]-[.AJ25]" office:value-type="float" office:value="153" calcext:value-type="float">
            <text:p>153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25]/[.AH25]" office:value-type="percentage" office:value="0.0294230769230769" calcext:value-type="percentage">
            <text:p>2,94 %</text:p>
          </table:table-cell>
          <table:table-cell table:formula="of:=SUM([.B25:.AA25])" office:value-type="float" office:value="5047" calcext:value-type="float">
            <text:p>5047</text:p>
          </table:table-cell>
        </table:table-row>
        <table:table-row table:style-name="ro1">
          <table:table-cell office:value-type="string" calcext:value-type="string">
            <text:p>Gatineau</text:p>
          </table:table-cell>
          <table:table-cell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179" calcext:value-type="float">
            <text:p>179</text:p>
          </table:table-cell>
          <table:table-cell table:number-columns-repeated="11" office:value-type="float" office:value="200" calcext:value-type="float">
            <text:p>200</text:p>
          </table:table-cell>
          <table:table-cell office:value-type="float" office:value="155" calcext:value-type="float">
            <text:p>155</text:p>
          </table:table-cell>
          <table:table-cell table:number-columns-repeated="4" office:value-type="float" office:value="200" calcext:value-type="float">
            <text:p>200</text:p>
          </table:table-cell>
          <table:table-cell table:formula="of:=COUNTIF([.B26:.AA26];&quot;&lt;200&quot;)+COUNTBLANK([.B26:.AA26])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" table:formula="of:=[.AB26]/[.AC26]" office:value-type="percentage" office:value="0.230769230769231" calcext:value-type="percentage">
            <text:p>23,08 %</text:p>
          </table:table-cell>
          <table:table-cell table:formula="of:=COUNTBLANK([.B26:.AA26])" office:value-type="float" office:value="0" calcext:value-type="float">
            <text:p>0</text:p>
          </table:table-cell>
          <table:table-cell table:style-name="ce3" table:formula="of:=[.AE26]/[.AC26]" office:value-type="percentage" office:value="0" calcext:value-type="percentage">
            <text:p>0,00 %</text:p>
          </table:table-cell>
          <table:table-cell table:formula="of:=[.AH26]-[.AJ26]" office:value-type="float" office:value="167" calcext:value-type="float">
            <text:p>167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26]/[.AH26]" office:value-type="percentage" office:value="0.0321153846153846" calcext:value-type="percentage">
            <text:p>3,21 %</text:p>
          </table:table-cell>
          <table:table-cell table:formula="of:=SUM([.B26:.AA26])" office:value-type="float" office:value="5033" calcext:value-type="float">
            <text:p>5033</text:p>
          </table:table-cell>
        </table:table-row>
        <table:table-row table:style-name="ro1">
          <table:table-cell office:value-type="string" calcext:value-type="string">
            <text:p>Saint-Henri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table:number-columns-repeated="5"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  <table:table-cell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table:formula="of:=COUNTIF([.B27:.AA27];&quot;&lt;200&quot;)+COUNTBLANK([.B27:.AA27])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style-name="ce3" table:formula="of:=[.AB27]/[.AC27]" office:value-type="percentage" office:value="0.384615384615385" calcext:value-type="percentage">
            <text:p>38,46 %</text:p>
          </table:table-cell>
          <table:table-cell table:formula="of:=COUNTBLANK([.B27:.AA27])" office:value-type="float" office:value="0" calcext:value-type="float">
            <text:p>0</text:p>
          </table:table-cell>
          <table:table-cell table:style-name="ce3" table:formula="of:=[.AE27]/[.AC27]" office:value-type="percentage" office:value="0" calcext:value-type="percentage">
            <text:p>0,00 %</text:p>
          </table:table-cell>
          <table:table-cell table:formula="of:=[.AH27]-[.AJ27]" office:value-type="float" office:value="191" calcext:value-type="float">
            <text:p>191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27]/[.AH27]" office:value-type="percentage" office:value="0.0367307692307692" calcext:value-type="percentage">
            <text:p>3,67 %</text:p>
          </table:table-cell>
          <table:table-cell table:formula="of:=SUM([.B27:.AA27])" office:value-type="float" office:value="5009" calcext:value-type="float">
            <text:p>5009</text:p>
          </table:table-cell>
        </table:table-row>
        <table:table-row table:style-name="ro1">
          <table:table-cell office:value-type="string" calcext:value-type="string">
            <text:p>Shawinigan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45" calcext:value-type="float">
            <text:p>145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5"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float" office:value="200" calcext:value-type="float">
            <text:p>200</text:p>
          </table:table-cell>
          <table:table-cell table:formula="of:=COUNTIF([.B28:.AA28];&quot;&lt;200&quot;)+COUNTBLANK([.B28:.AA28]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3" table:formula="of:=[.AB28]/[.AC28]" office:value-type="percentage" office:value="0.269230769230769" calcext:value-type="percentage">
            <text:p>26,92 %</text:p>
          </table:table-cell>
          <table:table-cell table:formula="of:=COUNTBLANK([.B28:.AA28])" office:value-type="float" office:value="0" calcext:value-type="float">
            <text:p>0</text:p>
          </table:table-cell>
          <table:table-cell table:style-name="ce3" table:formula="of:=[.AE28]/[.AC28]" office:value-type="percentage" office:value="0" calcext:value-type="percentage">
            <text:p>0,00 %</text:p>
          </table:table-cell>
          <table:table-cell table:formula="of:=[.AH28]-[.AJ28]" office:value-type="float" office:value="196" calcext:value-type="float">
            <text:p>196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28]/[.AH28]" office:value-type="percentage" office:value="0.0376923076923077" calcext:value-type="percentage">
            <text:p>3,77 %</text:p>
          </table:table-cell>
          <table:table-cell table:formula="of:=SUM([.B28:.AA28])" office:value-type="float" office:value="5004" calcext:value-type="float">
            <text:p>5004</text:p>
          </table:table-cell>
        </table:table-row>
        <table:table-row table:style-name="ro1">
          <table:table-cell office:value-type="string" calcext:value-type="string">
            <text:p>Saint-Hyacinthe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office:value-type="float" office:value="200" calcext:value-type="float">
            <text:p>200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8"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table:formula="of:=COUNTIF([.B29:.AA29];&quot;&lt;200&quot;)+COUNTBLANK([.B29:.AA29]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3" table:formula="of:=[.AB29]/[.AC29]" office:value-type="percentage" office:value="0.269230769230769" calcext:value-type="percentage">
            <text:p>26,92 %</text:p>
          </table:table-cell>
          <table:table-cell table:formula="of:=COUNTBLANK([.B29:.AA29])" office:value-type="float" office:value="0" calcext:value-type="float">
            <text:p>0</text:p>
          </table:table-cell>
          <table:table-cell table:style-name="ce3" table:formula="of:=[.AE29]/[.AC29]" office:value-type="percentage" office:value="0" calcext:value-type="percentage">
            <text:p>0,00 %</text:p>
          </table:table-cell>
          <table:table-cell table:formula="of:=[.AH29]-[.AJ29]" office:value-type="float" office:value="209" calcext:value-type="float">
            <text:p>209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29]/[.AH29]" office:value-type="percentage" office:value="0.0401923076923077" calcext:value-type="percentage">
            <text:p>4,02 %</text:p>
          </table:table-cell>
          <table:table-cell table:formula="of:=SUM([.B29:.AA29])" office:value-type="float" office:value="4991" calcext:value-type="float">
            <text:p>4991</text:p>
          </table:table-cell>
        </table:table-row>
        <table:table-row table:style-name="ro1">
          <table:table-cell office:value-type="string" calcext:value-type="string">
            <text:p>Magog</text:p>
          </table:table-cell>
          <table:table-cell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5" calcext:value-type="float">
            <text:p>155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192" calcext:value-type="float">
            <text:p>192</text:p>
          </table:table-cell>
          <table:table-cell table:number-columns-repeated="7" office:value-type="float" office:value="200" calcext:value-type="float">
            <text:p>200</text:p>
          </table:table-cell>
          <table:table-cell office:value-type="float" office:value="171" calcext:value-type="float">
            <text:p>171</text:p>
          </table:table-cell>
          <table:table-cell office:value-type="float" office:value="200" calcext:value-type="float">
            <text:p>200</text:p>
          </table:table-cell>
          <table:table-cell office:value-type="float" office:value="188" calcext:value-type="float">
            <text:p>188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71" calcext:value-type="float">
            <text:p>171</text:p>
          </table:table-cell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table:formula="of:=COUNTIF([.B30:.AA30];&quot;&lt;200&quot;)+COUNTBLANK([.B30:.AA30])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3" table:formula="of:=[.AB30]/[.AC30]" office:value-type="percentage" office:value="0.346153846153846" calcext:value-type="percentage">
            <text:p>34,62 %</text:p>
          </table:table-cell>
          <table:table-cell table:formula="of:=COUNTBLANK([.B30:.AA30])" office:value-type="float" office:value="0" calcext:value-type="float">
            <text:p>0</text:p>
          </table:table-cell>
          <table:table-cell table:style-name="ce3" table:formula="of:=[.AE30]/[.AC30]" office:value-type="percentage" office:value="0" calcext:value-type="percentage">
            <text:p>0,00 %</text:p>
          </table:table-cell>
          <table:table-cell table:formula="of:=[.AH30]-[.AJ30]" office:value-type="float" office:value="211" calcext:value-type="float">
            <text:p>211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30]/[.AH30]" office:value-type="percentage" office:value="0.0405769230769231" calcext:value-type="percentage">
            <text:p>4,06 %</text:p>
          </table:table-cell>
          <table:table-cell table:formula="of:=SUM([.B30:.AA30])" office:value-type="float" office:value="4989" calcext:value-type="float">
            <text:p>4989</text:p>
          </table:table-cell>
        </table:table-row>
        <table:table-row table:style-name="ro1">
          <table:table-cell office:value-type="string" calcext:value-type="string">
            <text:p>Rouyn-Noranda</text:p>
          </table:table-cell>
          <table:table-cell office:value-type="float" office:value="200" calcext:value-type="float">
            <text:p>20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23" calcext:value-type="float">
            <text:p>123</text:p>
          </table:table-cell>
          <table:table-cell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table:number-columns-repeated="8" office:value-type="float" office:value="200" calcext:value-type="float">
            <text:p>200</text:p>
          </table:table-cell>
          <table:table-cell office:value-type="float" office:value="173" calcext:value-type="float">
            <text:p>173</text:p>
          </table:table-cell>
          <table:table-cell table:number-columns-repeated="6" office:value-type="float" office:value="200" calcext:value-type="float">
            <text:p>200</text:p>
          </table:table-cell>
          <table:table-cell office:value-type="float" office:value="187" calcext:value-type="float">
            <text:p>187</text:p>
          </table:table-cell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table:formula="of:=COUNTIF([.B31:.AA31];&quot;&lt;200&quot;)+COUNTBLANK([.B31:.AA31]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3" table:formula="of:=[.AB31]/[.AC31]" office:value-type="percentage" office:value="0.269230769230769" calcext:value-type="percentage">
            <text:p>26,92 %</text:p>
          </table:table-cell>
          <table:table-cell table:formula="of:=COUNTBLANK([.B31:.AA31])" office:value-type="float" office:value="0" calcext:value-type="float">
            <text:p>0</text:p>
          </table:table-cell>
          <table:table-cell table:style-name="ce3" table:formula="of:=[.AE31]/[.AC31]" office:value-type="percentage" office:value="0" calcext:value-type="percentage">
            <text:p>0,00 %</text:p>
          </table:table-cell>
          <table:table-cell table:formula="of:=[.AH31]-[.AJ31]" office:value-type="float" office:value="221" calcext:value-type="float">
            <text:p>221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31]/[.AH31]" office:value-type="percentage" office:value="0.0425" calcext:value-type="percentage">
            <text:p>4,25 %</text:p>
          </table:table-cell>
          <table:table-cell table:formula="of:=SUM([.B31:.AA31])" office:value-type="float" office:value="4979" calcext:value-type="float">
            <text:p>4979</text:p>
          </table:table-cell>
        </table:table-row>
        <table:table-row table:style-name="ro1">
          <table:table-cell office:value-type="string" calcext:value-type="string">
            <text:p>Drummondville</text:p>
          </table:table-cell>
          <table:table-cell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59" calcext:value-type="float">
            <text:p>159</text:p>
          </table:table-cell>
          <table:table-cell office:value-type="float" office:value="189" calcext:value-type="float">
            <text:p>189</text:p>
          </table:table-cell>
          <table:table-cell table:number-columns-repeated="7" office:value-type="float" office:value="200" calcext:value-type="float">
            <text:p>200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4" calcext:value-type="float">
            <text:p>174</text:p>
          </table:table-cell>
          <table:table-cell table:number-columns-repeated="6"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179" calcext:value-type="float">
            <text:p>179</text:p>
          </table:table-cell>
          <table:table-cell table:formula="of:=COUNTIF([.B32:.AA32];&quot;&lt;200&quot;)+COUNTBLANK([.B32:.AA32])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3" table:formula="of:=[.AB32]/[.AC32]" office:value-type="percentage" office:value="0.346153846153846" calcext:value-type="percentage">
            <text:p>34,62 %</text:p>
          </table:table-cell>
          <table:table-cell table:formula="of:=COUNTBLANK([.B32:.AA32])" office:value-type="float" office:value="0" calcext:value-type="float">
            <text:p>0</text:p>
          </table:table-cell>
          <table:table-cell table:style-name="ce3" table:formula="of:=[.AE32]/[.AC32]" office:value-type="percentage" office:value="0" calcext:value-type="percentage">
            <text:p>0,00 %</text:p>
          </table:table-cell>
          <table:table-cell table:formula="of:=[.AH32]-[.AJ32]" office:value-type="float" office:value="227" calcext:value-type="float">
            <text:p>227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32]/[.AH32]" office:value-type="percentage" office:value="0.0436538461538462" calcext:value-type="percentage">
            <text:p>4,37 %</text:p>
          </table:table-cell>
          <table:table-cell table:formula="of:=SUM([.B32:.AA32])" office:value-type="float" office:value="4973" calcext:value-type="float">
            <text:p>4973</text:p>
          </table:table-cell>
        </table:table-row>
        <table:table-row table:style-name="ro1">
          <table:table-cell office:value-type="string" calcext:value-type="string">
            <text:p>Lachute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187" calcext:value-type="float">
            <text:p>187</text:p>
          </table:table-cell>
          <table:table-cell table:number-columns-repeated="5"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table:formula="of:=COUNTIF([.B33:.AA33];&quot;&lt;200&quot;)+COUNTBLANK([.B33:.AA33])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3" table:formula="of:=[.AB33]/[.AC33]" office:value-type="percentage" office:value="0.346153846153846" calcext:value-type="percentage">
            <text:p>34,62 %</text:p>
          </table:table-cell>
          <table:table-cell table:formula="of:=COUNTBLANK([.B33:.AA33])" office:value-type="float" office:value="0" calcext:value-type="float">
            <text:p>0</text:p>
          </table:table-cell>
          <table:table-cell table:style-name="ce3" table:formula="of:=[.AE33]/[.AC33]" office:value-type="percentage" office:value="0" calcext:value-type="percentage">
            <text:p>0,00 %</text:p>
          </table:table-cell>
          <table:table-cell table:formula="of:=[.AH33]-[.AJ33]" office:value-type="float" office:value="231" calcext:value-type="float">
            <text:p>231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33]/[.AH33]" office:value-type="percentage" office:value="0.0444230769230769" calcext:value-type="percentage">
            <text:p>4,44 %</text:p>
          </table:table-cell>
          <table:table-cell table:formula="of:=SUM([.B33:.AA33])" office:value-type="float" office:value="4969" calcext:value-type="float">
            <text:p>4969</text:p>
          </table:table-cell>
        </table:table-row>
        <table:table-row table:style-name="ro1">
          <table:table-cell office:value-type="string" calcext:value-type="string">
            <text:p>Amos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62" calcext:value-type="float">
            <text:p>162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office:value-type="float" office:value="158" calcext:value-type="float">
            <text:p>158</text:p>
          </table:table-cell>
          <table:table-cell office:value-type="float" office:value="200" calcext:value-type="float">
            <text:p>200</text:p>
          </table:table-cell>
          <table:table-cell table:formula="of:=COUNTIF([.B34:.AA34];&quot;&lt;200&quot;)+COUNTBLANK([.B34:.AA34])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3" table:formula="of:=[.AB34]/[.AC34]" office:value-type="percentage" office:value="0.346153846153846" calcext:value-type="percentage">
            <text:p>34,62 %</text:p>
          </table:table-cell>
          <table:table-cell table:formula="of:=COUNTBLANK([.B34:.AA34])" office:value-type="float" office:value="0" calcext:value-type="float">
            <text:p>0</text:p>
          </table:table-cell>
          <table:table-cell table:style-name="ce3" table:formula="of:=[.AE34]/[.AC34]" office:value-type="percentage" office:value="0" calcext:value-type="percentage">
            <text:p>0,00 %</text:p>
          </table:table-cell>
          <table:table-cell table:formula="of:=[.AH34]-[.AJ34]" office:value-type="float" office:value="242" calcext:value-type="float">
            <text:p>242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34]/[.AH34]" office:value-type="percentage" office:value="0.0465384615384615" calcext:value-type="percentage">
            <text:p>4,65 %</text:p>
          </table:table-cell>
          <table:table-cell table:formula="of:=SUM([.B34:.AA34])" office:value-type="float" office:value="4958" calcext:value-type="float">
            <text:p>4958</text:p>
          </table:table-cell>
        </table:table-row>
        <table:table-row table:style-name="ro1">
          <table:table-cell office:value-type="string" calcext:value-type="string">
            <text:p>Saint-Honoré</text:p>
          </table:table-cell>
          <table:table-cell office:value-type="float" office:value="196" calcext:value-type="float">
            <text:p>196</text:p>
          </table:table-cell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53" calcext:value-type="float">
            <text:p>153</text:p>
          </table:table-cell>
          <table:table-cell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 table:formula="of:=COUNTIF([.B35:.AA35];&quot;&lt;200&quot;)+COUNTBLANK([.B35:.AA35]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3" table:formula="of:=[.AB35]/[.AC35]" office:value-type="percentage" office:value="0.5" calcext:value-type="percentage">
            <text:p>50,00 %</text:p>
          </table:table-cell>
          <table:table-cell table:formula="of:=COUNTBLANK([.B35:.AA35])" office:value-type="float" office:value="0" calcext:value-type="float">
            <text:p>0</text:p>
          </table:table-cell>
          <table:table-cell table:style-name="ce3" table:formula="of:=[.AE35]/[.AC35]" office:value-type="percentage" office:value="0" calcext:value-type="percentage">
            <text:p>0,00 %</text:p>
          </table:table-cell>
          <table:table-cell table:formula="of:=[.AH35]-[.AJ35]" office:value-type="float" office:value="259" calcext:value-type="float">
            <text:p>259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35]/[.AH35]" office:value-type="percentage" office:value="0.0498076923076923" calcext:value-type="percentage">
            <text:p>4,98 %</text:p>
          </table:table-cell>
          <table:table-cell table:formula="of:=SUM([.B35:.AA35])" office:value-type="float" office:value="4941" calcext:value-type="float">
            <text:p>4941</text:p>
          </table:table-cell>
        </table:table-row>
        <table:table-row table:style-name="ro1">
          <table:table-cell office:value-type="string" calcext:value-type="string">
            <text:p>La Tuque</text:p>
          </table:table-cell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7" calcext:value-type="float">
            <text:p>107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189" calcext:value-type="float">
            <text:p>189</text:p>
          </table:table-cell>
          <table:table-cell table:number-columns-repeated="5"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200" calcext:value-type="float">
            <text:p>200</text:p>
          </table:table-cell>
          <table:table-cell office:value-type="float" office:value="179" calcext:value-type="float">
            <text:p>179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7" calcext:value-type="float">
            <text:p>157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table:formula="of:=COUNTIF([.B36:.AA36];&quot;&lt;200&quot;)+COUNTBLANK([.B36:.AA36])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style-name="ce3" table:formula="of:=[.AB36]/[.AC36]" office:value-type="percentage" office:value="0.384615384615385" calcext:value-type="percentage">
            <text:p>38,46 %</text:p>
          </table:table-cell>
          <table:table-cell table:formula="of:=COUNTBLANK([.B36:.AA36])" office:value-type="float" office:value="0" calcext:value-type="float">
            <text:p>0</text:p>
          </table:table-cell>
          <table:table-cell table:style-name="ce3" table:formula="of:=[.AE36]/[.AC36]" office:value-type="percentage" office:value="0" calcext:value-type="percentage">
            <text:p>0,00 %</text:p>
          </table:table-cell>
          <table:table-cell table:formula="of:=[.AH36]-[.AJ36]" office:value-type="float" office:value="262" calcext:value-type="float">
            <text:p>262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36]/[.AH36]" office:value-type="percentage" office:value="0.0503846153846154" calcext:value-type="percentage">
            <text:p>5,04 %</text:p>
          </table:table-cell>
          <table:table-cell table:formula="of:=SUM([.B36:.AA36])" office:value-type="float" office:value="4938" calcext:value-type="float">
            <text:p>4938</text:p>
          </table:table-cell>
        </table:table-row>
        <table:table-row table:style-name="ro1">
          <table:table-cell office:value-type="string" calcext:value-type="string">
            <text:p>Saint-Félicien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47" calcext:value-type="float">
            <text:p>147</text:p>
          </table:table-cell>
          <table:table-cell office:value-type="float" office:value="174" calcext:value-type="float">
            <text:p>174</text:p>
          </table:table-cell>
          <table:table-cell office:value-type="float" office:value="200" calcext:value-type="float">
            <text:p>200</text:p>
          </table:table-cell>
          <table:table-cell office:value-type="float" office:value="174" calcext:value-type="float">
            <text:p>174</text:p>
          </table:table-cell>
          <table:table-cell table:number-columns-repeated="8"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  <table:table-cell office:value-type="float" office:value="200" calcext:value-type="float">
            <text:p>200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office:value-type="float" office:value="153" calcext:value-type="float">
            <text:p>153</text:p>
          </table:table-cell>
          <table:table-cell office:value-type="float" office:value="200" calcext:value-type="float">
            <text:p>200</text:p>
          </table:table-cell>
          <table:table-cell table:formula="of:=COUNTIF([.B37:.AA37];&quot;&lt;200&quot;)+COUNTBLANK([.B37:.AA37])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3" table:formula="of:=[.AB37]/[.AC37]" office:value-type="percentage" office:value="0.307692307692308" calcext:value-type="percentage">
            <text:p>30,77 %</text:p>
          </table:table-cell>
          <table:table-cell table:formula="of:=COUNTBLANK([.B37:.AA37])" office:value-type="float" office:value="0" calcext:value-type="float">
            <text:p>0</text:p>
          </table:table-cell>
          <table:table-cell table:style-name="ce3" table:formula="of:=[.AE37]/[.AC37]" office:value-type="percentage" office:value="0" calcext:value-type="percentage">
            <text:p>0,00 %</text:p>
          </table:table-cell>
          <table:table-cell table:formula="of:=[.AH37]-[.AJ37]" office:value-type="float" office:value="263" calcext:value-type="float">
            <text:p>263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37]/[.AH37]" office:value-type="percentage" office:value="0.0505769230769231" calcext:value-type="percentage">
            <text:p>5,06 %</text:p>
          </table:table-cell>
          <table:table-cell table:formula="of:=SUM([.B37:.AA37])" office:value-type="float" office:value="4937" calcext:value-type="float">
            <text:p>4937</text:p>
          </table:table-cell>
        </table:table-row>
        <table:table-row table:style-name="ro1">
          <table:table-cell office:value-type="string" calcext:value-type="string">
            <text:p>Matane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2" calcext:value-type="float">
            <text:p>152</text:p>
          </table:table-cell>
          <table:table-cell office:value-type="float" office:value="171" calcext:value-type="float">
            <text:p>171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office:value-type="float" office:value="200" calcext:value-type="float">
            <text:p>200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 table:formula="of:=COUNTIF([.B38:.AA38];&quot;&lt;200&quot;)+COUNTBLANK([.B38:.AA38])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3" table:formula="of:=[.AB38]/[.AC38]" office:value-type="percentage" office:value="0.346153846153846" calcext:value-type="percentage">
            <text:p>34,62 %</text:p>
          </table:table-cell>
          <table:table-cell table:formula="of:=COUNTBLANK([.B38:.AA38])" office:value-type="float" office:value="0" calcext:value-type="float">
            <text:p>0</text:p>
          </table:table-cell>
          <table:table-cell table:style-name="ce3" table:formula="of:=[.AE38]/[.AC38]" office:value-type="percentage" office:value="0" calcext:value-type="percentage">
            <text:p>0,00 %</text:p>
          </table:table-cell>
          <table:table-cell table:formula="of:=[.AH38]-[.AJ38]" office:value-type="float" office:value="273" calcext:value-type="float">
            <text:p>273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38]/[.AH38]" office:value-type="percentage" office:value="0.0525" calcext:value-type="percentage">
            <text:p>5,25 %</text:p>
          </table:table-cell>
          <table:table-cell table:formula="of:=SUM([.B38:.AA38])" office:value-type="float" office:value="4927" calcext:value-type="float">
            <text:p>4927</text:p>
          </table:table-cell>
        </table:table-row>
        <table:table-row table:style-name="ro1">
          <table:table-cell office:value-type="string" calcext:value-type="string">
            <text:p>Alma</text:p>
          </table:table-cell>
          <table:table-cell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177" calcext:value-type="float">
            <text:p>177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166" calcext:value-type="float">
            <text:p>166</text:p>
          </table:table-cell>
          <table:table-cell office:value-type="float" office:value="200" calcext:value-type="float">
            <text:p>200</text:p>
          </table:table-cell>
          <table:table-cell table:formula="of:=COUNTIF([.B39:.AA39];&quot;&lt;200&quot;)+COUNTBLANK([.B39:.AA39])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style-name="ce3" table:formula="of:=[.AB39]/[.AC39]" office:value-type="percentage" office:value="0.423076923076923" calcext:value-type="percentage">
            <text:p>42,31 %</text:p>
          </table:table-cell>
          <table:table-cell table:formula="of:=COUNTBLANK([.B39:.AA39])" office:value-type="float" office:value="0" calcext:value-type="float">
            <text:p>0</text:p>
          </table:table-cell>
          <table:table-cell table:style-name="ce3" table:formula="of:=[.AE39]/[.AC39]" office:value-type="percentage" office:value="0" calcext:value-type="percentage">
            <text:p>0,00 %</text:p>
          </table:table-cell>
          <table:table-cell table:formula="of:=[.AH39]-[.AJ39]" office:value-type="float" office:value="278" calcext:value-type="float">
            <text:p>278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39]/[.AH39]" office:value-type="percentage" office:value="0.0534615384615385" calcext:value-type="percentage">
            <text:p>5,35 %</text:p>
          </table:table-cell>
          <table:table-cell table:formula="of:=SUM([.B39:.AA39])" office:value-type="float" office:value="4922" calcext:value-type="float">
            <text:p>4922</text:p>
          </table:table-cell>
        </table:table-row>
        <table:table-row table:style-name="ro1">
          <table:table-cell office:value-type="string" calcext:value-type="string">
            <text:p>Bécancour</text:p>
          </table:table-cell>
          <table:table-cell office:value-type="float" office:value="197" calcext:value-type="float">
            <text:p>197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20" calcext:value-type="float">
            <text:p>120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table:number-columns-repeated="7" office:value-type="float" office:value="200" calcext:value-type="float">
            <text:p>200</text:p>
          </table:table-cell>
          <table:table-cell office:value-type="float" office:value="172" calcext:value-type="float">
            <text:p>172</text:p>
          </table:table-cell>
          <table:table-cell office:value-type="float" office:value="200" calcext:value-type="float">
            <text:p>200</text:p>
          </table:table-cell>
          <table:table-cell office:value-type="float" office:value="173" calcext:value-type="float">
            <text:p>173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161" calcext:value-type="float">
            <text:p>161</text:p>
          </table:table-cell>
          <table:table-cell office:value-type="float" office:value="200" calcext:value-type="float">
            <text:p>200</text:p>
          </table:table-cell>
          <table:table-cell table:formula="of:=COUNTIF([.B40:.AA40];&quot;&lt;200&quot;)+COUNTBLANK([.B40:.AA40])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style-name="ce3" table:formula="of:=[.AB40]/[.AC40]" office:value-type="percentage" office:value="0.384615384615385" calcext:value-type="percentage">
            <text:p>38,46 %</text:p>
          </table:table-cell>
          <table:table-cell table:formula="of:=COUNTBLANK([.B40:.AA40])" office:value-type="float" office:value="0" calcext:value-type="float">
            <text:p>0</text:p>
          </table:table-cell>
          <table:table-cell table:style-name="ce3" table:formula="of:=[.AE40]/[.AC40]" office:value-type="percentage" office:value="0" calcext:value-type="percentage">
            <text:p>0,00 %</text:p>
          </table:table-cell>
          <table:table-cell table:formula="of:=[.AH40]-[.AJ40]" office:value-type="float" office:value="280" calcext:value-type="float">
            <text:p>280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40]/[.AH40]" office:value-type="percentage" office:value="0.0538461538461539" calcext:value-type="percentage">
            <text:p>5,38 %</text:p>
          </table:table-cell>
          <table:table-cell table:formula="of:=SUM([.B40:.AA40])" office:value-type="float" office:value="4920" calcext:value-type="float">
            <text:p>4920</text:p>
          </table:table-cell>
        </table:table-row>
        <table:table-row table:style-name="ro1">
          <table:table-cell office:value-type="string" calcext:value-type="string">
            <text:p>Sorel-Tracy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office:value-type="float" office:value="200" calcext:value-type="float">
            <text:p>200</text:p>
          </table:table-cell>
          <table:table-cell office:value-type="float" office:value="154" calcext:value-type="float">
            <text:p>154</text:p>
          </table:table-cell>
          <table:table-cell office:value-type="float" office:value="171" calcext:value-type="float">
            <text:p>171</text:p>
          </table:table-cell>
          <table:table-cell office:value-type="float" office:value="200" calcext:value-type="float">
            <text:p>200</text:p>
          </table:table-cell>
          <table:table-cell office:value-type="float" office:value="179" calcext:value-type="float">
            <text:p>179</text:p>
          </table:table-cell>
          <table:table-cell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62" calcext:value-type="float">
            <text:p>162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9" calcext:value-type="float">
            <text:p>189</text:p>
          </table:table-cell>
          <table:table-cell office:value-type="float" office:value="157" calcext:value-type="float">
            <text:p>157</text:p>
          </table:table-cell>
          <table:table-cell office:value-type="float" office:value="200" calcext:value-type="float">
            <text:p>200</text:p>
          </table:table-cell>
          <table:table-cell table:formula="of:=COUNTIF([.B41:.AA41];&quot;&lt;200&quot;)+COUNTBLANK([.B41:.AA41])"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style-name="ce3" table:formula="of:=[.AB41]/[.AC41]" office:value-type="percentage" office:value="0.461538461538462" calcext:value-type="percentage">
            <text:p>46,15 %</text:p>
          </table:table-cell>
          <table:table-cell table:formula="of:=COUNTBLANK([.B41:.AA41])" office:value-type="float" office:value="0" calcext:value-type="float">
            <text:p>0</text:p>
          </table:table-cell>
          <table:table-cell table:style-name="ce3" table:formula="of:=[.AE41]/[.AC41]" office:value-type="percentage" office:value="0" calcext:value-type="percentage">
            <text:p>0,00 %</text:p>
          </table:table-cell>
          <table:table-cell table:formula="of:=[.AH41]-[.AJ41]" office:value-type="float" office:value="308" calcext:value-type="float">
            <text:p>308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41]/[.AH41]" office:value-type="percentage" office:value="0.0592307692307692" calcext:value-type="percentage">
            <text:p>5,92 %</text:p>
          </table:table-cell>
          <table:table-cell table:formula="of:=SUM([.B41:.AA41])" office:value-type="float" office:value="4892" calcext:value-type="float">
            <text:p>4892</text:p>
          </table:table-cell>
        </table:table-row>
        <table:table-row table:style-name="ro1">
          <table:table-cell office:value-type="string" calcext:value-type="string">
            <text:p>Saint-Eustache</text:p>
          </table:table-cell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float" office:value="145" calcext:value-type="float">
            <text:p>145</text:p>
          </table:table-cell>
          <table:table-cell office:value-type="float" office:value="167" calcext:value-type="float">
            <text:p>167</text:p>
          </table:table-cell>
          <table:table-cell office:value-type="float" office:value="200" calcext:value-type="float">
            <text:p>200</text:p>
          </table:table-cell>
          <table:table-cell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table:formula="of:=COUNTIF([.B42:.AA42];&quot;&lt;200&quot;)+COUNTBLANK([.B42:.AA42])"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style-name="ce3" table:formula="of:=[.AB42]/[.AC42]" office:value-type="percentage" office:value="0.461538461538462" calcext:value-type="percentage">
            <text:p>46,15 %</text:p>
          </table:table-cell>
          <table:table-cell table:formula="of:=COUNTBLANK([.B42:.AA42])" office:value-type="float" office:value="0" calcext:value-type="float">
            <text:p>0</text:p>
          </table:table-cell>
          <table:table-cell table:style-name="ce3" table:formula="of:=[.AE42]/[.AC42]" office:value-type="percentage" office:value="0" calcext:value-type="percentage">
            <text:p>0,00 %</text:p>
          </table:table-cell>
          <table:table-cell table:formula="of:=[.AH42]-[.AJ42]" office:value-type="float" office:value="329" calcext:value-type="float">
            <text:p>329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42]/[.AH42]" office:value-type="percentage" office:value="0.0632692307692308" calcext:value-type="percentage">
            <text:p>6,33 %</text:p>
          </table:table-cell>
          <table:table-cell table:formula="of:=SUM([.B42:.AA42])" office:value-type="float" office:value="4871" calcext:value-type="float">
            <text:p>4871</text:p>
          </table:table-cell>
        </table:table-row>
        <table:table-row table:style-name="ro1">
          <table:table-cell office:value-type="string" calcext:value-type="string">
            <text:p>Repentigny</text:p>
          </table:table-cell>
          <table:table-cell office:value-type="float" office:value="188" calcext:value-type="float">
            <text:p>188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26" calcext:value-type="float">
            <text:p>126</text:p>
          </table:table-cell>
          <table:table-cell office:value-type="float" office:value="162" calcext:value-type="float">
            <text:p>162</text:p>
          </table:table-cell>
          <table:table-cell office:value-type="float" office:value="200" calcext:value-type="float">
            <text:p>200</text:p>
          </table:table-cell>
          <table:table-cell office:value-type="float" office:value="143" calcext:value-type="float">
            <text:p>143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71" calcext:value-type="float">
            <text:p>171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COUNTIF([.B43:.AA43];&quot;&lt;200&quot;)+COUNTBLANK([.B43:.AA43])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style-name="ce3" table:formula="of:=[.AB43]/[.AC43]" office:value-type="percentage" office:value="0.384615384615385" calcext:value-type="percentage">
            <text:p>38,46 %</text:p>
          </table:table-cell>
          <table:table-cell table:formula="of:=COUNTBLANK([.B43:.AA43])" office:value-type="float" office:value="0" calcext:value-type="float">
            <text:p>0</text:p>
          </table:table-cell>
          <table:table-cell table:style-name="ce3" table:formula="of:=[.AE43]/[.AC43]" office:value-type="percentage" office:value="0" calcext:value-type="percentage">
            <text:p>0,00 %</text:p>
          </table:table-cell>
          <table:table-cell table:formula="of:=[.AH43]-[.AJ43]" office:value-type="float" office:value="334" calcext:value-type="float">
            <text:p>334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43]/[.AH43]" office:value-type="percentage" office:value="0.0642307692307692" calcext:value-type="percentage">
            <text:p>6,42 %</text:p>
          </table:table-cell>
          <table:table-cell table:formula="of:=SUM([.B43:.AA43])" office:value-type="float" office:value="4866" calcext:value-type="float">
            <text:p>4866</text:p>
          </table:table-cell>
        </table:table-row>
        <table:table-row table:style-name="ro1">
          <table:table-cell office:value-type="string" calcext:value-type="string">
            <text:p>Nicolet</text:p>
          </table:table-cell>
          <table:table-cell office:value-type="float" office:value="200" calcext:value-type="float">
            <text:p>200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84" calcext:value-type="float">
            <text:p>84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200" calcext:value-type="float">
            <text:p>200</text:p>
          </table:table-cell>
          <table:table-cell table:formula="of:=COUNTIF([.B44:.AA44];&quot;&lt;200&quot;)+COUNTBLANK([.B44:.AA44])"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style-name="ce3" table:formula="of:=[.AB44]/[.AC44]" office:value-type="percentage" office:value="0.461538461538462" calcext:value-type="percentage">
            <text:p>46,15 %</text:p>
          </table:table-cell>
          <table:table-cell table:formula="of:=COUNTBLANK([.B44:.AA44])" office:value-type="float" office:value="0" calcext:value-type="float">
            <text:p>0</text:p>
          </table:table-cell>
          <table:table-cell table:style-name="ce3" table:formula="of:=[.AE44]/[.AC44]" office:value-type="percentage" office:value="0" calcext:value-type="percentage">
            <text:p>0,00 %</text:p>
          </table:table-cell>
          <table:table-cell table:formula="of:=[.AH44]-[.AJ44]" office:value-type="float" office:value="335" calcext:value-type="float">
            <text:p>335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44]/[.AH44]" office:value-type="percentage" office:value="0.0644230769230769" calcext:value-type="percentage">
            <text:p>6,44 %</text:p>
          </table:table-cell>
          <table:table-cell table:formula="of:=SUM([.B44:.AA44])" office:value-type="float" office:value="4865" calcext:value-type="float">
            <text:p>4865</text:p>
          </table:table-cell>
        </table:table-row>
        <table:table-row table:style-name="ro1">
          <table:table-cell office:value-type="string" calcext:value-type="string">
            <text:p>Chambly</text:p>
          </table:table-cell>
          <table:table-cell office:value-type="float" office:value="200" calcext:value-type="float">
            <text:p>200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7" calcext:value-type="float">
            <text:p>157</text:p>
          </table:table-cell>
          <table:table-cell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  <table:table-cell office:value-type="float" office:value="143" calcext:value-type="float">
            <text:p>143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8" calcext:value-type="float">
            <text:p>158</text:p>
          </table:table-cell>
          <table:table-cell office:value-type="float" office:value="200" calcext:value-type="float">
            <text:p>200</text:p>
          </table:table-cell>
          <table:table-cell office:value-type="float" office:value="189" calcext:value-type="float">
            <text:p>189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73" calcext:value-type="float">
            <text:p>173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table:formula="of:=COUNTIF([.B45:.AA45];&quot;&lt;200&quot;)+COUNTBLANK([.B45:.AA45])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style-name="ce3" table:formula="of:=[.AB45]/[.AC45]" office:value-type="percentage" office:value="0.423076923076923" calcext:value-type="percentage">
            <text:p>42,31 %</text:p>
          </table:table-cell>
          <table:table-cell table:formula="of:=COUNTBLANK([.B45:.AA45])" office:value-type="float" office:value="0" calcext:value-type="float">
            <text:p>0</text:p>
          </table:table-cell>
          <table:table-cell table:style-name="ce3" table:formula="of:=[.AE45]/[.AC45]" office:value-type="percentage" office:value="0" calcext:value-type="percentage">
            <text:p>0,00 %</text:p>
          </table:table-cell>
          <table:table-cell table:formula="of:=[.AH45]-[.AJ45]" office:value-type="float" office:value="351" calcext:value-type="float">
            <text:p>351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45]/[.AH45]" office:value-type="percentage" office:value="0.0675" calcext:value-type="percentage">
            <text:p>6,75 %</text:p>
          </table:table-cell>
          <table:table-cell table:formula="of:=SUM([.B45:.AA45])"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Val-des-Monts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37" calcext:value-type="float">
            <text:p>137</text:p>
          </table:table-cell>
          <table:table-cell office:value-type="float" office:value="189" calcext:value-type="float">
            <text:p>189</text:p>
          </table:table-cell>
          <table:table-cell office:value-type="float" office:value="193" calcext:value-type="float">
            <text:p>193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office:value-type="float" office:value="157" calcext:value-type="float">
            <text:p>157</text:p>
          </table:table-cell>
          <table:table-cell office:value-type="float" office:value="180" calcext:value-type="float">
            <text:p>180</text:p>
          </table:table-cell>
          <table:table-cell table:formula="of:=COUNTIF([.B46:.AA46];&quot;&lt;200&quot;)+COUNTBLANK([.B46:.AA46])"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style-name="ce3" table:formula="of:=[.AB46]/[.AC46]" office:value-type="percentage" office:value="0.461538461538462" calcext:value-type="percentage">
            <text:p>46,15 %</text:p>
          </table:table-cell>
          <table:table-cell table:formula="of:=COUNTBLANK([.B46:.AA46])" office:value-type="float" office:value="0" calcext:value-type="float">
            <text:p>0</text:p>
          </table:table-cell>
          <table:table-cell table:style-name="ce3" table:formula="of:=[.AE46]/[.AC46]" office:value-type="percentage" office:value="0" calcext:value-type="percentage">
            <text:p>0,00 %</text:p>
          </table:table-cell>
          <table:table-cell table:formula="of:=[.AH46]-[.AJ46]" office:value-type="float" office:value="369" calcext:value-type="float">
            <text:p>369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46]/[.AH46]" office:value-type="percentage" office:value="0.0709615384615385" calcext:value-type="percentage">
            <text:p>7,10 %</text:p>
          </table:table-cell>
          <table:table-cell table:formula="of:=SUM([.B46:.AA46])" office:value-type="float" office:value="4831" calcext:value-type="float">
            <text:p>4831</text:p>
          </table:table-cell>
        </table:table-row>
        <table:table-row table:style-name="ro1">
          <table:table-cell office:value-type="string" calcext:value-type="string">
            <text:p>Thetford Mines</text:p>
          </table:table-cell>
          <table:table-cell office:value-type="float" office:value="200" calcext:value-type="float">
            <text:p>200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82" calcext:value-type="float">
            <text:p>82</text:p>
          </table:table-cell>
          <table:table-cell office:value-type="float" office:value="179" calcext:value-type="float">
            <text:p>179</text:p>
          </table:table-cell>
          <table:table-cell office:value-type="float" office:value="200" calcext:value-type="float">
            <text:p>200</text:p>
          </table:table-cell>
          <table:table-cell office:value-type="float" office:value="174" calcext:value-type="float">
            <text:p>174</text:p>
          </table:table-cell>
          <table:table-cell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158" calcext:value-type="float">
            <text:p>158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79" calcext:value-type="float">
            <text:p>179</text:p>
          </table:table-cell>
          <table:table-cell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 table:formula="of:=COUNTIF([.B47:.AA47];&quot;&lt;200&quot;)+COUNTBLANK([.B47:.AA47])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style-name="ce3" table:formula="of:=[.AB47]/[.AC47]" office:value-type="percentage" office:value="0.423076923076923" calcext:value-type="percentage">
            <text:p>42,31 %</text:p>
          </table:table-cell>
          <table:table-cell table:formula="of:=COUNTBLANK([.B47:.AA47])" office:value-type="float" office:value="0" calcext:value-type="float">
            <text:p>0</text:p>
          </table:table-cell>
          <table:table-cell table:style-name="ce3" table:formula="of:=[.AE47]/[.AC47]" office:value-type="percentage" office:value="0" calcext:value-type="percentage">
            <text:p>0,00 %</text:p>
          </table:table-cell>
          <table:table-cell table:formula="of:=[.AH47]-[.AJ47]" office:value-type="float" office:value="375" calcext:value-type="float">
            <text:p>375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47]/[.AH47]" office:value-type="percentage" office:value="0.0721153846153846" calcext:value-type="percentage">
            <text:p>7,21 %</text:p>
          </table:table-cell>
          <table:table-cell table:formula="of:=SUM([.B47:.AA47])" office:value-type="float" office:value="4825" calcext:value-type="float">
            <text:p>4825</text:p>
          </table:table-cell>
        </table:table-row>
        <table:table-row table:style-name="ro1">
          <table:table-cell office:value-type="string" calcext:value-type="string">
            <text:p>Mirabel</text:p>
          </table:table-cell>
          <table:table-cell office:value-type="float" office:value="190" calcext:value-type="float">
            <text:p>19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4" calcext:value-type="float">
            <text:p>154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 office:value-type="float" office:value="152" calcext:value-type="float">
            <text:p>152</text:p>
          </table:table-cell>
          <table:table-cell office:value-type="float" office:value="174" calcext:value-type="float">
            <text:p>174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53" calcext:value-type="float">
            <text:p>153</text:p>
          </table:table-cell>
          <table:table-cell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200" calcext:value-type="float">
            <text:p>200</text:p>
          </table:table-cell>
          <table:table-cell table:formula="of:=COUNTIF([.B48:.AA48];&quot;&lt;200&quot;)+COUNTBLANK([.B48:.AA48])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style-name="ce3" table:formula="of:=[.AB48]/[.AC48]" office:value-type="percentage" office:value="0.423076923076923" calcext:value-type="percentage">
            <text:p>42,31 %</text:p>
          </table:table-cell>
          <table:table-cell table:formula="of:=COUNTBLANK([.B48:.AA48])" office:value-type="float" office:value="0" calcext:value-type="float">
            <text:p>0</text:p>
          </table:table-cell>
          <table:table-cell table:style-name="ce3" table:formula="of:=[.AE48]/[.AC48]" office:value-type="percentage" office:value="0" calcext:value-type="percentage">
            <text:p>0,00 %</text:p>
          </table:table-cell>
          <table:table-cell table:formula="of:=[.AH48]-[.AJ48]" office:value-type="float" office:value="383" calcext:value-type="float">
            <text:p>383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48]/[.AH48]" office:value-type="percentage" office:value="0.0736538461538462" calcext:value-type="percentage">
            <text:p>7,37 %</text:p>
          </table:table-cell>
          <table:table-cell table:formula="of:=SUM([.B48:.AA48])" office:value-type="float" office:value="4817" calcext:value-type="float">
            <text:p>4817</text:p>
          </table:table-cell>
        </table:table-row>
        <table:table-row table:style-name="ro1">
          <table:table-cell office:value-type="string" calcext:value-type="string">
            <text:p>Notre-Dame-du-Mont-Carmel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92" calcext:value-type="float">
            <text:p>192</text:p>
          </table:table-cell>
          <table:table-cell table:number-columns-repeated="8"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table:number-columns-repeated="6"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table:formula="of:=COUNTIF([.B49:.AA49];&quot;&lt;200&quot;)+COUNTBLANK([.B49:.AA49])"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style-name="ce3" table:formula="of:=[.AB49]/[.AC49]" office:value-type="percentage" office:value="0.346153846153846" calcext:value-type="percentage">
            <text:p>34,62 %</text:p>
          </table:table-cell>
          <table:table-cell table:formula="of:=COUNTBLANK([.B49:.AA49])" office:value-type="float" office:value="0" calcext:value-type="float">
            <text:p>0</text:p>
          </table:table-cell>
          <table:table-cell table:style-name="ce3" table:formula="of:=[.AE49]/[.AC49]" office:value-type="percentage" office:value="0" calcext:value-type="percentage">
            <text:p>0,00 %</text:p>
          </table:table-cell>
          <table:table-cell table:formula="of:=[.AH49]-[.AJ49]" office:value-type="float" office:value="425" calcext:value-type="float">
            <text:p>425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49]/[.AH49]" office:value-type="percentage" office:value="0.0817307692307692" calcext:value-type="percentage">
            <text:p>8,17 %</text:p>
          </table:table-cell>
          <table:table-cell table:formula="of:=SUM([.B49:.AA49])" office:value-type="float" office:value="4775" calcext:value-type="float">
            <text:p>4775</text:p>
          </table:table-cell>
        </table:table-row>
        <table:table-row table:style-name="ro1">
          <table:table-cell office:value-type="string" calcext:value-type="string">
            <text:p>Vaudreuil-Dorion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 office:value-type="float" office:value="162" calcext:value-type="float">
            <text:p>162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office:value-type="float" office:value="153" calcext:value-type="float">
            <text:p>153</text:p>
          </table:table-cell>
          <table:table-cell office:value-type="float" office:value="195" calcext:value-type="float">
            <text:p>195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127" calcext:value-type="float">
            <text:p>127</text:p>
          </table:table-cell>
          <table:table-cell office:value-type="float" office:value="200" calcext:value-type="float">
            <text:p>200</text:p>
          </table:table-cell>
          <table:table-cell table:formula="of:=COUNTIF([.B50:.AA50];&quot;&lt;200&quot;)+COUNTBLANK([.B50:.AA50])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style-name="ce3" table:formula="of:=[.AB50]/[.AC50]" office:value-type="percentage" office:value="0.538461538461538" calcext:value-type="percentage">
            <text:p>53,85 %</text:p>
          </table:table-cell>
          <table:table-cell table:formula="of:=COUNTBLANK([.B50:.AA50])" office:value-type="float" office:value="0" calcext:value-type="float">
            <text:p>0</text:p>
          </table:table-cell>
          <table:table-cell table:style-name="ce3" table:formula="of:=[.AE50]/[.AC50]" office:value-type="percentage" office:value="0" calcext:value-type="percentage">
            <text:p>0,00 %</text:p>
          </table:table-cell>
          <table:table-cell table:formula="of:=[.AH50]-[.AJ50]" office:value-type="float" office:value="426" calcext:value-type="float">
            <text:p>426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50]/[.AH50]" office:value-type="percentage" office:value="0.0819230769230769" calcext:value-type="percentage">
            <text:p>8,19 %</text:p>
          </table:table-cell>
          <table:table-cell table:formula="of:=SUM([.B50:.AA50])" office:value-type="float" office:value="4774" calcext:value-type="float">
            <text:p>4774</text:p>
          </table:table-cell>
        </table:table-row>
        <table:table-row table:style-name="ro1">
          <table:table-cell office:value-type="string" calcext:value-type="string">
            <text:p>Terrebonne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74" calcext:value-type="float">
            <text:p>174</text:p>
          </table:table-cell>
          <table:table-cell office:value-type="float" office:value="200" calcext:value-type="float">
            <text:p>200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office:value-type="float" office:value="200" calcext:value-type="float">
            <text:p>200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89" calcext:value-type="float">
            <text:p>189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 table:formula="of:=COUNTIF([.B51:.AA51];&quot;&lt;200&quot;)+COUNTBLANK([.B51:.AA51]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3" table:formula="of:=[.AB51]/[.AC51]" office:value-type="percentage" office:value="0.5" calcext:value-type="percentage">
            <text:p>50,00 %</text:p>
          </table:table-cell>
          <table:table-cell table:formula="of:=COUNTBLANK([.B51:.AA51])" office:value-type="float" office:value="0" calcext:value-type="float">
            <text:p>0</text:p>
          </table:table-cell>
          <table:table-cell table:style-name="ce3" table:formula="of:=[.AE51]/[.AC51]" office:value-type="percentage" office:value="0" calcext:value-type="percentage">
            <text:p>0,00 %</text:p>
          </table:table-cell>
          <table:table-cell table:formula="of:=[.AH51]-[.AJ51]" office:value-type="float" office:value="429" calcext:value-type="float">
            <text:p>429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51]/[.AH51]" office:value-type="percentage" office:value="0.0825" calcext:value-type="percentage">
            <text:p>8,25 %</text:p>
          </table:table-cell>
          <table:table-cell table:formula="of:=SUM([.B51:.AA51])"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Mont-Joli</text:p>
          </table:table-cell>
          <table:table-cell office:value-type="float" office:value="200" calcext:value-type="float">
            <text:p>200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9" calcext:value-type="float">
            <text:p>159</text:p>
          </table:table-cell>
          <table:table-cell office:value-type="float" office:value="153" calcext:value-type="float">
            <text:p>153</text:p>
          </table:table-cell>
          <table:table-cell office:value-type="float" office:value="200" calcext:value-type="float">
            <text:p>200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32" calcext:value-type="float">
            <text:p>132</text:p>
          </table:table-cell>
          <table:table-cell office:value-type="float" office:value="177" calcext:value-type="float">
            <text:p>177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office:value-type="float" office:value="153" calcext:value-type="float">
            <text:p>153</text:p>
          </table:table-cell>
          <table:table-cell office:value-type="float" office:value="200" calcext:value-type="float">
            <text:p>200</text:p>
          </table:table-cell>
          <table:table-cell table:formula="of:=COUNTIF([.B52:.AA52];&quot;&lt;200&quot;)+COUNTBLANK([.B52:.AA52])"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style-name="ce3" table:formula="of:=[.AB52]/[.AC52]" office:value-type="percentage" office:value="0.461538461538462" calcext:value-type="percentage">
            <text:p>46,15 %</text:p>
          </table:table-cell>
          <table:table-cell table:formula="of:=COUNTBLANK([.B52:.AA52])" office:value-type="float" office:value="0" calcext:value-type="float">
            <text:p>0</text:p>
          </table:table-cell>
          <table:table-cell table:style-name="ce3" table:formula="of:=[.AE52]/[.AC52]" office:value-type="percentage" office:value="0" calcext:value-type="percentage">
            <text:p>0,00 %</text:p>
          </table:table-cell>
          <table:table-cell table:formula="of:=[.AH52]-[.AJ52]" office:value-type="float" office:value="440" calcext:value-type="float">
            <text:p>440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52]/[.AH52]" office:value-type="percentage" office:value="0.0846153846153846" calcext:value-type="percentage">
            <text:p>8,46 %</text:p>
          </table:table-cell>
          <table:table-cell table:formula="of:=SUM([.B52:.AA52])" office:value-type="float" office:value="4760" calcext:value-type="float">
            <text:p>4760</text:p>
          </table:table-cell>
        </table:table-row>
        <table:table-row table:style-name="ro1">
          <table:table-cell office:value-type="string" calcext:value-type="string">
            <text:p>Salaberry-de-Valleyfield</text:p>
          </table:table-cell>
          <table:table-cell office:value-type="float" office:value="200" calcext:value-type="float">
            <text:p>200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69" calcext:value-type="float">
            <text:p>69</text:p>
          </table:table-cell>
          <table:table-cell office:value-type="float" office:value="179" calcext:value-type="float">
            <text:p>179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office:value-type="float" office:value="200" calcext:value-type="float">
            <text:p>200</text:p>
          </table:table-cell>
          <table:table-cell office:value-type="float" office:value="137" calcext:value-type="float">
            <text:p>137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200" calcext:value-type="float">
            <text:p>200</text:p>
          </table:table-cell>
          <table:table-cell table:formula="of:=COUNTIF([.B53:.AA53];&quot;&lt;200&quot;)+COUNTBLANK([.B53:.AA53])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style-name="ce3" table:formula="of:=[.AB53]/[.AC53]" office:value-type="percentage" office:value="0.384615384615385" calcext:value-type="percentage">
            <text:p>38,46 %</text:p>
          </table:table-cell>
          <table:table-cell table:formula="of:=COUNTBLANK([.B53:.AA53])" office:value-type="float" office:value="0" calcext:value-type="float">
            <text:p>0</text:p>
          </table:table-cell>
          <table:table-cell table:style-name="ce3" table:formula="of:=[.AE53]/[.AC53]" office:value-type="percentage" office:value="0" calcext:value-type="percentage">
            <text:p>0,00 %</text:p>
          </table:table-cell>
          <table:table-cell table:formula="of:=[.AH53]-[.AJ53]" office:value-type="float" office:value="445" calcext:value-type="float">
            <text:p>445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53]/[.AH53]" office:value-type="percentage" office:value="0.0855769230769231" calcext:value-type="percentage">
            <text:p>8,56 %</text:p>
          </table:table-cell>
          <table:table-cell table:formula="of:=SUM([.B53:.AA53])" office:value-type="float" office:value="4755" calcext:value-type="float">
            <text:p>4755</text:p>
          </table:table-cell>
        </table:table-row>
        <table:table-row table:style-name="ro1">
          <table:table-cell office:value-type="string" calcext:value-type="string">
            <text:p>Châteauguay</text:p>
          </table:table-cell>
          <table:table-cell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66" calcext:value-type="float">
            <text:p>66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162" calcext:value-type="float">
            <text:p>162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office:value-type="float" office:value="158" calcext:value-type="float">
            <text:p>158</text:p>
          </table:table-cell>
          <table:table-cell office:value-type="float" office:value="200" calcext:value-type="float">
            <text:p>200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200" calcext:value-type="float">
            <text:p>200</text:p>
          </table:table-cell>
          <table:table-cell table:formula="of:=COUNTIF([.B54:.AA54];&quot;&lt;200&quot;)+COUNTBLANK([.B54:.AA54]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3" table:formula="of:=[.AB54]/[.AC54]" office:value-type="percentage" office:value="0.5" calcext:value-type="percentage">
            <text:p>50,00 %</text:p>
          </table:table-cell>
          <table:table-cell table:formula="of:=COUNTBLANK([.B54:.AA54])" office:value-type="float" office:value="0" calcext:value-type="float">
            <text:p>0</text:p>
          </table:table-cell>
          <table:table-cell table:style-name="ce3" table:formula="of:=[.AE54]/[.AC54]" office:value-type="percentage" office:value="0" calcext:value-type="percentage">
            <text:p>0,00 %</text:p>
          </table:table-cell>
          <table:table-cell table:formula="of:=[.AH54]-[.AJ54]" office:value-type="float" office:value="451" calcext:value-type="float">
            <text:p>451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54]/[.AH54]" office:value-type="percentage" office:value="0.0867307692307692" calcext:value-type="percentage">
            <text:p>8,67 %</text:p>
          </table:table-cell>
          <table:table-cell table:formula="of:=SUM([.B54:.AA54])" office:value-type="float" office:value="4749" calcext:value-type="float">
            <text:p>4749</text:p>
          </table:table-cell>
        </table:table-row>
        <table:table-row table:style-name="ro1">
          <table:table-cell office:value-type="string" calcext:value-type="string">
            <text:p>Windsor</text:p>
          </table:table-cell>
          <table:table-cell office:value-type="float" office:value="200" calcext:value-type="float">
            <text:p>200</text:p>
          </table:table-cell>
          <table:table-cell office:value-type="float" office:value="188" calcext:value-type="float">
            <text:p>188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159" calcext:value-type="float">
            <text:p>159</text:p>
          </table:table-cell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 office:value-type="float" office:value="199" calcext:value-type="float">
            <text:p>199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89" calcext:value-type="float">
            <text:p>189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float" office:value="118" calcext:value-type="float">
            <text:p>118</text:p>
          </table:table-cell>
          <table:table-cell office:value-type="float" office:value="200" calcext:value-type="float">
            <text:p>20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21" calcext:value-type="float">
            <text:p>21</text:p>
          </table:table-cell>
          <table:table-cell office:value-type="float" office:value="169" calcext:value-type="float">
            <text:p>169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table:formula="of:=COUNTIF([.B55:.AA55];&quot;&lt;200&quot;)+COUNTBLANK([.B55:.AA55])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style-name="ce3" table:formula="of:=[.AB55]/[.AC55]" office:value-type="percentage" office:value="0.538461538461538" calcext:value-type="percentage">
            <text:p>53,85 %</text:p>
          </table:table-cell>
          <table:table-cell table:formula="of:=COUNTBLANK([.B55:.AA55])" office:value-type="float" office:value="0" calcext:value-type="float">
            <text:p>0</text:p>
          </table:table-cell>
          <table:table-cell table:style-name="ce3" table:formula="of:=[.AE55]/[.AC55]" office:value-type="percentage" office:value="0" calcext:value-type="percentage">
            <text:p>0,00 %</text:p>
          </table:table-cell>
          <table:table-cell table:formula="of:=[.AH55]-[.AJ55]" office:value-type="float" office:value="460" calcext:value-type="float">
            <text:p>460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55]/[.AH55]" office:value-type="percentage" office:value="0.0884615384615385" calcext:value-type="percentage">
            <text:p>8,85 %</text:p>
          </table:table-cell>
          <table:table-cell table:formula="of:=SUM([.B55:.AA55])" office:value-type="float" office:value="4740" calcext:value-type="float">
            <text:p>4740</text:p>
          </table:table-cell>
        </table:table-row>
        <table:table-row table:style-name="ro1">
          <table:table-cell office:value-type="string" calcext:value-type="string">
            <text:p>Beauceville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office:value-type="float" office:value="129" calcext:value-type="float">
            <text:p>129</text:p>
          </table:table-cell>
          <table:table-cell office:value-type="float" office:value="177" calcext:value-type="float">
            <text:p>177</text:p>
          </table:table-cell>
          <table:table-cell office:value-type="float" office:value="158" calcext:value-type="float">
            <text:p>15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97" calcext:value-type="float">
            <text:p>197</text:p>
          </table:table-cell>
          <table:table-cell office:value-type="float" office:value="117" calcext:value-type="float">
            <text:p>117</text:p>
          </table:table-cell>
          <table:table-cell office:value-type="float" office:value="200" calcext:value-type="float">
            <text:p>200</text:p>
          </table:table-cell>
          <table:table-cell table:formula="of:=COUNTIF([.B56:.AA56];&quot;&lt;200&quot;)+COUNTBLANK([.B56:.AA56])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style-name="ce3" table:formula="of:=[.AB56]/[.AC56]" office:value-type="percentage" office:value="0.538461538461538" calcext:value-type="percentage">
            <text:p>53,85 %</text:p>
          </table:table-cell>
          <table:table-cell table:formula="of:=COUNTBLANK([.B56:.AA56])" office:value-type="float" office:value="0" calcext:value-type="float">
            <text:p>0</text:p>
          </table:table-cell>
          <table:table-cell table:style-name="ce3" table:formula="of:=[.AE56]/[.AC56]" office:value-type="percentage" office:value="0" calcext:value-type="percentage">
            <text:p>0,00 %</text:p>
          </table:table-cell>
          <table:table-cell table:formula="of:=[.AH56]-[.AJ56]" office:value-type="float" office:value="474" calcext:value-type="float">
            <text:p>474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56]/[.AH56]" office:value-type="percentage" office:value="0.0911538461538462" calcext:value-type="percentage">
            <text:p>9,12 %</text:p>
          </table:table-cell>
          <table:table-cell table:formula="of:=SUM([.B56:.AA56])" office:value-type="float" office:value="4726" calcext:value-type="float">
            <text:p>4726</text:p>
          </table:table-cell>
        </table:table-row>
        <table:table-row table:style-name="ro1">
          <table:table-cell office:value-type="string" calcext:value-type="string">
            <text:p>Victoriaville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24" calcext:value-type="float">
            <text:p>124</text:p>
          </table:table-cell>
          <table:table-cell office:value-type="float" office:value="107" calcext:value-type="float">
            <text:p>107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table:number-columns-repeated="5" office:value-type="float" office:value="200" calcext:value-type="float">
            <text:p>200</text:p>
          </table:table-cell>
          <table:table-cell office:value-type="float" office:value="106" calcext:value-type="float">
            <text:p>106</text:p>
          </table:table-cell>
          <table:table-cell office:value-type="float" office:value="200" calcext:value-type="float">
            <text:p>20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171" calcext:value-type="float">
            <text:p>171</text:p>
          </table:table-cell>
          <table:table-cell office:value-type="float" office:value="158" calcext:value-type="float">
            <text:p>158</text:p>
          </table:table-cell>
          <table:table-cell office:value-type="float" office:value="200" calcext:value-type="float">
            <text:p>200</text:p>
          </table:table-cell>
          <table:table-cell table:formula="of:=COUNTIF([.B57:.AA57];&quot;&lt;200&quot;)+COUNTBLANK([.B57:.AA57])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style-name="ce3" table:formula="of:=[.AB57]/[.AC57]" office:value-type="percentage" office:value="0.384615384615385" calcext:value-type="percentage">
            <text:p>38,46 %</text:p>
          </table:table-cell>
          <table:table-cell table:formula="of:=COUNTBLANK([.B57:.AA57])" office:value-type="float" office:value="0" calcext:value-type="float">
            <text:p>0</text:p>
          </table:table-cell>
          <table:table-cell table:style-name="ce3" table:formula="of:=[.AE57]/[.AC57]" office:value-type="percentage" office:value="0" calcext:value-type="percentage">
            <text:p>0,00 %</text:p>
          </table:table-cell>
          <table:table-cell table:formula="of:=[.AH57]-[.AJ57]" office:value-type="float" office:value="488" calcext:value-type="float">
            <text:p>488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57]/[.AH57]" office:value-type="percentage" office:value="0.0938461538461538" calcext:value-type="percentage">
            <text:p>9,38 %</text:p>
          </table:table-cell>
          <table:table-cell table:formula="of:=SUM([.B57:.AA57])" office:value-type="float" office:value="4712" calcext:value-type="float">
            <text:p>4712</text:p>
          </table:table-cell>
        </table:table-row>
        <table:table-row table:style-name="ro1">
          <table:table-cell office:value-type="string" calcext:value-type="string">
            <text:p>Baie-Saint-Paul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48" calcext:value-type="float">
            <text:p>148</text:p>
          </table:table-cell>
          <table:table-cell office:value-type="float" office:value="159" calcext:value-type="float">
            <text:p>159</text:p>
          </table:table-cell>
          <table:table-cell office:value-type="float" office:value="175" calcext:value-type="float">
            <text:p>175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office:value-type="float" office:value="200" calcext:value-type="float">
            <text:p>200</text:p>
          </table:table-cell>
          <table:table-cell table:formula="of:=COUNTIF([.B58:.AA58];&quot;&lt;200&quot;)+COUNTBLANK([.B58:.AA58])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style-name="ce3" table:formula="of:=[.AB58]/[.AC58]" office:value-type="percentage" office:value="0.538461538461538" calcext:value-type="percentage">
            <text:p>53,85 %</text:p>
          </table:table-cell>
          <table:table-cell table:formula="of:=COUNTBLANK([.B58:.AA58])" office:value-type="float" office:value="0" calcext:value-type="float">
            <text:p>0</text:p>
          </table:table-cell>
          <table:table-cell table:style-name="ce3" table:formula="of:=[.AE58]/[.AC58]" office:value-type="percentage" office:value="0" calcext:value-type="percentage">
            <text:p>0,00 %</text:p>
          </table:table-cell>
          <table:table-cell table:formula="of:=[.AH58]-[.AJ58]" office:value-type="float" office:value="490" calcext:value-type="float">
            <text:p>490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58]/[.AH58]" office:value-type="percentage" office:value="0.0942307692307692" calcext:value-type="percentage">
            <text:p>9,42 %</text:p>
          </table:table-cell>
          <table:table-cell table:formula="of:=SUM([.B58:.AA58])" office:value-type="float" office:value="4710" calcext:value-type="float">
            <text:p>4710</text:p>
          </table:table-cell>
        </table:table-row>
        <table:table-row table:style-name="ro1">
          <table:table-cell office:value-type="string" calcext:value-type="string">
            <text:p>Cowansville</text:p>
          </table:table-cell>
          <table:table-cell office:value-type="float" office:value="200" calcext:value-type="float">
            <text:p>200</text:p>
          </table:table-cell>
          <table:table-cell office:value-type="float" office:value="172" calcext:value-type="float">
            <text:p>172</text:p>
          </table:table-cell>
          <table:table-cell office:value-type="float" office:value="159" calcext:value-type="float">
            <text:p>159</text:p>
          </table:table-cell>
          <table:table-cell office:value-type="float" office:value="200" calcext:value-type="float">
            <text:p>200</text:p>
          </table:table-cell>
          <table:table-cell office:value-type="float" office:value="133" calcext:value-type="float">
            <text:p>133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office:value-type="float" office:value="165" calcext:value-type="float">
            <text:p>165</text:p>
          </table:table-cell>
          <table:table-cell office:value-type="float" office:value="174" calcext:value-type="float">
            <text:p>174</text:p>
          </table:table-cell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173" calcext:value-type="float">
            <text:p>173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152" calcext:value-type="float">
            <text:p>152</text:p>
          </table:table-cell>
          <table:table-cell office:value-type="float" office:value="200" calcext:value-type="float">
            <text:p>200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62" calcext:value-type="float">
            <text:p>162</text:p>
          </table:table-cell>
          <table:table-cell office:value-type="float" office:value="200" calcext:value-type="float">
            <text:p>200</text:p>
          </table:table-cell>
          <table:table-cell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formula="of:=COUNTIF([.B59:.AA59];&quot;&lt;200&quot;)+COUNTBLANK([.B59:.AA59])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style-name="ce3" table:formula="of:=[.AB59]/[.AC59]" office:value-type="percentage" office:value="0.538461538461538" calcext:value-type="percentage">
            <text:p>53,85 %</text:p>
          </table:table-cell>
          <table:table-cell table:formula="of:=COUNTBLANK([.B59:.AA59])" office:value-type="float" office:value="0" calcext:value-type="float">
            <text:p>0</text:p>
          </table:table-cell>
          <table:table-cell table:style-name="ce3" table:formula="of:=[.AE59]/[.AC59]" office:value-type="percentage" office:value="0" calcext:value-type="percentage">
            <text:p>0,00 %</text:p>
          </table:table-cell>
          <table:table-cell table:formula="of:=[.AH59]-[.AJ59]" office:value-type="float" office:value="491" calcext:value-type="float">
            <text:p>491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59]/[.AH59]" office:value-type="percentage" office:value="0.0944230769230769" calcext:value-type="percentage">
            <text:p>9,44 %</text:p>
          </table:table-cell>
          <table:table-cell table:formula="of:=SUM([.B59:.AA59])" office:value-type="float" office:value="4709" calcext:value-type="float">
            <text:p>4709</text:p>
          </table:table-cell>
        </table:table-row>
        <table:table-row table:style-name="ro1">
          <table:table-cell office:value-type="string" calcext:value-type="string">
            <text:p>Blainville</text:p>
          </table:table-cell>
          <table:table-cell office:value-type="float" office:value="171" calcext:value-type="float">
            <text:p>171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77" calcext:value-type="float">
            <text:p>177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97" calcext:value-type="float">
            <text:p>197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table:formula="of:=COUNTIF([.B60:.AA60];&quot;&lt;200&quot;)+COUNTBLANK([.B60:.AA60])"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style-name="ce3" table:formula="of:=[.AB60]/[.AC60]" office:value-type="percentage" office:value="0.576923076923077" calcext:value-type="percentage">
            <text:p>57,69 %</text:p>
          </table:table-cell>
          <table:table-cell table:formula="of:=COUNTBLANK([.B60:.AA60])" office:value-type="float" office:value="0" calcext:value-type="float">
            <text:p>0</text:p>
          </table:table-cell>
          <table:table-cell table:style-name="ce3" table:formula="of:=[.AE60]/[.AC60]" office:value-type="percentage" office:value="0" calcext:value-type="percentage">
            <text:p>0,00 %</text:p>
          </table:table-cell>
          <table:table-cell table:formula="of:=[.AH60]-[.AJ60]" office:value-type="float" office:value="500" calcext:value-type="float">
            <text:p>500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60]/[.AH60]" office:value-type="percentage" office:value="0.0961538461538462" calcext:value-type="percentage">
            <text:p>9,62 %</text:p>
          </table:table-cell>
          <table:table-cell table:formula="of:=SUM([.B60:.AA60])" office:value-type="float" office:value="4700" calcext:value-type="float">
            <text:p>4700</text:p>
          </table:table-cell>
        </table:table-row>
        <table:table-row table:style-name="ro1">
          <table:table-cell office:value-type="string" calcext:value-type="string">
            <text:p>Témiscouata-sur-le-Lac</text:p>
          </table:table-cell>
          <table:table-cell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  <table:table-cell office:value-type="float" office:value="195" calcext:value-type="float">
            <text:p>195</text:p>
          </table:table-cell>
          <table:table-cell office:value-type="float" office:value="178" calcext:value-type="float">
            <text:p>178</text:p>
          </table:table-cell>
          <table:table-cell office:value-type="float" office:value="197" calcext:value-type="float">
            <text:p>197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table:formula="of:=COUNTIF([.B61:.AA61];&quot;&lt;200&quot;)+COUNTBLANK([.B61:.AA61]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3" table:formula="of:=[.AB61]/[.AC61]" office:value-type="percentage" office:value="0.5" calcext:value-type="percentage">
            <text:p>50,00 %</text:p>
          </table:table-cell>
          <table:table-cell table:formula="of:=COUNTBLANK([.B61:.AA61])" office:value-type="float" office:value="0" calcext:value-type="float">
            <text:p>0</text:p>
          </table:table-cell>
          <table:table-cell table:style-name="ce3" table:formula="of:=[.AE61]/[.AC61]" office:value-type="percentage" office:value="0" calcext:value-type="percentage">
            <text:p>0,00 %</text:p>
          </table:table-cell>
          <table:table-cell table:formula="of:=[.AH61]-[.AJ61]" office:value-type="float" office:value="500" calcext:value-type="float">
            <text:p>500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61]/[.AH61]" office:value-type="percentage" office:value="0.0961538461538462" calcext:value-type="percentage">
            <text:p>9,62 %</text:p>
          </table:table-cell>
          <table:table-cell table:formula="of:=SUM([.B61:.AA61])" office:value-type="float" office:value="4700" calcext:value-type="float">
            <text:p>4700</text:p>
          </table:table-cell>
        </table:table-row>
        <table:table-row table:style-name="ro1">
          <table:table-cell office:value-type="string" calcext:value-type="string">
            <text:p>Louiseville</text:p>
          </table:table-cell>
          <table:table-cell office:value-type="float" office:value="186" calcext:value-type="float">
            <text:p>186</text:p>
          </table:table-cell>
          <table:table-cell office:value-type="float" office:value="166" calcext:value-type="float">
            <text:p>166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167" calcext:value-type="float">
            <text:p>167</text:p>
          </table:table-cell>
          <table:table-cell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137" calcext:value-type="float">
            <text:p>137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table:formula="of:=COUNTIF([.B62:.AA62];&quot;&lt;200&quot;)+COUNTBLANK([.B62:.AA62])"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style-name="ce3" table:formula="of:=[.AB62]/[.AC62]" office:value-type="percentage" office:value="0.576923076923077" calcext:value-type="percentage">
            <text:p>57,69 %</text:p>
          </table:table-cell>
          <table:table-cell table:formula="of:=COUNTBLANK([.B62:.AA62])" office:value-type="float" office:value="0" calcext:value-type="float">
            <text:p>0</text:p>
          </table:table-cell>
          <table:table-cell table:style-name="ce3" table:formula="of:=[.AE62]/[.AC62]" office:value-type="percentage" office:value="0" calcext:value-type="percentage">
            <text:p>0,00 %</text:p>
          </table:table-cell>
          <table:table-cell table:formula="of:=[.AH62]-[.AJ62]" office:value-type="float" office:value="523" calcext:value-type="float">
            <text:p>523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62]/[.AH62]" office:value-type="percentage" office:value="0.100576923076923" calcext:value-type="percentage">
            <text:p>10,06 %</text:p>
          </table:table-cell>
          <table:table-cell table:formula="of:=SUM([.B62:.AA62])" office:value-type="float" office:value="4677" calcext:value-type="float">
            <text:p>4677</text:p>
          </table:table-cell>
        </table:table-row>
        <table:table-row table:style-name="ro1">
          <table:table-cell office:value-type="string" calcext:value-type="string">
            <text:p>Trois-Pistoles</text:p>
          </table:table-cell>
          <table:table-cell office:value-type="float" office:value="200" calcext:value-type="float">
            <text:p>200</text:p>
          </table:table-cell>
          <table:table-cell office:value-type="float" office:value="155" calcext:value-type="float">
            <text:p>155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float" office:value="162" calcext:value-type="float">
            <text:p>162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office:value-type="float" office:value="162" calcext:value-type="float">
            <text:p>162</text:p>
          </table:table-cell>
          <table:table-cell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51" calcext:value-type="float">
            <text:p>151</text:p>
          </table:table-cell>
          <table:table-cell office:value-type="float" office:value="200" calcext:value-type="float">
            <text:p>200</text:p>
          </table:table-cell>
          <table:table-cell table:formula="of:=COUNTIF([.B63:.AA63];&quot;&lt;200&quot;)+COUNTBLANK([.B63:.AA63])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style-name="ce3" table:formula="of:=[.AB63]/[.AC63]" office:value-type="percentage" office:value="0.538461538461538" calcext:value-type="percentage">
            <text:p>53,85 %</text:p>
          </table:table-cell>
          <table:table-cell table:formula="of:=COUNTBLANK([.B63:.AA63])" office:value-type="float" office:value="0" calcext:value-type="float">
            <text:p>0</text:p>
          </table:table-cell>
          <table:table-cell table:style-name="ce3" table:formula="of:=[.AE63]/[.AC63]" office:value-type="percentage" office:value="0" calcext:value-type="percentage">
            <text:p>0,00 %</text:p>
          </table:table-cell>
          <table:table-cell table:formula="of:=[.AH63]-[.AJ63]" office:value-type="float" office:value="534" calcext:value-type="float">
            <text:p>534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63]/[.AH63]" office:value-type="percentage" office:value="0.102692307692308" calcext:value-type="percentage">
            <text:p>10,27 %</text:p>
          </table:table-cell>
          <table:table-cell table:formula="of:=SUM([.B63:.AA63])" office:value-type="float" office:value="4666" calcext:value-type="float">
            <text:p>4666</text:p>
          </table:table-cell>
        </table:table-row>
        <table:table-row table:style-name="ro1">
          <table:table-cell office:value-type="string" calcext:value-type="string">
            <text:p>Montmagny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101" calcext:value-type="float">
            <text:p>101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float" office:value="132" calcext:value-type="float">
            <text:p>132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200" calcext:value-type="float">
            <text:p>200</text:p>
          </table:table-cell>
          <table:table-cell office:value-type="float" office:value="162" calcext:value-type="float">
            <text:p>162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formula="of:=COUNTIF([.B64:.AA64];&quot;&lt;200&quot;)+COUNTBLANK([.B64:.AA64])"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style-name="ce3" table:formula="of:=[.AB64]/[.AC64]" office:value-type="percentage" office:value="0.576923076923077" calcext:value-type="percentage">
            <text:p>57,69 %</text:p>
          </table:table-cell>
          <table:table-cell table:formula="of:=COUNTBLANK([.B64:.AA64])" office:value-type="float" office:value="0" calcext:value-type="float">
            <text:p>0</text:p>
          </table:table-cell>
          <table:table-cell table:style-name="ce3" table:formula="of:=[.AE64]/[.AC64]" office:value-type="percentage" office:value="0" calcext:value-type="percentage">
            <text:p>0,00 %</text:p>
          </table:table-cell>
          <table:table-cell table:formula="of:=[.AH64]-[.AJ64]" office:value-type="float" office:value="539" calcext:value-type="float">
            <text:p>539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64]/[.AH64]" office:value-type="percentage" office:value="0.103653846153846" calcext:value-type="percentage">
            <text:p>10,37 %</text:p>
          </table:table-cell>
          <table:table-cell table:formula="of:=SUM([.B64:.AA64])" office:value-type="float" office:value="4661" calcext:value-type="float">
            <text:p>4661</text:p>
          </table:table-cell>
        </table:table-row>
        <table:table-row table:style-name="ro1">
          <table:table-cell office:value-type="string" calcext:value-type="string">
            <text:p>Coaticook</text:p>
          </table:table-cell>
          <table:table-cell office:value-type="float" office:value="191" calcext:value-type="float">
            <text:p>191</text:p>
          </table:table-cell>
          <table:table-cell office:value-type="float" office:value="162" calcext:value-type="float">
            <text:p>162</text:p>
          </table:table-cell>
          <table:table-cell office:value-type="float" office:value="195" calcext:value-type="float">
            <text:p>195</text:p>
          </table:table-cell>
          <table:table-cell office:value-type="float" office:value="175" calcext:value-type="float">
            <text:p>175</text:p>
          </table:table-cell>
          <table:table-cell office:value-type="float" office:value="79" calcext:value-type="float">
            <text:p>79</text:p>
          </table:table-cell>
          <table:table-cell office:value-type="float" office:value="161" calcext:value-type="float">
            <text:p>161</text:p>
          </table:table-cell>
          <table:table-cell office:value-type="float" office:value="200" calcext:value-type="float">
            <text:p>200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168" calcext:value-type="float">
            <text:p>168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72" calcext:value-type="float">
            <text:p>172</text:p>
          </table:table-cell>
          <table:table-cell office:value-type="float" office:value="151" calcext:value-type="float">
            <text:p>151</text:p>
          </table:table-cell>
          <table:table-cell office:value-type="float" office:value="200" calcext:value-type="float">
            <text:p>200</text:p>
          </table:table-cell>
          <table:table-cell table:formula="of:=COUNTIF([.B65:.AA65];&quot;&lt;200&quot;)+COUNTBLANK([.B65:.AA65])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style-name="ce3" table:formula="of:=[.AB65]/[.AC65]" office:value-type="percentage" office:value="0.615384615384615" calcext:value-type="percentage">
            <text:p>61,54 %</text:p>
          </table:table-cell>
          <table:table-cell table:formula="of:=COUNTBLANK([.B65:.AA65])" office:value-type="float" office:value="0" calcext:value-type="float">
            <text:p>0</text:p>
          </table:table-cell>
          <table:table-cell table:style-name="ce3" table:formula="of:=[.AE65]/[.AC65]" office:value-type="percentage" office:value="0" calcext:value-type="percentage">
            <text:p>0,00 %</text:p>
          </table:table-cell>
          <table:table-cell table:formula="of:=[.AH65]-[.AJ65]" office:value-type="float" office:value="541" calcext:value-type="float">
            <text:p>541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65]/[.AH65]" office:value-type="percentage" office:value="0.104038461538462" calcext:value-type="percentage">
            <text:p>10,40 %</text:p>
          </table:table-cell>
          <table:table-cell table:formula="of:=SUM([.B65:.AA65])" office:value-type="float" office:value="4659" calcext:value-type="float">
            <text:p>4659</text:p>
          </table:table-cell>
        </table:table-row>
        <table:table-row table:style-name="ro1">
          <table:table-cell office:value-type="string" calcext:value-type="string">
            <text:p>Sainte-Anne-des-Monts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office:value-type="float" office:value="135" calcext:value-type="float">
            <text:p>135</text:p>
          </table:table-cell>
          <table:table-cell office:value-type="float" office:value="190" calcext:value-type="float">
            <text:p>190</text:p>
          </table:table-cell>
          <table:table-cell office:value-type="float" office:value="175" calcext:value-type="float">
            <text:p>175</text:p>
          </table:table-cell>
          <table:table-cell office:value-type="float" office:value="195" calcext:value-type="float">
            <text:p>195</text:p>
          </table:table-cell>
          <table:table-cell table:number-columns-repeated="4"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table:number-columns-repeated="5" office:value-type="float" office:value="175" calcext:value-type="float">
            <text:p>175</text:p>
          </table:table-cell>
          <table:table-cell office:value-type="float" office:value="161" calcext:value-type="float">
            <text:p>161</text:p>
          </table:table-cell>
          <table:table-cell office:value-type="float" office:value="200" calcext:value-type="float">
            <text:p>200</text:p>
          </table:table-cell>
          <table:table-cell table:formula="of:=COUNTIF([.B66:.AA66];&quot;&lt;200&quot;)+COUNTBLANK([.B66:.AA66])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3" table:formula="of:=[.AB66]/[.AC66]" office:value-type="percentage" office:value="0.846153846153846" calcext:value-type="percentage">
            <text:p>84,62 %</text:p>
          </table:table-cell>
          <table:table-cell table:formula="of:=COUNTBLANK([.B66:.AA66])" office:value-type="float" office:value="0" calcext:value-type="float">
            <text:p>0</text:p>
          </table:table-cell>
          <table:table-cell table:style-name="ce3" table:formula="of:=[.AE66]/[.AC66]" office:value-type="percentage" office:value="0" calcext:value-type="percentage">
            <text:p>0,00 %</text:p>
          </table:table-cell>
          <table:table-cell table:formula="of:=[.AH66]-[.AJ66]" office:value-type="float" office:value="546" calcext:value-type="float">
            <text:p>546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66]/[.AH66]" office:value-type="percentage" office:value="0.105" calcext:value-type="percentage">
            <text:p>10,50 %</text:p>
          </table:table-cell>
          <table:table-cell table:formula="of:=SUM([.B66:.AA66])" office:value-type="float" office:value="4654" calcext:value-type="float">
            <text:p>4654</text:p>
          </table:table-cell>
        </table:table-row>
        <table:table-row table:style-name="ro1">
          <table:table-cell office:value-type="string" calcext:value-type="string">
            <text:p>La Pocatière</text:p>
          </table:table-cell>
          <table:table-cell office:value-type="float" office:value="200" calcext:value-type="float">
            <text:p>20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7" calcext:value-type="float">
            <text:p>57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53" calcext:value-type="float">
            <text:p>153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  <table:table-cell table:formula="of:=COUNTIF([.B67:.AA67];&quot;&lt;200&quot;)+COUNTBLANK([.B67:.AA67])"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style-name="ce3" table:formula="of:=[.AB67]/[.AC67]" office:value-type="percentage" office:value="0.461538461538462" calcext:value-type="percentage">
            <text:p>46,15 %</text:p>
          </table:table-cell>
          <table:table-cell table:formula="of:=COUNTBLANK([.B67:.AA67])" office:value-type="float" office:value="0" calcext:value-type="float">
            <text:p>0</text:p>
          </table:table-cell>
          <table:table-cell table:style-name="ce3" table:formula="of:=[.AE67]/[.AC67]" office:value-type="percentage" office:value="0" calcext:value-type="percentage">
            <text:p>0,00 %</text:p>
          </table:table-cell>
          <table:table-cell table:formula="of:=[.AH67]-[.AJ67]" office:value-type="float" office:value="561" calcext:value-type="float">
            <text:p>561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67]/[.AH67]" office:value-type="percentage" office:value="0.107884615384615" calcext:value-type="percentage">
            <text:p>10,79 %</text:p>
          </table:table-cell>
          <table:table-cell table:formula="of:=SUM([.B67:.AA67])" office:value-type="float" office:value="4639" calcext:value-type="float">
            <text:p>4639</text:p>
          </table:table-cell>
        </table:table-row>
        <table:table-row table:style-name="ro1">
          <table:table-cell office:value-type="string" calcext:value-type="string">
            <text:p>L'Islet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153" calcext:value-type="float">
            <text:p>153</text:p>
          </table:table-cell>
          <table:table-cell office:value-type="float" office:value="200" calcext:value-type="float">
            <text:p>200</text:p>
          </table:table-cell>
          <table:table-cell office:value-type="float" office:value="153" calcext:value-type="float">
            <text:p>153</text:p>
          </table:table-cell>
          <table:table-cell office:value-type="float" office:value="182" calcext:value-type="float">
            <text:p>182</text:p>
          </table:table-cell>
          <table:table-cell office:value-type="float" office:value="200" calcext:value-type="float">
            <text:p>200</text:p>
          </table:table-cell>
          <table:table-cell office:value-type="float" office:value="179" calcext:value-type="float">
            <text:p>179</text:p>
          </table:table-cell>
          <table:table-cell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52" calcext:value-type="float">
            <text:p>152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4" calcext:value-type="float">
            <text:p>184</text:p>
          </table:table-cell>
          <table:table-cell office:value-type="float" office:value="193" calcext:value-type="float">
            <text:p>193</text:p>
          </table:table-cell>
          <table:table-cell office:value-type="float" office:value="151" calcext:value-type="float">
            <text:p>151</text:p>
          </table:table-cell>
          <table:table-cell office:value-type="float" office:value="200" calcext:value-type="float">
            <text:p>200</text:p>
          </table:table-cell>
          <table:table-cell table:formula="of:=COUNTIF([.B68:.AA68];&quot;&lt;200&quot;)+COUNTBLANK([.B68:.AA68])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style-name="ce3" table:formula="of:=[.AB68]/[.AC68]" office:value-type="percentage" office:value="0.615384615384615" calcext:value-type="percentage">
            <text:p>61,54 %</text:p>
          </table:table-cell>
          <table:table-cell table:formula="of:=COUNTBLANK([.B68:.AA68])" office:value-type="float" office:value="0" calcext:value-type="float">
            <text:p>0</text:p>
          </table:table-cell>
          <table:table-cell table:style-name="ce3" table:formula="of:=[.AE68]/[.AC68]" office:value-type="percentage" office:value="0" calcext:value-type="percentage">
            <text:p>0,00 %</text:p>
          </table:table-cell>
          <table:table-cell table:formula="of:=[.AH68]-[.AJ68]" office:value-type="float" office:value="579" calcext:value-type="float">
            <text:p>579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68]/[.AH68]" office:value-type="percentage" office:value="0.111346153846154" calcext:value-type="percentage">
            <text:p>11,13 %</text:p>
          </table:table-cell>
          <table:table-cell table:formula="of:=SUM([.B68:.AA68])" office:value-type="float" office:value="4621" calcext:value-type="float">
            <text:p>4621</text:p>
          </table:table-cell>
        </table:table-row>
        <table:table-row table:style-name="ro1">
          <table:table-cell office:value-type="string" calcext:value-type="string">
            <text:p>Dolbeau-Mistassini</text:p>
          </table:table-cell>
          <table:table-cell office:value-type="float" office:value="200" calcext:value-type="float">
            <text:p>200</text:p>
          </table:table-cell>
          <table:table-cell office:value-type="float" office:value="149" calcext:value-type="float">
            <text:p>149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74" calcext:value-type="float">
            <text:p>74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63" calcext:value-type="float">
            <text:p>163</text:p>
          </table:table-cell>
          <table:table-cell office:value-type="float" office:value="200" calcext:value-type="float">
            <text:p>200</text:p>
          </table:table-cell>
          <table:table-cell office:value-type="float" office:value="145" calcext:value-type="float">
            <text:p>145</text:p>
          </table:table-cell>
          <table:table-cell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office:value-type="float" office:value="200" calcext:value-type="float">
            <text:p>200</text:p>
          </table:table-cell>
          <table:table-cell office:value-type="float" office:value="159" calcext:value-type="float">
            <text:p>159</text:p>
          </table:table-cell>
          <table:table-cell office:value-type="float" office:value="181" calcext:value-type="float">
            <text:p>181</text:p>
          </table:table-cell>
          <table:table-cell office:value-type="float" office:value="159" calcext:value-type="float">
            <text:p>159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86" calcext:value-type="float">
            <text:p>186</text:p>
          </table:table-cell>
          <table:table-cell office:value-type="float" office:value="113" calcext:value-type="float">
            <text:p>113</text:p>
          </table:table-cell>
          <table:table-cell office:value-type="float" office:value="200" calcext:value-type="float">
            <text:p>200</text:p>
          </table:table-cell>
          <table:table-cell table:formula="of:=COUNTIF([.B69:.AA69];&quot;&lt;200&quot;)+COUNTBLANK([.B69:.AA69]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3" table:formula="of:=[.AB69]/[.AC69]" office:value-type="percentage" office:value="0.5" calcext:value-type="percentage">
            <text:p>50,00 %</text:p>
          </table:table-cell>
          <table:table-cell table:formula="of:=COUNTBLANK([.B69:.AA69])" office:value-type="float" office:value="0" calcext:value-type="float">
            <text:p>0</text:p>
          </table:table-cell>
          <table:table-cell table:style-name="ce3" table:formula="of:=[.AE69]/[.AC69]" office:value-type="percentage" office:value="0" calcext:value-type="percentage">
            <text:p>0,00 %</text:p>
          </table:table-cell>
          <table:table-cell table:formula="of:=[.AH69]-[.AJ69]" office:value-type="float" office:value="582" calcext:value-type="float">
            <text:p>582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69]/[.AH69]" office:value-type="percentage" office:value="0.111923076923077" calcext:value-type="percentage">
            <text:p>11,19 %</text:p>
          </table:table-cell>
          <table:table-cell table:formula="of:=SUM([.B69:.AA69])" office:value-type="float" office:value="4618" calcext:value-type="float">
            <text:p>4618</text:p>
          </table:table-cell>
        </table:table-row>
        <table:table-row table:style-name="ro1">
          <table:table-cell office:value-type="string" calcext:value-type="string">
            <text:p>Carleton-sur-Mer</text:p>
          </table:table-cell>
          <table:table-cell office:value-type="float" office:value="163" calcext:value-type="float">
            <text:p>163</text:p>
          </table:table-cell>
          <table:table-cell office:value-type="float" office:value="158" calcext:value-type="float">
            <text:p>158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151" calcext:value-type="float">
            <text:p>151</text:p>
          </table:table-cell>
          <table:table-cell office:value-type="float" office:value="193" calcext:value-type="float">
            <text:p>193</text:p>
          </table:table-cell>
          <table:table-cell office:value-type="float" office:value="128" calcext:value-type="float">
            <text:p>128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199" calcext:value-type="float">
            <text:p>199</text:p>
          </table:table-cell>
          <table:table-cell office:value-type="float" office:value="185" calcext:value-type="float">
            <text:p>185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192" calcext:value-type="float">
            <text:p>192</text:p>
          </table:table-cell>
          <table:table-cell office:value-type="float" office:value="166" calcext:value-type="float">
            <text:p>166</text:p>
          </table:table-cell>
          <table:table-cell office:value-type="float" office:value="186" calcext:value-type="float">
            <text:p>186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86" calcext:value-type="float">
            <text:p>186</text:p>
          </table:table-cell>
          <table:table-cell office:value-type="float" office:value="149" calcext:value-type="float">
            <text:p>149</text:p>
          </table:table-cell>
          <table:table-cell office:value-type="float" office:value="200" calcext:value-type="float">
            <text:p>200</text:p>
          </table:table-cell>
          <table:table-cell table:formula="of:=COUNTIF([.B70:.AA70];&quot;&lt;200&quot;)+COUNTBLANK([.B70:.AA70])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style-name="ce3" table:formula="of:=[.AB70]/[.AC70]" office:value-type="percentage" office:value="0.692307692307692" calcext:value-type="percentage">
            <text:p>69,23 %</text:p>
          </table:table-cell>
          <table:table-cell table:formula="of:=COUNTBLANK([.B70:.AA70])" office:value-type="float" office:value="0" calcext:value-type="float">
            <text:p>0</text:p>
          </table:table-cell>
          <table:table-cell table:style-name="ce3" table:formula="of:=[.AE70]/[.AC70]" office:value-type="percentage" office:value="0" calcext:value-type="percentage">
            <text:p>0,00 %</text:p>
          </table:table-cell>
          <table:table-cell table:formula="of:=[.AH70]-[.AJ70]" office:value-type="float" office:value="623" calcext:value-type="float">
            <text:p>623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70]/[.AH70]" office:value-type="percentage" office:value="0.119807692307692" calcext:value-type="percentage">
            <text:p>11,98 %</text:p>
          </table:table-cell>
          <table:table-cell table:formula="of:=SUM([.B70:.AA70])" office:value-type="float" office:value="4577" calcext:value-type="float">
            <text:p>4577</text:p>
          </table:table-cell>
        </table:table-row>
        <table:table-row table:style-name="ro1">
          <table:table-cell office:value-type="string" calcext:value-type="string">
            <text:p>Mont-Laurier</text:p>
          </table:table-cell>
          <table:table-cell office:value-type="float" office:value="183" calcext:value-type="float">
            <text:p>183</text:p>
          </table:table-cell>
          <table:table-cell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  <table:table-cell office:value-type="float" office:value="196" calcext:value-type="float">
            <text:p>196</text:p>
          </table:table-cell>
          <table:table-cell office:value-type="float" office:value="72" calcext:value-type="float">
            <text:p>72</text:p>
          </table:table-cell>
          <table:table-cell office:value-type="float" office:value="160" calcext:value-type="float">
            <text:p>160</text:p>
          </table:table-cell>
          <table:table-cell office:value-type="float" office:value="198" calcext:value-type="float">
            <text:p>198</text:p>
          </table:table-cell>
          <table:table-cell office:value-type="float" office:value="157" calcext:value-type="float">
            <text:p>157</text:p>
          </table:table-cell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52" calcext:value-type="float">
            <text:p>152</text:p>
          </table:table-cell>
          <table:table-cell office:value-type="float" office:value="176" calcext:value-type="float">
            <text:p>176</text:p>
          </table:table-cell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table:formula="of:=COUNTIF([.B71:.AA71];&quot;&lt;200&quot;)+COUNTBLANK([.B71:.AA71])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3" table:formula="of:=[.AB71]/[.AC71]" office:value-type="percentage" office:value="0.807692307692308" calcext:value-type="percentage">
            <text:p>80,77 %</text:p>
          </table:table-cell>
          <table:table-cell table:formula="of:=COUNTBLANK([.B71:.AA71])" office:value-type="float" office:value="0" calcext:value-type="float">
            <text:p>0</text:p>
          </table:table-cell>
          <table:table-cell table:style-name="ce3" table:formula="of:=[.AE71]/[.AC71]" office:value-type="percentage" office:value="0" calcext:value-type="percentage">
            <text:p>0,00 %</text:p>
          </table:table-cell>
          <table:table-cell table:formula="of:=[.AH71]-[.AJ71]" office:value-type="float" office:value="633" calcext:value-type="float">
            <text:p>633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71]/[.AH71]" office:value-type="percentage" office:value="0.121730769230769" calcext:value-type="percentage">
            <text:p>12,17 %</text:p>
          </table:table-cell>
          <table:table-cell table:formula="of:=SUM([.B71:.AA71])" office:value-type="float" office:value="4567" calcext:value-type="float">
            <text:p>4567</text:p>
          </table:table-cell>
        </table:table-row>
        <table:table-row table:style-name="ro1">
          <table:table-cell office:value-type="string" calcext:value-type="string">
            <text:p>Sainte-Julie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63" calcext:value-type="float">
            <text:p>163</text:p>
          </table:table-cell>
          <table:table-cell office:value-type="float" office:value="168" calcext:value-type="float">
            <text:p>168</text:p>
          </table:table-cell>
          <table:table-cell table:number-columns-repeated="3"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float" office:value="162" calcext:value-type="float">
            <text:p>162</text:p>
          </table:table-cell>
          <table:table-cell table:number-columns-repeated="4" office:value-type="float" office:value="175" calcext:value-type="float">
            <text:p>175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table:formula="of:=COUNTIF([.B72:.AA72];&quot;&lt;200&quot;)+COUNTBLANK([.B72:.AA72])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3" table:formula="of:=[.AB72]/[.AC72]" office:value-type="percentage" office:value="0.846153846153846" calcext:value-type="percentage">
            <text:p>84,62 %</text:p>
          </table:table-cell>
          <table:table-cell table:formula="of:=COUNTBLANK([.B72:.AA72])" office:value-type="float" office:value="0" calcext:value-type="float">
            <text:p>0</text:p>
          </table:table-cell>
          <table:table-cell table:style-name="ce3" table:formula="of:=[.AE72]/[.AC72]" office:value-type="percentage" office:value="0" calcext:value-type="percentage">
            <text:p>0,00 %</text:p>
          </table:table-cell>
          <table:table-cell table:formula="of:=[.AH72]-[.AJ72]" office:value-type="float" office:value="634" calcext:value-type="float">
            <text:p>634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72]/[.AH72]" office:value-type="percentage" office:value="0.121923076923077" calcext:value-type="percentage">
            <text:p>12,19 %</text:p>
          </table:table-cell>
          <table:table-cell table:formula="of:=SUM([.B72:.AA72])" office:value-type="float" office:value="4566" calcext:value-type="float">
            <text:p>4566</text:p>
          </table:table-cell>
        </table:table-row>
        <table:table-row table:style-name="ro1">
          <table:table-cell office:value-type="string" calcext:value-type="string">
            <text:p>Lac-Mégantic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table:number-columns-repeated="4"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office:value-type="float" office:value="103" calcext:value-type="float">
            <text:p>103</text:p>
          </table:table-cell>
          <table:table-cell office:value-type="float" office:value="200" calcext:value-type="float">
            <text:p>20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formula="of:=COUNTIF([.B73:.AA73];&quot;&lt;200&quot;)+COUNTBLANK([.B73:.AA73])"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style-name="ce3" table:formula="of:=[.AB73]/[.AC73]" office:value-type="percentage" office:value="0.461538461538462" calcext:value-type="percentage">
            <text:p>46,15 %</text:p>
          </table:table-cell>
          <table:table-cell table:formula="of:=COUNTBLANK([.B73:.AA73])" office:value-type="float" office:value="0" calcext:value-type="float">
            <text:p>0</text:p>
          </table:table-cell>
          <table:table-cell table:style-name="ce3" table:formula="of:=[.AE73]/[.AC73]" office:value-type="percentage" office:value="0" calcext:value-type="percentage">
            <text:p>0,00 %</text:p>
          </table:table-cell>
          <table:table-cell table:formula="of:=[.AH73]-[.AJ73]" office:value-type="float" office:value="650" calcext:value-type="float">
            <text:p>650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73]/[.AH73]" office:value-type="percentage" office:value="0.125" calcext:value-type="percentage">
            <text:p>12,50 %</text:p>
          </table:table-cell>
          <table:table-cell table:formula="of:=SUM([.B73:.AA73])" office:value-type="float" office:value="4550" calcext:value-type="float">
            <text:p>4550</text:p>
          </table:table-cell>
        </table:table-row>
        <table:table-row table:style-name="ro1">
          <table:table-cell office:value-type="string" calcext:value-type="string">
            <text:p>Saint-Raymond</text:p>
          </table:table-cell>
          <table:table-cell office:value-type="float" office:value="158" calcext:value-type="float">
            <text:p>158</text:p>
          </table:table-cell>
          <table:table-cell office:value-type="float" office:value="178" calcext:value-type="float">
            <text:p>178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office:value-type="float" office:value="131" calcext:value-type="float">
            <text:p>131</text:p>
          </table:table-cell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table:number-columns-repeated="4" office:value-type="float" office:value="175" calcext:value-type="float">
            <text:p>17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table:number-columns-repeated="4" office:value-type="float" office:value="175" calcext:value-type="float">
            <text:p>175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200" calcext:value-type="float">
            <text:p>200</text:p>
          </table:table-cell>
          <table:table-cell table:formula="of:=COUNTIF([.B74:.AA74];&quot;&lt;200&quot;)+COUNTBLANK([.B74:.AA74])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3" table:formula="of:=[.AB74]/[.AC74]" office:value-type="percentage" office:value="0.807692307692308" calcext:value-type="percentage">
            <text:p>80,77 %</text:p>
          </table:table-cell>
          <table:table-cell table:formula="of:=COUNTBLANK([.B74:.AA74])" office:value-type="float" office:value="0" calcext:value-type="float">
            <text:p>0</text:p>
          </table:table-cell>
          <table:table-cell table:style-name="ce3" table:formula="of:=[.AE74]/[.AC74]" office:value-type="percentage" office:value="0" calcext:value-type="percentage">
            <text:p>0,00 %</text:p>
          </table:table-cell>
          <table:table-cell table:formula="of:=[.AH74]-[.AJ74]" office:value-type="float" office:value="657" calcext:value-type="float">
            <text:p>657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74]/[.AH74]" office:value-type="percentage" office:value="0.126346153846154" calcext:value-type="percentage">
            <text:p>12,63 %</text:p>
          </table:table-cell>
          <table:table-cell table:formula="of:=SUM([.B74:.AA74])" office:value-type="float" office:value="4543" calcext:value-type="float">
            <text:p>4543</text:p>
          </table:table-cell>
        </table:table-row>
        <table:table-row table:style-name="ro1">
          <table:table-cell office:value-type="string" calcext:value-type="string">
            <text:p>Saint-Apollinaire</text:p>
          </table:table-cell>
          <table:table-cell office:value-type="float" office:value="156" calcext:value-type="float">
            <text:p>156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185" calcext:value-type="float">
            <text:p>185</text:p>
          </table:table-cell>
          <table:table-cell office:value-type="float" office:value="151" calcext:value-type="float">
            <text:p>151</text:p>
          </table:table-cell>
          <table:table-cell office:value-type="float" office:value="162" calcext:value-type="float">
            <text:p>162</text:p>
          </table:table-cell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office:value-type="float" office:value="148" calcext:value-type="float">
            <text:p>148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office:value-type="float" office:value="195" calcext:value-type="float">
            <text:p>195</text:p>
          </table:table-cell>
          <table:table-cell office:value-type="float" office:value="142" calcext:value-type="float">
            <text:p>142</text:p>
          </table:table-cell>
          <table:table-cell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office:value-type="float" office:value="200" calcext:value-type="float">
            <text:p>200</text:p>
          </table:table-cell>
          <table:table-cell office:value-type="float" office:value="159" calcext:value-type="float">
            <text:p>159</text:p>
          </table:table-cell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200" calcext:value-type="float">
            <text:p>200</text:p>
          </table:table-cell>
          <table:table-cell table:formula="of:=COUNTIF([.B75:.AA75];&quot;&lt;200&quot;)+COUNTBLANK([.B75:.AA75])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style-name="ce3" table:formula="of:=[.AB75]/[.AC75]" office:value-type="percentage" office:value="0.730769230769231" calcext:value-type="percentage">
            <text:p>73,08 %</text:p>
          </table:table-cell>
          <table:table-cell table:formula="of:=COUNTBLANK([.B75:.AA75])" office:value-type="float" office:value="0" calcext:value-type="float">
            <text:p>0</text:p>
          </table:table-cell>
          <table:table-cell table:style-name="ce3" table:formula="of:=[.AE75]/[.AC75]" office:value-type="percentage" office:value="0" calcext:value-type="percentage">
            <text:p>0,00 %</text:p>
          </table:table-cell>
          <table:table-cell table:formula="of:=[.AH75]-[.AJ75]" office:value-type="float" office:value="662" calcext:value-type="float">
            <text:p>662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75]/[.AH75]" office:value-type="percentage" office:value="0.127307692307692" calcext:value-type="percentage">
            <text:p>12,73 %</text:p>
          </table:table-cell>
          <table:table-cell table:formula="of:=SUM([.B75:.AA75])" office:value-type="float" office:value="4538" calcext:value-type="float">
            <text:p>4538</text:p>
          </table:table-cell>
        </table:table-row>
        <table:table-row table:style-name="ro1">
          <table:table-cell office:value-type="string" calcext:value-type="string">
            <text:p>Saint-Rémi</text:p>
          </table:table-cell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167" calcext:value-type="float">
            <text:p>167</text:p>
          </table:table-cell>
          <table:table-cell office:value-type="float" office:value="175" calcext:value-type="float">
            <text:p>175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office:value-type="float" office:value="195" calcext:value-type="float">
            <text:p>195</text:p>
          </table:table-cell>
          <table:table-cell office:value-type="float" office:value="176" calcext:value-type="float">
            <text:p>176</text:p>
          </table:table-cell>
          <table:table-cell table:number-columns-repeated="4"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office:value-type="float" office:value="158" calcext:value-type="float">
            <text:p>158</text:p>
          </table:table-cell>
          <table:table-cell office:value-type="float" office:value="190" calcext:value-type="float">
            <text:p>190</text:p>
          </table:table-cell>
          <table:table-cell table:formula="of:=COUNTIF([.B76:.AA76];&quot;&lt;200&quot;)+COUNTBLANK([.B76:.AA76])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style-name="ce3" table:formula="of:=[.AB76]/[.AC76]" office:value-type="percentage" office:value="0.884615384615385" calcext:value-type="percentage">
            <text:p>88,46 %</text:p>
          </table:table-cell>
          <table:table-cell table:formula="of:=COUNTBLANK([.B76:.AA76])" office:value-type="float" office:value="0" calcext:value-type="float">
            <text:p>0</text:p>
          </table:table-cell>
          <table:table-cell table:style-name="ce3" table:formula="of:=[.AE76]/[.AC76]" office:value-type="percentage" office:value="0" calcext:value-type="percentage">
            <text:p>0,00 %</text:p>
          </table:table-cell>
          <table:table-cell table:formula="of:=[.AH76]-[.AJ76]" office:value-type="float" office:value="683" calcext:value-type="float">
            <text:p>683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76]/[.AH76]" office:value-type="percentage" office:value="0.131346153846154" calcext:value-type="percentage">
            <text:p>13,13 %</text:p>
          </table:table-cell>
          <table:table-cell table:formula="of:=SUM([.B76:.AA76])" office:value-type="float" office:value="4517" calcext:value-type="float">
            <text:p>4517</text:p>
          </table:table-cell>
        </table:table-row>
        <table:table-row table:style-name="ro1">
          <table:table-cell office:value-type="string" calcext:value-type="string">
            <text:p>Plessisville</text:p>
          </table:table-cell>
          <table:table-cell office:value-type="float" office:value="165" calcext:value-type="float">
            <text:p>165</text:p>
          </table:table-cell>
          <table:table-cell office:value-type="float" office:value="147" calcext:value-type="float">
            <text:p>147</text:p>
          </table:table-cell>
          <table:table-cell office:value-type="float" office:value="174" calcext:value-type="float">
            <text:p>174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157" calcext:value-type="float">
            <text:p>157</text:p>
          </table:table-cell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191" calcext:value-type="float">
            <text:p>191</text:p>
          </table:table-cell>
          <table:table-cell office:value-type="float" office:value="177" calcext:value-type="float">
            <text:p>177</text:p>
          </table:table-cell>
          <table:table-cell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office:value-type="float" office:value="179" calcext:value-type="float">
            <text:p>179</text:p>
          </table:table-cell>
          <table:table-cell office:value-type="float" office:value="79" calcext:value-type="float">
            <text:p>79</text:p>
          </table:table-cell>
          <table:table-cell office:value-type="float" office:value="200" calcext:value-type="float">
            <text:p>200</text:p>
          </table:table-cell>
          <table:table-cell table:formula="of:=COUNTIF([.B77:.AA77];&quot;&lt;200&quot;)+COUNTBLANK([.B77:.AA77])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style-name="ce3" table:formula="of:=[.AB77]/[.AC77]" office:value-type="percentage" office:value="0.653846153846154" calcext:value-type="percentage">
            <text:p>65,38 %</text:p>
          </table:table-cell>
          <table:table-cell table:formula="of:=COUNTBLANK([.B77:.AA77])" office:value-type="float" office:value="0" calcext:value-type="float">
            <text:p>0</text:p>
          </table:table-cell>
          <table:table-cell table:style-name="ce3" table:formula="of:=[.AE77]/[.AC77]" office:value-type="percentage" office:value="0" calcext:value-type="percentage">
            <text:p>0,00 %</text:p>
          </table:table-cell>
          <table:table-cell table:formula="of:=[.AH77]-[.AJ77]" office:value-type="float" office:value="687" calcext:value-type="float">
            <text:p>687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77]/[.AH77]" office:value-type="percentage" office:value="0.132115384615385" calcext:value-type="percentage">
            <text:p>13,21 %</text:p>
          </table:table-cell>
          <table:table-cell table:formula="of:=SUM([.B77:.AA77])" office:value-type="float" office:value="4513" calcext:value-type="float">
            <text:p>4513</text:p>
          </table:table-cell>
        </table:table-row>
        <table:table-row table:style-name="ro1">
          <table:table-cell office:value-type="string" calcext:value-type="string">
            <text:p>Lac-Etchemin</text:p>
          </table:table-cell>
          <table:table-cell office:value-type="float" office:value="200" calcext:value-type="float">
            <text:p>200</text:p>
          </table:table-cell>
          <table:table-cell office:value-type="float" office:value="143" calcext:value-type="float">
            <text:p>143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  <table:table-cell office:value-type="float" office:value="89" calcext:value-type="float">
            <text:p>89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156" calcext:value-type="float">
            <text:p>156</text:p>
          </table:table-cell>
          <table:table-cell office:value-type="float" office:value="174" calcext:value-type="float">
            <text:p>174</text:p>
          </table:table-cell>
          <table:table-cell office:value-type="float" office:value="200" calcext:value-type="float">
            <text:p>200</text:p>
          </table:table-cell>
          <table:table-cell office:value-type="float" office:value="174" calcext:value-type="float">
            <text:p>174</text:p>
          </table:table-cell>
          <table:table-cell office:value-type="float" office:value="196" calcext:value-type="float">
            <text:p>196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82" calcext:value-type="float">
            <text:p>182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97" calcext:value-type="float">
            <text:p>97</text:p>
          </table:table-cell>
          <table:table-cell office:value-type="float" office:value="200" calcext:value-type="float">
            <text:p>200</text:p>
          </table:table-cell>
          <table:table-cell table:formula="of:=COUNTIF([.B78:.AA78];&quot;&lt;200&quot;)+COUNTBLANK([.B78:.AA78])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style-name="ce3" table:formula="of:=[.AB78]/[.AC78]" office:value-type="percentage" office:value="0.653846153846154" calcext:value-type="percentage">
            <text:p>65,38 %</text:p>
          </table:table-cell>
          <table:table-cell table:formula="of:=COUNTBLANK([.B78:.AA78])" office:value-type="float" office:value="0" calcext:value-type="float">
            <text:p>0</text:p>
          </table:table-cell>
          <table:table-cell table:style-name="ce3" table:formula="of:=[.AE78]/[.AC78]" office:value-type="percentage" office:value="0" calcext:value-type="percentage">
            <text:p>0,00 %</text:p>
          </table:table-cell>
          <table:table-cell table:formula="of:=[.AH78]-[.AJ78]" office:value-type="float" office:value="689" calcext:value-type="float">
            <text:p>689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78]/[.AH78]" office:value-type="percentage" office:value="0.1325" calcext:value-type="percentage">
            <text:p>13,25 %</text:p>
          </table:table-cell>
          <table:table-cell table:formula="of:=SUM([.B78:.AA78])" office:value-type="float" office:value="4511" calcext:value-type="float">
            <text:p>4511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98" calcext:value-type="float">
            <text:p>198</text:p>
          </table:table-cell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float" office:value="157" calcext:value-type="float">
            <text:p>157</text:p>
          </table:table-cell>
          <table:table-cell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35" calcext:value-type="float">
            <text:p>135</text:p>
          </table:table-cell>
          <table:table-cell office:value-type="float" office:value="184" calcext:value-type="float">
            <text:p>184</text:p>
          </table:table-cell>
          <table:table-cell office:value-type="float" office:value="153" calcext:value-type="float">
            <text:p>153</text:p>
          </table:table-cell>
          <table:table-cell office:value-type="float" office:value="187" calcext:value-type="float">
            <text:p>187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82" calcext:value-type="float">
            <text:p>182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formula="of:=COUNTIF([.B79:.AA79];&quot;&lt;200&quot;)+COUNTBLANK([.B79:.AA79])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style-name="ce3" table:formula="of:=[.AB79]/[.AC79]" office:value-type="percentage" office:value="0.730769230769231" calcext:value-type="percentage">
            <text:p>73,08 %</text:p>
          </table:table-cell>
          <table:table-cell table:formula="of:=COUNTBLANK([.B79:.AA79])" office:value-type="float" office:value="0" calcext:value-type="float">
            <text:p>0</text:p>
          </table:table-cell>
          <table:table-cell table:style-name="ce3" table:formula="of:=[.AE79]/[.AC79]" office:value-type="percentage" office:value="0" calcext:value-type="percentage">
            <text:p>0,00 %</text:p>
          </table:table-cell>
          <table:table-cell table:formula="of:=[.AH79]-[.AJ79]" office:value-type="float" office:value="693" calcext:value-type="float">
            <text:p>693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79]/[.AH79]" office:value-type="percentage" office:value="0.133269230769231" calcext:value-type="percentage">
            <text:p>13,33 %</text:p>
          </table:table-cell>
          <table:table-cell table:formula="of:=SUM([.B79:.AA79])" office:value-type="float" office:value="4507" calcext:value-type="float">
            <text:p>4507</text:p>
          </table:table-cell>
        </table:table-row>
        <table:table-row table:style-name="ro1">
          <table:table-cell office:value-type="string" calcext:value-type="string">
            <text:p>La Sarre</text:p>
          </table:table-cell>
          <table:table-cell office:value-type="float" office:value="167" calcext:value-type="float">
            <text:p>167</text:p>
          </table:table-cell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  <table:table-cell office:value-type="float" office:value="200" calcext:value-type="float">
            <text:p>200</text:p>
          </table:table-cell>
          <table:table-cell office:value-type="float" office:value="93" calcext:value-type="float">
            <text:p>93</text:p>
          </table:table-cell>
          <table:table-cell office:value-type="float" office:value="151" calcext:value-type="float">
            <text:p>151</text:p>
          </table:table-cell>
          <table:table-cell office:value-type="float" office:value="200" calcext:value-type="float">
            <text:p>200</text:p>
          </table:table-cell>
          <table:table-cell office:value-type="float" office:value="129" calcext:value-type="float">
            <text:p>129</text:p>
          </table:table-cell>
          <table:table-cell office:value-type="float" office:value="196" calcext:value-type="float">
            <text:p>196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95" calcext:value-type="float">
            <text:p>195</text:p>
          </table:table-cell>
          <table:table-cell office:value-type="float" office:value="137" calcext:value-type="float">
            <text:p>137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29" calcext:value-type="float">
            <text:p>129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table:formula="of:=COUNTIF([.B80:.AA80];&quot;&lt;200&quot;)+COUNTBLANK([.B80:.AA80])"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style-name="ce3" table:formula="of:=[.AB80]/[.AC80]" office:value-type="percentage" office:value="0.692307692307692" calcext:value-type="percentage">
            <text:p>69,23 %</text:p>
          </table:table-cell>
          <table:table-cell table:formula="of:=COUNTBLANK([.B80:.AA80])" office:value-type="float" office:value="0" calcext:value-type="float">
            <text:p>0</text:p>
          </table:table-cell>
          <table:table-cell table:style-name="ce3" table:formula="of:=[.AE80]/[.AC80]" office:value-type="percentage" office:value="0" calcext:value-type="percentage">
            <text:p>0,00 %</text:p>
          </table:table-cell>
          <table:table-cell table:formula="of:=[.AH80]-[.AJ80]" office:value-type="float" office:value="700" calcext:value-type="float">
            <text:p>700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80]/[.AH80]" office:value-type="percentage" office:value="0.134615384615385" calcext:value-type="percentage">
            <text:p>13,46 %</text:p>
          </table:table-cell>
          <table:table-cell table:formula="of:=SUM([.B80:.AA80])" office:value-type="float" office:value="4500" calcext:value-type="float">
            <text:p>4500</text:p>
          </table:table-cell>
        </table:table-row>
        <table:table-row table:style-name="ro1">
          <table:table-cell office:value-type="string" calcext:value-type="string">
            <text:p>Saint-Tite</text:p>
          </table:table-cell>
          <table:table-cell office:value-type="float" office:value="152" calcext:value-type="float">
            <text:p>152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 table:number-columns-repeated="4"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186" calcext:value-type="float">
            <text:p>186</text:p>
          </table:table-cell>
          <table:table-cell office:value-type="float" office:value="154" calcext:value-type="float">
            <text:p>154</text:p>
          </table:table-cell>
          <table:table-cell office:value-type="float" office:value="174" calcext:value-type="float">
            <text:p>174</text:p>
          </table:table-cell>
          <table:table-cell table:number-columns-repeated="3" office:value-type="float" office:value="175" calcext:value-type="float">
            <text:p>175</text:p>
          </table:table-cell>
          <table:table-cell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office:value-type="float" office:value="200" calcext:value-type="float">
            <text:p>200</text:p>
          </table:table-cell>
          <table:table-cell table:formula="of:=COUNTIF([.B81:.AA81];&quot;&lt;200&quot;)+COUNTBLANK([.B81:.AA81])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3" table:formula="of:=[.AB81]/[.AC81]" office:value-type="percentage" office:value="0.807692307692308" calcext:value-type="percentage">
            <text:p>80,77 %</text:p>
          </table:table-cell>
          <table:table-cell table:formula="of:=COUNTBLANK([.B81:.AA81])" office:value-type="float" office:value="0" calcext:value-type="float">
            <text:p>0</text:p>
          </table:table-cell>
          <table:table-cell table:style-name="ce3" table:formula="of:=[.AE81]/[.AC81]" office:value-type="percentage" office:value="0" calcext:value-type="percentage">
            <text:p>0,00 %</text:p>
          </table:table-cell>
          <table:table-cell table:formula="of:=[.AH81]-[.AJ81]" office:value-type="float" office:value="714" calcext:value-type="float">
            <text:p>714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81]/[.AH81]" office:value-type="percentage" office:value="0.137307692307692" calcext:value-type="percentage">
            <text:p>13,73 %</text:p>
          </table:table-cell>
          <table:table-cell table:formula="of:=SUM([.B81:.AA81])" office:value-type="float" office:value="4486" calcext:value-type="float">
            <text:p>4486</text:p>
          </table:table-cell>
        </table:table-row>
        <table:table-row table:style-name="ro1">
          <table:table-cell office:value-type="string" calcext:value-type="string">
            <text:p>Havre-Saint-Pierre</text:p>
          </table:table-cell>
          <table:table-cell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200" calcext:value-type="float">
            <text:p>200</text:p>
          </table:table-cell>
          <table:table-cell office:value-type="float" office:value="158" calcext:value-type="float">
            <text:p>158</text:p>
          </table:table-cell>
          <table:table-cell office:value-type="float" office:value="179" calcext:value-type="float">
            <text:p>179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79" calcext:value-type="float">
            <text:p>179</text:p>
          </table:table-cell>
          <table:table-cell office:value-type="float" office:value="167" calcext:value-type="float">
            <text:p>167</text:p>
          </table:table-cell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table:formula="of:=COUNTIF([.B82:.AA82];&quot;&lt;200&quot;)+COUNTBLANK([.B82:.AA82])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style-name="ce3" table:formula="of:=[.AB82]/[.AC82]" office:value-type="percentage" office:value="0.730769230769231" calcext:value-type="percentage">
            <text:p>73,08 %</text:p>
          </table:table-cell>
          <table:table-cell table:formula="of:=COUNTBLANK([.B82:.AA82])" office:value-type="float" office:value="0" calcext:value-type="float">
            <text:p>0</text:p>
          </table:table-cell>
          <table:table-cell table:style-name="ce3" table:formula="of:=[.AE82]/[.AC82]" office:value-type="percentage" office:value="0" calcext:value-type="percentage">
            <text:p>0,00 %</text:p>
          </table:table-cell>
          <table:table-cell table:formula="of:=[.AH82]-[.AJ82]" office:value-type="float" office:value="717" calcext:value-type="float">
            <text:p>717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82]/[.AH82]" office:value-type="percentage" office:value="0.137884615384615" calcext:value-type="percentage">
            <text:p>13,79 %</text:p>
          </table:table-cell>
          <table:table-cell table:formula="of:=SUM([.B82:.AA82])" office:value-type="float" office:value="4483" calcext:value-type="float">
            <text:p>4483</text:p>
          </table:table-cell>
        </table:table-row>
        <table:table-row table:style-name="ro1">
          <table:table-cell office:value-type="string" calcext:value-type="string">
            <text:p>Saint-Lin-Laurentides</text:p>
          </table:table-cell>
          <table:table-cell office:value-type="float" office:value="186" calcext:value-type="float">
            <text:p>186</text:p>
          </table:table-cell>
          <table:table-cell office:value-type="float" office:value="134" calcext:value-type="float">
            <text:p>134</text:p>
          </table:table-cell>
          <table:table-cell office:value-type="float" office:value="171" calcext:value-type="float">
            <text:p>17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float" office:value="200" calcext:value-type="float">
            <text:p>20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88" calcext:value-type="float">
            <text:p>88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96" calcext:value-type="float">
            <text:p>96</text:p>
          </table:table-cell>
          <table:table-cell office:value-type="float" office:value="200" calcext:value-type="float">
            <text:p>200</text:p>
          </table:table-cell>
          <table:table-cell table:formula="of:=COUNTIF([.B83:.AA83];&quot;&lt;200&quot;)+COUNTBLANK([.B83:.AA83])"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style-name="ce3" table:formula="of:=[.AB83]/[.AC83]" office:value-type="percentage" office:value="0.461538461538462" calcext:value-type="percentage">
            <text:p>46,15 %</text:p>
          </table:table-cell>
          <table:table-cell table:formula="of:=COUNTBLANK([.B83:.AA83])" office:value-type="float" office:value="0" calcext:value-type="float">
            <text:p>0</text:p>
          </table:table-cell>
          <table:table-cell table:style-name="ce3" table:formula="of:=[.AE83]/[.AC83]" office:value-type="percentage" office:value="0" calcext:value-type="percentage">
            <text:p>0,00 %</text:p>
          </table:table-cell>
          <table:table-cell table:formula="of:=[.AH83]-[.AJ83]" office:value-type="float" office:value="721" calcext:value-type="float">
            <text:p>721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83]/[.AH83]" office:value-type="percentage" office:value="0.138653846153846" calcext:value-type="percentage">
            <text:p>13,87 %</text:p>
          </table:table-cell>
          <table:table-cell table:formula="of:=SUM([.B83:.AA83])" office:value-type="float" office:value="4479" calcext:value-type="float">
            <text:p>4479</text:p>
          </table:table-cell>
        </table:table-row>
        <table:table-row table:style-name="ro1">
          <table:table-cell office:value-type="string" calcext:value-type="string">
            <text:p>Maniwaki</text:p>
          </table:table-cell>
          <table:table-cell office:value-type="float" office:value="172" calcext:value-type="float">
            <text:p>172</text:p>
          </table:table-cell>
          <table:table-cell office:value-type="float" office:value="168" calcext:value-type="float">
            <text:p>168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float" office:value="199" calcext:value-type="float">
            <text:p>199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28" calcext:value-type="float">
            <text:p>128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table:formula="of:=COUNTIF([.B84:.AA84];&quot;&lt;200&quot;)+COUNTBLANK([.B84:.AA84])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3" table:formula="of:=[.AB84]/[.AC84]" office:value-type="percentage" office:value="0.807692307692308" calcext:value-type="percentage">
            <text:p>80,77 %</text:p>
          </table:table-cell>
          <table:table-cell table:formula="of:=COUNTBLANK([.B84:.AA84])" office:value-type="float" office:value="0" calcext:value-type="float">
            <text:p>0</text:p>
          </table:table-cell>
          <table:table-cell table:style-name="ce3" table:formula="of:=[.AE84]/[.AC84]" office:value-type="percentage" office:value="0" calcext:value-type="percentage">
            <text:p>0,00 %</text:p>
          </table:table-cell>
          <table:table-cell table:formula="of:=[.AH84]-[.AJ84]" office:value-type="float" office:value="753" calcext:value-type="float">
            <text:p>753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84]/[.AH84]" office:value-type="percentage" office:value="0.144807692307692" calcext:value-type="percentage">
            <text:p>14,48 %</text:p>
          </table:table-cell>
          <table:table-cell table:formula="of:=SUM([.B84:.AA84])" office:value-type="float" office:value="4447" calcext:value-type="float">
            <text:p>4447</text:p>
          </table:table-cell>
        </table:table-row>
        <table:table-row table:style-name="ro1">
          <table:table-cell office:value-type="string" calcext:value-type="string">
            <text:p>Stoneham</text:p>
          </table:table-cell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office:value-type="float" office:value="175" calcext:value-type="float">
            <text:p>175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float" office:value="165" calcext:value-type="float">
            <text:p>165</text:p>
          </table:table-cell>
          <table:table-cell office:value-type="float" office:value="174" calcext:value-type="float">
            <text:p>174</text:p>
          </table:table-cell>
          <table:table-cell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 office:value-type="float" office:value="177" calcext:value-type="float">
            <text:p>177</text:p>
          </table:table-cell>
          <table:table-cell office:value-type="float" office:value="173" calcext:value-type="float">
            <text:p>173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99" calcext:value-type="float">
            <text:p>199</text:p>
          </table:table-cell>
          <table:table-cell office:value-type="float" office:value="148" calcext:value-type="float">
            <text:p>148</text:p>
          </table:table-cell>
          <table:table-cell office:value-type="float" office:value="137" calcext:value-type="float">
            <text:p>137</text:p>
          </table:table-cell>
          <table:table-cell office:value-type="float" office:value="187" calcext:value-type="float">
            <text:p>187</text:p>
          </table:table-cell>
          <table:table-cell table:formula="of:=COUNTIF([.B85:.AA85];&quot;&lt;200&quot;)+COUNTBLANK([.B85:.AA8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style-name="ce3" table:formula="of:=[.AB85]/[.AC85]" office:value-type="percentage" office:value="0.769230769230769" calcext:value-type="percentage">
            <text:p>76,92 %</text:p>
          </table:table-cell>
          <table:table-cell table:formula="of:=COUNTBLANK([.B85:.AA85])" office:value-type="float" office:value="0" calcext:value-type="float">
            <text:p>0</text:p>
          </table:table-cell>
          <table:table-cell table:style-name="ce3" table:formula="of:=[.AE85]/[.AC85]" office:value-type="percentage" office:value="0" calcext:value-type="percentage">
            <text:p>0,00 %</text:p>
          </table:table-cell>
          <table:table-cell table:formula="of:=[.AH85]-[.AJ85]" office:value-type="float" office:value="769" calcext:value-type="float">
            <text:p>769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85]/[.AH85]" office:value-type="percentage" office:value="0.147884615384615" calcext:value-type="percentage">
            <text:p>14,79 %</text:p>
          </table:table-cell>
          <table:table-cell table:formula="of:=SUM([.B85:.AA85])" office:value-type="float" office:value="4431" calcext:value-type="float">
            <text:p>4431</text:p>
          </table:table-cell>
        </table:table-row>
        <table:table-row table:style-name="ro1">
          <table:table-cell office:value-type="string" calcext:value-type="string">
            <text:p>Acton Vale</text:p>
          </table:table-cell>
          <table:table-cell office:value-type="float" office:value="164" calcext:value-type="float">
            <text:p>164</text:p>
          </table:table-cell>
          <table:table-cell office:value-type="float" office:value="134" calcext:value-type="float">
            <text:p>134</text:p>
          </table:table-cell>
          <table:table-cell office:value-type="float" office:value="172" calcext:value-type="float">
            <text:p>172</text:p>
          </table:table-cell>
          <table:table-cell office:value-type="float" office:value="196" calcext:value-type="float">
            <text:p>196</text:p>
          </table:table-cell>
          <table:table-cell office:value-type="float" office:value="73" calcext:value-type="float">
            <text:p>73</text:p>
          </table:table-cell>
          <table:table-cell office:value-type="float" office:value="162" calcext:value-type="float">
            <text:p>162</text:p>
          </table:table-cell>
          <table:table-cell office:value-type="float" office:value="183" calcext:value-type="float">
            <text:p>183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82" calcext:value-type="float">
            <text:p>182</text:p>
          </table:table-cell>
          <table:table-cell office:value-type="float" office:value="159" calcext:value-type="float">
            <text:p>159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45" calcext:value-type="float">
            <text:p>145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office:value-type="float" office:value="200" calcext:value-type="float">
            <text:p>200</text:p>
          </table:table-cell>
          <table:table-cell table:formula="of:=COUNTIF([.B86:.AA86];&quot;&lt;200&quot;)+COUNTBLANK([.B86:.AA86])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style-name="ce3" table:formula="of:=[.AB86]/[.AC86]" office:value-type="percentage" office:value="0.884615384615385" calcext:value-type="percentage">
            <text:p>88,46 %</text:p>
          </table:table-cell>
          <table:table-cell table:formula="of:=COUNTBLANK([.B86:.AA86])" office:value-type="float" office:value="0" calcext:value-type="float">
            <text:p>0</text:p>
          </table:table-cell>
          <table:table-cell table:style-name="ce3" table:formula="of:=[.AE86]/[.AC86]" office:value-type="percentage" office:value="0" calcext:value-type="percentage">
            <text:p>0,00 %</text:p>
          </table:table-cell>
          <table:table-cell table:formula="of:=[.AH86]-[.AJ86]" office:value-type="float" office:value="783" calcext:value-type="float">
            <text:p>783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86]/[.AH86]" office:value-type="percentage" office:value="0.150576923076923" calcext:value-type="percentage">
            <text:p>15,06 %</text:p>
          </table:table-cell>
          <table:table-cell table:formula="of:=SUM([.B86:.AA86])" office:value-type="float" office:value="4417" calcext:value-type="float">
            <text:p>4417</text:p>
          </table:table-cell>
        </table:table-row>
        <table:table-row table:style-name="ro1">
          <table:table-cell office:value-type="string" calcext:value-type="string">
            <text:p>Amqui</text:p>
          </table:table-cell>
          <table:table-cell office:value-type="float" office:value="189" calcext:value-type="float">
            <text:p>189</text:p>
          </table:table-cell>
          <table:table-cell office:value-type="float" office:value="135" calcext:value-type="float">
            <text:p>135</text:p>
          </table:table-cell>
          <table:table-cell office:value-type="float" office:value="167" calcext:value-type="float">
            <text:p>167</text:p>
          </table:table-cell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126" calcext:value-type="float">
            <text:p>126</text:p>
          </table:table-cell>
          <table:table-cell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  <table:table-cell office:value-type="float" office:value="181" calcext:value-type="float">
            <text:p>181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198" calcext:value-type="float">
            <text:p>198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182" calcext:value-type="float">
            <text:p>182</text:p>
          </table:table-cell>
          <table:table-cell office:value-type="float" office:value="159" calcext:value-type="float">
            <text:p>159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76" calcext:value-type="float">
            <text:p>176</text:p>
          </table:table-cell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formula="of:=COUNTIF([.B87:.AA87];&quot;&lt;200&quot;)+COUNTBLANK([.B87:.AA87])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style-name="ce3" table:formula="of:=[.AB87]/[.AC87]" office:value-type="percentage" office:value="0.730769230769231" calcext:value-type="percentage">
            <text:p>73,08 %</text:p>
          </table:table-cell>
          <table:table-cell table:formula="of:=COUNTBLANK([.B87:.AA87])" office:value-type="float" office:value="0" calcext:value-type="float">
            <text:p>0</text:p>
          </table:table-cell>
          <table:table-cell table:style-name="ce3" table:formula="of:=[.AE87]/[.AC87]" office:value-type="percentage" office:value="0" calcext:value-type="percentage">
            <text:p>0,00 %</text:p>
          </table:table-cell>
          <table:table-cell table:formula="of:=[.AH87]-[.AJ87]" office:value-type="float" office:value="794" calcext:value-type="float">
            <text:p>794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87]/[.AH87]" office:value-type="percentage" office:value="0.152692307692308" calcext:value-type="percentage">
            <text:p>15,27 %</text:p>
          </table:table-cell>
          <table:table-cell table:formula="of:=SUM([.B87:.AA87])" office:value-type="float" office:value="4406" calcext:value-type="float">
            <text:p>4406</text:p>
          </table:table-cell>
        </table:table-row>
        <table:table-row table:style-name="ro1">
          <table:table-cell office:value-type="string" calcext:value-type="string">
            <text:p>Sainte-Adèle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office:value-type="float" office:value="161" calcext:value-type="float">
            <text:p>161</text:p>
          </table:table-cell>
          <table:table-cell office:value-type="float" office:value="175" calcext:value-type="float">
            <text:p>175</text:p>
          </table:table-cell>
          <table:table-cell office:value-type="float" office:value="153" calcext:value-type="float">
            <text:p>153</text:p>
          </table:table-cell>
          <table:table-cell office:value-type="float" office:value="168" calcext:value-type="float">
            <text:p>168</text:p>
          </table:table-cell>
          <table:table-cell office:value-type="float" office:value="175" calcext:value-type="float">
            <text:p>175</text:p>
          </table:table-cell>
          <table:table-cell office:value-type="float" office:value="161" calcext:value-type="float">
            <text:p>161</text:p>
          </table:table-cell>
          <table:table-cell office:value-type="float" office:value="175" calcext:value-type="float">
            <text:p>17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office:value-type="float" office:value="173" calcext:value-type="float">
            <text:p>173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office:value-type="float" office:value="151" calcext:value-type="float">
            <text:p>151</text:p>
          </table:table-cell>
          <table:table-cell office:value-type="float" office:value="200" calcext:value-type="float">
            <text:p>200</text:p>
          </table:table-cell>
          <table:table-cell table:formula="of:=COUNTIF([.B88:.AA88];&quot;&lt;200&quot;)+COUNTBLANK([.B88:.AA88])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3" table:formula="of:=[.AB88]/[.AC88]" office:value-type="percentage" office:value="0.846153846153846" calcext:value-type="percentage">
            <text:p>84,62 %</text:p>
          </table:table-cell>
          <table:table-cell table:formula="of:=COUNTBLANK([.B88:.AA88])" office:value-type="float" office:value="0" calcext:value-type="float">
            <text:p>0</text:p>
          </table:table-cell>
          <table:table-cell table:style-name="ce3" table:formula="of:=[.AE88]/[.AC88]" office:value-type="percentage" office:value="0" calcext:value-type="percentage">
            <text:p>0,00 %</text:p>
          </table:table-cell>
          <table:table-cell table:formula="of:=[.AH88]-[.AJ88]" office:value-type="float" office:value="801" calcext:value-type="float">
            <text:p>801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88]/[.AH88]" office:value-type="percentage" office:value="0.154038461538462" calcext:value-type="percentage">
            <text:p>15,40 %</text:p>
          </table:table-cell>
          <table:table-cell table:formula="of:=SUM([.B88:.AA88])" office:value-type="float" office:value="4399" calcext:value-type="float">
            <text:p>4399</text:p>
          </table:table-cell>
        </table:table-row>
        <table:table-row table:style-name="ro1">
          <table:table-cell office:value-type="string" calcext:value-type="string">
            <text:p>Chibougamau</text:p>
          </table:table-cell>
          <table:table-cell office:value-type="float" office:value="134" calcext:value-type="float">
            <text:p>134</text:p>
          </table:table-cell>
          <table:table-cell office:value-type="float" office:value="115" calcext:value-type="float">
            <text:p>115</text:p>
          </table:table-cell>
          <table:table-cell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166" calcext:value-type="float">
            <text:p>166</text:p>
          </table:table-cell>
          <table:table-cell office:value-type="float" office:value="152" calcext:value-type="float">
            <text:p>152</text:p>
          </table:table-cell>
          <table:table-cell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office:value-type="float" office:value="151" calcext:value-type="float">
            <text:p>151</text:p>
          </table:table-cell>
          <table:table-cell office:value-type="float" office:value="195" calcext:value-type="float">
            <text:p>195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151" calcext:value-type="float">
            <text:p>151</text:p>
          </table:table-cell>
          <table:table-cell office:value-type="float" office:value="177" calcext:value-type="float">
            <text:p>177</text:p>
          </table:table-cell>
          <table:table-cell office:value-type="float" office:value="172" calcext:value-type="float">
            <text:p>172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8" calcext:value-type="float">
            <text:p>178</text:p>
          </table:table-cell>
          <table:table-cell office:value-type="float" office:value="133" calcext:value-type="float">
            <text:p>133</text:p>
          </table:table-cell>
          <table:table-cell office:value-type="float" office:value="155" calcext:value-type="float">
            <text:p>155</text:p>
          </table:table-cell>
          <table:table-cell office:value-type="float" office:value="191" calcext:value-type="float">
            <text:p>191</text:p>
          </table:table-cell>
          <table:table-cell table:formula="of:=COUNTIF([.B89:.AA89];&quot;&lt;200&quot;)+COUNTBLANK([.B89:.AA89])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3" table:formula="of:=[.AB89]/[.AC89]" office:value-type="percentage" office:value="0.846153846153846" calcext:value-type="percentage">
            <text:p>84,62 %</text:p>
          </table:table-cell>
          <table:table-cell table:formula="of:=COUNTBLANK([.B89:.AA89])" office:value-type="float" office:value="0" calcext:value-type="float">
            <text:p>0</text:p>
          </table:table-cell>
          <table:table-cell table:style-name="ce3" table:formula="of:=[.AE89]/[.AC89]" office:value-type="percentage" office:value="0" calcext:value-type="percentage">
            <text:p>0,00 %</text:p>
          </table:table-cell>
          <table:table-cell table:formula="of:=[.AH89]-[.AJ89]" office:value-type="float" office:value="861" calcext:value-type="float">
            <text:p>861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89]/[.AH89]" office:value-type="percentage" office:value="0.165576923076923" calcext:value-type="percentage">
            <text:p>16,56 %</text:p>
          </table:table-cell>
          <table:table-cell table:formula="of:=SUM([.B89:.AA89])" office:value-type="float" office:value="4339" calcext:value-type="float">
            <text:p>4339</text:p>
          </table:table-cell>
        </table:table-row>
        <table:table-row table:style-name="ro1">
          <table:table-cell office:value-type="string" calcext:value-type="string">
            <text:p>La Malbaie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office:value-type="float" office:value="198" calcext:value-type="float">
            <text:p>198</text:p>
          </table:table-cell>
          <table:table-cell office:value-type="float" office:value="28" calcext:value-type="float">
            <text:p>28</text:p>
          </table:table-cell>
          <table:table-cell office:value-type="float" office:value="164" calcext:value-type="float">
            <text:p>164</text:p>
          </table:table-cell>
          <table:table-cell office:value-type="float" office:value="183" calcext:value-type="float">
            <text:p>183</text:p>
          </table:table-cell>
          <table:table-cell office:value-type="float" office:value="152" calcext:value-type="float">
            <text:p>152</text:p>
          </table:table-cell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office:value-type="float" office:value="147" calcext:value-type="float">
            <text:p>147</text:p>
          </table:table-cell>
          <table:table-cell office:value-type="float" office:value="186" calcext:value-type="float">
            <text:p>186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office:value-type="float" office:value="186" calcext:value-type="float">
            <text:p>186</text:p>
          </table:table-cell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float" office:value="168" calcext:value-type="float">
            <text:p>168</text:p>
          </table:table-cell>
          <table:table-cell table:formula="of:=COUNTIF([.B90:.AA90];&quot;&lt;200&quot;)+COUNTBLANK([.B90:.AA90])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3" table:formula="of:=[.AB90]/[.AC90]" office:value-type="percentage" office:value="0.846153846153846" calcext:value-type="percentage">
            <text:p>84,62 %</text:p>
          </table:table-cell>
          <table:table-cell table:formula="of:=COUNTBLANK([.B90:.AA90])" office:value-type="float" office:value="0" calcext:value-type="float">
            <text:p>0</text:p>
          </table:table-cell>
          <table:table-cell table:style-name="ce3" table:formula="of:=[.AE90]/[.AC90]" office:value-type="percentage" office:value="0" calcext:value-type="percentage">
            <text:p>0,00 %</text:p>
          </table:table-cell>
          <table:table-cell table:formula="of:=[.AH90]-[.AJ90]" office:value-type="float" office:value="881" calcext:value-type="float">
            <text:p>881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90]/[.AH90]" office:value-type="percentage" office:value="0.169423076923077" calcext:value-type="percentage">
            <text:p>16,94 %</text:p>
          </table:table-cell>
          <table:table-cell table:formula="of:=SUM([.B90:.AA90])" office:value-type="float" office:value="4319" calcext:value-type="float">
            <text:p>4319</text:p>
          </table:table-cell>
        </table:table-row>
        <table:table-row table:style-name="ro1">
          <table:table-cell office:value-type="string" calcext:value-type="string">
            <text:p>Fermont</text:p>
          </table:table-cell>
          <table:table-cell office:value-type="float" office:value="163" calcext:value-type="float">
            <text:p>163</text:p>
          </table:table-cell>
          <table:table-cell office:value-type="float" office:value="157" calcext:value-type="float">
            <text:p>157</text:p>
          </table:table-cell>
          <table:table-cell office:value-type="float" office:value="144" calcext:value-type="float">
            <text:p>144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office:value-type="float" office:value="197" calcext:value-type="float">
            <text:p>197</text:p>
          </table:table-cell>
          <table:table-cell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38" calcext:value-type="float">
            <text:p>138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59" calcext:value-type="float">
            <text:p>159</text:p>
          </table:table-cell>
          <table:table-cell office:value-type="float" office:value="93" calcext:value-type="float">
            <text:p>93</text:p>
          </table:table-cell>
          <table:table-cell office:value-type="float" office:value="169" calcext:value-type="float">
            <text:p>169</text:p>
          </table:table-cell>
          <table:table-cell table:formula="of:=COUNTIF([.B91:.AA91];&quot;&lt;200&quot;)+COUNTBLANK([.B91:.AA91])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3" table:formula="of:=[.AB91]/[.AC91]" office:value-type="percentage" office:value="0.807692307692308" calcext:value-type="percentage">
            <text:p>80,77 %</text:p>
          </table:table-cell>
          <table:table-cell table:formula="of:=COUNTBLANK([.B91:.AA91])" office:value-type="float" office:value="0" calcext:value-type="float">
            <text:p>0</text:p>
          </table:table-cell>
          <table:table-cell table:style-name="ce3" table:formula="of:=[.AE91]/[.AC91]" office:value-type="percentage" office:value="0" calcext:value-type="percentage">
            <text:p>0,00 %</text:p>
          </table:table-cell>
          <table:table-cell table:formula="of:=[.AH91]-[.AJ91]" office:value-type="float" office:value="908" calcext:value-type="float">
            <text:p>908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91]/[.AH91]" office:value-type="percentage" office:value="0.174615384615385" calcext:value-type="percentage">
            <text:p>17,46 %</text:p>
          </table:table-cell>
          <table:table-cell table:formula="of:=SUM([.B91:.AA91])" office:value-type="float" office:value="4292" calcext:value-type="float">
            <text:p>4292</text:p>
          </table:table-cell>
        </table:table-row>
        <table:table-row table:style-name="ro1">
          <table:table-cell office:value-type="string" calcext:value-type="string">
            <text:p>Sainte-Agathe-des-Monts</text:p>
          </table:table-cell>
          <table:table-cell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  <table:table-cell office:value-type="float" office:value="154" calcext:value-type="float">
            <text:p>154</text:p>
          </table:table-cell>
          <table:table-cell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float" office:value="159" calcext:value-type="float">
            <text:p>159</text:p>
          </table:table-cell>
          <table:table-cell office:value-type="float" office:value="175" calcext:value-type="float">
            <text:p>175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52" calcext:value-type="float">
            <text:p>152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175" calcext:value-type="float">
            <text:p>175</text:p>
          </table:table-cell>
          <table:table-cell office:value-type="float" office:value="136" calcext:value-type="float">
            <text:p>136</text:p>
          </table:table-cell>
          <table:table-cell office:value-type="float" office:value="151" calcext:value-type="float">
            <text:p>151</text:p>
          </table:table-cell>
          <table:table-cell office:value-type="float" office:value="200" calcext:value-type="float">
            <text:p>200</text:p>
          </table:table-cell>
          <table:table-cell table:formula="of:=COUNTIF([.B92:.AA92];&quot;&lt;200&quot;)+COUNTBLANK([.B92:.AA92])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3" table:formula="of:=[.AB92]/[.AC92]" office:value-type="percentage" office:value="0.846153846153846" calcext:value-type="percentage">
            <text:p>84,62 %</text:p>
          </table:table-cell>
          <table:table-cell table:formula="of:=COUNTBLANK([.B92:.AA92])" office:value-type="float" office:value="0" calcext:value-type="float">
            <text:p>0</text:p>
          </table:table-cell>
          <table:table-cell table:style-name="ce3" table:formula="of:=[.AE92]/[.AC92]" office:value-type="percentage" office:value="0" calcext:value-type="percentage">
            <text:p>0,00 %</text:p>
          </table:table-cell>
          <table:table-cell table:formula="of:=[.AH92]-[.AJ92]" office:value-type="float" office:value="973" calcext:value-type="float">
            <text:p>973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92]/[.AH92]" office:value-type="percentage" office:value="0.187115384615385" calcext:value-type="percentage">
            <text:p>18,71 %</text:p>
          </table:table-cell>
          <table:table-cell table:formula="of:=SUM([.B92:.AA92])" office:value-type="float" office:value="4227" calcext:value-type="float">
            <text:p>4227</text:p>
          </table:table-cell>
        </table:table-row>
        <table:table-row table:style-name="ro1">
          <table:table-cell office:value-type="string" calcext:value-type="string">
            <text:p>Marieville</text:p>
          </table:table-cell>
          <table:table-cell office:value-type="float" office:value="173" calcext:value-type="float">
            <text:p>173</text:p>
          </table:table-cell>
          <table:table-cell office:value-type="float" office:value="86" calcext:value-type="float">
            <text:p>86</text:p>
          </table:table-cell>
          <table:table-cell office:value-type="float" office:value="140" calcext:value-type="float">
            <text:p>140</text:p>
          </table:table-cell>
          <table:table-cell office:value-type="float" office:value="172" calcext:value-type="float">
            <text:p>172</text:p>
          </table:table-cell>
          <table:table-cell office:value-type="float" office:value="48" calcext:value-type="float">
            <text:p>48</text:p>
          </table:table-cell>
          <table:table-cell office:value-type="float" office:value="156" calcext:value-type="float">
            <text:p>156</text:p>
          </table:table-cell>
          <table:table-cell office:value-type="float" office:value="181" calcext:value-type="float">
            <text:p>181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199" calcext:value-type="float">
            <text:p>199</text:p>
          </table:table-cell>
          <table:table-cell office:value-type="float" office:value="171" calcext:value-type="float">
            <text:p>171</text:p>
          </table:table-cell>
          <table:table-cell office:value-type="float" office:value="167" calcext:value-type="float">
            <text:p>167</text:p>
          </table:table-cell>
          <table:table-cell office:value-type="float" office:value="155" calcext:value-type="float">
            <text:p>15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169" calcext:value-type="float">
            <text:p>169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69" calcext:value-type="float">
            <text:p>169</text:p>
          </table:table-cell>
          <table:table-cell office:value-type="float" office:value="187" calcext:value-type="float">
            <text:p>187</text:p>
          </table:table-cell>
          <table:table-cell office:value-type="float" office:value="158" calcext:value-type="float">
            <text:p>158</text:p>
          </table:table-cell>
          <table:table-cell office:value-type="float" office:value="77" calcext:value-type="float">
            <text:p>77</text:p>
          </table:table-cell>
          <table:table-cell office:value-type="float" office:value="200" calcext:value-type="float">
            <text:p>200</text:p>
          </table:table-cell>
          <table:table-cell table:formula="of:=COUNTIF([.B93:.AA93];&quot;&lt;200&quot;)+COUNTBLANK([.B93:.AA93])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3" table:formula="of:=[.AB93]/[.AC93]" office:value-type="percentage" office:value="0.807692307692308" calcext:value-type="percentage">
            <text:p>80,77 %</text:p>
          </table:table-cell>
          <table:table-cell table:formula="of:=COUNTBLANK([.B93:.AA93])" office:value-type="float" office:value="0" calcext:value-type="float">
            <text:p>0</text:p>
          </table:table-cell>
          <table:table-cell table:style-name="ce3" table:formula="of:=[.AE93]/[.AC93]" office:value-type="percentage" office:value="0" calcext:value-type="percentage">
            <text:p>0,00 %</text:p>
          </table:table-cell>
          <table:table-cell table:formula="of:=[.AH93]-[.AJ93]" office:value-type="float" office:value="1082" calcext:value-type="float">
            <text:p>1082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93]/[.AH93]" office:value-type="percentage" office:value="0.208076923076923" calcext:value-type="percentage">
            <text:p>20,81 %</text:p>
          </table:table-cell>
          <table:table-cell table:formula="of:=SUM([.B93:.AA93])" office:value-type="float" office:value="4118" calcext:value-type="float">
            <text:p>4118</text:p>
          </table:table-cell>
        </table:table-row>
        <table:table-row table:style-name="ro1">
          <table:table-cell office:value-type="string" calcext:value-type="string">
            <text:p>Blanc-Sablon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151" calcext:value-type="float">
            <text:p>151</text:p>
          </table:table-cell>
          <table:table-cell office:value-type="float" office:value="179" calcext:value-type="float">
            <text:p>179</text:p>
          </table:table-cell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59" calcext:value-type="float">
            <text:p>159</text:p>
          </table:table-cell>
          <table:table-cell office:value-type="float" office:value="176" calcext:value-type="float">
            <text:p>176</text:p>
          </table:table-cell>
          <table:table-cell office:value-type="float" office:value="155" calcext:value-type="float">
            <text:p>155</text:p>
          </table:table-cell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52" calcext:value-type="float">
            <text:p>152</text:p>
          </table:table-cell>
          <table:table-cell office:value-type="float" office:value="184" calcext:value-type="float">
            <text:p>184</text:p>
          </table:table-cell>
          <table:table-cell table:formula="of:=COUNTIF([.B94:.AA94];&quot;&lt;200&quot;)+COUNTBLANK([.B94:.AA94])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3" table:formula="of:=[.AB94]/[.AC94]" office:value-type="percentage" office:value="0.923076923076923" calcext:value-type="percentage">
            <text:p>92,31 %</text:p>
          </table:table-cell>
          <table:table-cell table:formula="of:=COUNTBLANK([.B94:.AA94])" office:value-type="float" office:value="0" calcext:value-type="float">
            <text:p>0</text:p>
          </table:table-cell>
          <table:table-cell table:style-name="ce3" table:formula="of:=[.AE94]/[.AC94]" office:value-type="percentage" office:value="0" calcext:value-type="percentage">
            <text:p>0,00 %</text:p>
          </table:table-cell>
          <table:table-cell table:formula="of:=[.AH94]-[.AJ94]" office:value-type="float" office:value="1103" calcext:value-type="float">
            <text:p>1103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94]/[.AH94]" office:value-type="percentage" office:value="0.212115384615385" calcext:value-type="percentage">
            <text:p>21,21 %</text:p>
          </table:table-cell>
          <table:table-cell table:formula="of:=SUM([.B94:.AA94])" office:value-type="float" office:value="4097" calcext:value-type="float">
            <text:p>4097</text:p>
          </table:table-cell>
        </table:table-row>
        <table:table-row table:style-name="ro1">
          <table:table-cell office:value-type="string" calcext:value-type="string">
            <text:p>New Richmond</text:p>
          </table:table-cell>
          <table:table-cell office:value-type="float" office:value="162" calcext:value-type="float">
            <text:p>162</text:p>
          </table:table-cell>
          <table:table-cell office:value-type="float" office:value="152" calcext:value-type="float">
            <text:p>152</text:p>
          </table:table-cell>
          <table:table-cell office:value-type="float" office:value="168" calcext:value-type="float">
            <text:p>168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158" calcext:value-type="float">
            <text:p>158</text:p>
          </table:table-cell>
          <table:table-cell office:value-type="float" office:value="154" calcext:value-type="float">
            <text:p>154</text:p>
          </table:table-cell>
          <table:table-cell office:value-type="float" office:value="163" calcext:value-type="float">
            <text:p>163</text:p>
          </table:table-cell>
          <table:table-cell office:value-type="float" office:value="184" calcext:value-type="float">
            <text:p>184</text:p>
          </table:table-cell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  <table:table-cell office:value-type="float" office:value="164" calcext:value-type="float">
            <text:p>164</text:p>
          </table:table-cell>
          <table:table-cell office:value-type="float" office:value="184" calcext:value-type="float">
            <text:p>184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office:value-type="float" office:value="89" calcext:value-type="float">
            <text:p>89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187" calcext:value-type="float">
            <text:p>187</text:p>
          </table:table-cell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office:value-type="float" office:value="152" calcext:value-type="float">
            <text:p>152</text:p>
          </table:table-cell>
          <table:table-cell office:value-type="float" office:value="194" calcext:value-type="float">
            <text:p>194</text:p>
          </table:table-cell>
          <table:table-cell table:formula="of:=COUNTIF([.B95:.AA95];&quot;&lt;200&quot;)+COUNTBLANK([.B95:.AA95])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ce3" table:formula="of:=[.AB95]/[.AC95]" office:value-type="percentage" office:value="0.923076923076923" calcext:value-type="percentage">
            <text:p>92,31 %</text:p>
          </table:table-cell>
          <table:table-cell table:formula="of:=COUNTBLANK([.B95:.AA95])" office:value-type="float" office:value="0" calcext:value-type="float">
            <text:p>0</text:p>
          </table:table-cell>
          <table:table-cell table:style-name="ce3" table:formula="of:=[.AE95]/[.AC95]" office:value-type="percentage" office:value="0" calcext:value-type="percentage">
            <text:p>0,00 %</text:p>
          </table:table-cell>
          <table:table-cell table:formula="of:=[.AH95]-[.AJ95]" office:value-type="float" office:value="1122" calcext:value-type="float">
            <text:p>1122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95]/[.AH95]" office:value-type="percentage" office:value="0.215769230769231" calcext:value-type="percentage">
            <text:p>21,58 %</text:p>
          </table:table-cell>
          <table:table-cell table:formula="of:=SUM([.B95:.AA95])" office:value-type="float" office:value="4078" calcext:value-type="float">
            <text:p>4078</text:p>
          </table:table-cell>
        </table:table-row>
        <table:table-row table:style-name="ro1">
          <table:table-cell office:value-type="string" calcext:value-type="string">
            <text:p>Rawdon</text:p>
          </table:table-cell>
          <table:table-cell office:value-type="float" office:value="168" calcext:value-type="float">
            <text:p>168</text:p>
          </table:table-cell>
          <table:table-cell office:value-type="float" office:value="80" calcext:value-type="float">
            <text:p>80</text:p>
          </table:table-cell>
          <table:table-cell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69" calcext:value-type="float">
            <text:p>169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99" calcext:value-type="float">
            <text:p>199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  <table:table-cell office:value-type="float" office:value="132" calcext:value-type="float">
            <text:p>132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office:value-type="float" office:value="158" calcext:value-type="float">
            <text:p>158</text:p>
          </table:table-cell>
          <table:table-cell office:value-type="float" office:value="84" calcext:value-type="float">
            <text:p>84</text:p>
          </table:table-cell>
          <table:table-cell office:value-type="float" office:value="193" calcext:value-type="float">
            <text:p>193</text:p>
          </table:table-cell>
          <table:table-cell table:formula="of:=COUNTIF([.B96:.AA96];&quot;&lt;200&quot;)+COUNTBLANK([.B96:.AA96])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3" table:formula="of:=[.AB96]/[.AC96]" office:value-type="percentage" office:value="0.846153846153846" calcext:value-type="percentage">
            <text:p>84,62 %</text:p>
          </table:table-cell>
          <table:table-cell table:formula="of:=COUNTBLANK([.B96:.AA96])" office:value-type="float" office:value="0" calcext:value-type="float">
            <text:p>0</text:p>
          </table:table-cell>
          <table:table-cell table:style-name="ce3" table:formula="of:=[.AE96]/[.AC96]" office:value-type="percentage" office:value="0" calcext:value-type="percentage">
            <text:p>0,00 %</text:p>
          </table:table-cell>
          <table:table-cell table:formula="of:=[.AH96]-[.AJ96]" office:value-type="float" office:value="1128" calcext:value-type="float">
            <text:p>1128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96]/[.AH96]" office:value-type="percentage" office:value="0.216923076923077" calcext:value-type="percentage">
            <text:p>21,69 %</text:p>
          </table:table-cell>
          <table:table-cell table:formula="of:=SUM([.B96:.AA96])"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Saint-André-Avellin</text:p>
          </table:table-cell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177" calcext:value-type="float">
            <text:p>177</text:p>
          </table:table-cell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 office:value-type="float" office:value="160" calcext:value-type="float">
            <text:p>160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float" office:value="181" calcext:value-type="float">
            <text:p>181</text:p>
          </table:table-cell>
          <table:table-cell office:value-type="float" office:value="138" calcext:value-type="float">
            <text:p>138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float" office:value="156" calcext:value-type="float">
            <text:p>156</text:p>
          </table:table-cell>
          <table:table-cell office:value-type="float" office:value="190" calcext:value-type="float">
            <text:p>190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office:value-type="float" office:value="192" calcext:value-type="float">
            <text:p>192</text:p>
          </table:table-cell>
          <table:table-cell table:formula="of:=COUNTIF([.B97:.AA97];&quot;&lt;200&quot;)+COUNTBLANK([.B97:.AA97])"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3" table:formula="of:=[.AB97]/[.AC97]" office:value-type="percentage" office:value="0.846153846153846" calcext:value-type="percentage">
            <text:p>84,62 %</text:p>
          </table:table-cell>
          <table:table-cell table:formula="of:=COUNTBLANK([.B97:.AA97])" office:value-type="float" office:value="0" calcext:value-type="float">
            <text:p>0</text:p>
          </table:table-cell>
          <table:table-cell table:style-name="ce3" table:formula="of:=[.AE97]/[.AC97]" office:value-type="percentage" office:value="0" calcext:value-type="percentage">
            <text:p>0,00 %</text:p>
          </table:table-cell>
          <table:table-cell table:formula="of:=[.AH97]-[.AJ97]" office:value-type="float" office:value="1162" calcext:value-type="float">
            <text:p>1162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97]/[.AH97]" office:value-type="percentage" office:value="0.223461538461538" calcext:value-type="percentage">
            <text:p>22,35 %</text:p>
          </table:table-cell>
          <table:table-cell table:formula="of:=SUM([.B97:.AA97])" office:value-type="float" office:value="4038" calcext:value-type="float">
            <text:p>4038</text:p>
          </table:table-cell>
        </table:table-row>
        <table:table-row table:style-name="ro1">
          <table:table-cell office:value-type="string" calcext:value-type="string">
            <text:p>Cookshire-Eaton</text:p>
          </table:table-cell>
          <table:table-cell office:value-type="float" office:value="167" calcext:value-type="float">
            <text:p>167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164" calcext:value-type="float">
            <text:p>164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6" calcext:value-type="float">
            <text:p>106</text:p>
          </table:table-cell>
          <table:table-cell office:value-type="float" office:value="158" calcext:value-type="float">
            <text:p>158</text:p>
          </table:table-cell>
          <table:table-cell office:value-type="float" office:value="134" calcext:value-type="float">
            <text:p>134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 office:value-type="float" office:value="196" calcext:value-type="float">
            <text:p>196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office:value-type="float" office:value="185" calcext:value-type="float">
            <text:p>185</text:p>
          </table:table-cell>
          <table:table-cell table:formula="of:=COUNTIF([.B98:.AA98];&quot;&lt;200&quot;)+COUNTBLANK([.B98:.AA98])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style-name="ce3" table:formula="of:=[.AB98]/[.AC98]" office:value-type="percentage" office:value="0.884615384615385" calcext:value-type="percentage">
            <text:p>88,46 %</text:p>
          </table:table-cell>
          <table:table-cell table:formula="of:=COUNTBLANK([.B98:.AA98])" office:value-type="float" office:value="0" calcext:value-type="float">
            <text:p>0</text:p>
          </table:table-cell>
          <table:table-cell table:style-name="ce3" table:formula="of:=[.AE98]/[.AC98]" office:value-type="percentage" office:value="0" calcext:value-type="percentage">
            <text:p>0,00 %</text:p>
          </table:table-cell>
          <table:table-cell table:formula="of:=[.AH98]-[.AJ98]" office:value-type="float" office:value="1178" calcext:value-type="float">
            <text:p>1178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98]/[.AH98]" office:value-type="percentage" office:value="0.226538461538462" calcext:value-type="percentage">
            <text:p>22,65 %</text:p>
          </table:table-cell>
          <table:table-cell table:formula="of:=SUM([.B98:.AA98])" office:value-type="float" office:value="4022" calcext:value-type="float">
            <text:p>4022</text:p>
          </table:table-cell>
        </table:table-row>
        <table:table-row table:style-name="ro1">
          <table:table-cell office:value-type="string" calcext:value-type="string">
            <text:p>Lavaltrie</text:p>
          </table:table-cell>
          <table:table-cell office:value-type="float" office:value="151" calcext:value-type="float">
            <text:p>151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72" calcext:value-type="float">
            <text:p>172</text:p>
          </table:table-cell>
          <table:table-cell office:value-type="float" office:value="154" calcext:value-type="float">
            <text:p>154</text:p>
          </table:table-cell>
          <table:table-cell office:value-type="float" office:value="163" calcext:value-type="float">
            <text:p>163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39" calcext:value-type="float">
            <text:p>39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123" calcext:value-type="float">
            <text:p>123</text:p>
          </table:table-cell>
          <table:table-cell office:value-type="float" office:value="177" calcext:value-type="float">
            <text:p>177</text:p>
          </table:table-cell>
          <table:table-cell office:value-type="float" office:value="135" calcext:value-type="float">
            <text:p>135</text:p>
          </table:table-cell>
          <table:table-cell office:value-type="float" office:value="31" calcext:value-type="float">
            <text:p>31</text:p>
          </table:table-cell>
          <table:table-cell office:value-type="float" office:value="171" calcext:value-type="float">
            <text:p>171</text:p>
          </table:table-cell>
          <table:table-cell table:formula="of:=COUNTIF([.B99:.AA99];&quot;&lt;200&quot;)+COUNTBLANK([.B99:.AA99])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style-name="ce3" table:formula="of:=[.AB99]/[.AC99]" office:value-type="percentage" office:value="0.884615384615385" calcext:value-type="percentage">
            <text:p>88,46 %</text:p>
          </table:table-cell>
          <table:table-cell table:formula="of:=COUNTBLANK([.B99:.AA99])" office:value-type="float" office:value="0" calcext:value-type="float">
            <text:p>0</text:p>
          </table:table-cell>
          <table:table-cell table:style-name="ce3" table:formula="of:=[.AE99]/[.AC99]" office:value-type="percentage" office:value="0" calcext:value-type="percentage">
            <text:p>0,00 %</text:p>
          </table:table-cell>
          <table:table-cell table:formula="of:=[.AH99]-[.AJ99]" office:value-type="float" office:value="1432" calcext:value-type="float">
            <text:p>1432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99]/[.AH99]" office:value-type="percentage" office:value="0.275384615384615" calcext:value-type="percentage">
            <text:p>27,54 %</text:p>
          </table:table-cell>
          <table:table-cell table:formula="of:=SUM([.B99:.AA99])" office:value-type="float" office:value="3768" calcext:value-type="float">
            <text:p>3768</text:p>
          </table:table-cell>
        </table:table-row>
        <table:table-row table:style-name="ro1">
          <table:table-cell office:value-type="string" calcext:value-type="string">
            <text:p>Kuujjuaq</text:p>
          </table:table-cell>
          <table:table-cell office:value-type="float" office:value="162" calcext:value-type="float">
            <text:p>162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119" calcext:value-type="float">
            <text:p>119</text:p>
          </table:table-cell>
          <table:table-cell office:value-type="float" office:value="151" calcext:value-type="float">
            <text:p>151</text:p>
          </table:table-cell>
          <table:table-cell office:value-type="float" office:value="128" calcext:value-type="float">
            <text:p>128</text:p>
          </table:table-cell>
          <table:table-cell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89" calcext:value-type="float">
            <text:p>189</text:p>
          </table:table-cell>
          <table:table-cell office:value-type="float" office:value="192" calcext:value-type="float">
            <text:p>192</text:p>
          </table:table-cell>
          <table:table-cell office:value-type="float" office:value="101" calcext:value-type="float">
            <text:p>101</text:p>
          </table:table-cell>
          <table:table-cell office:value-type="float" office:value="153" calcext:value-type="float">
            <text:p>153</text:p>
          </table:table-cell>
          <table:table-cell office:value-type="float" office:value="125" calcext:value-type="float">
            <text:p>125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52" calcext:value-type="float">
            <text:p>152</text:p>
          </table:table-cell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office:value-type="float" office:value="142" calcext:value-type="float">
            <text:p>142</text:p>
          </table:table-cell>
          <table:table-cell office:value-type="float" office:value="157" calcext:value-type="float">
            <text:p>157</text:p>
          </table:table-cell>
          <table:table-cell table:formula="of:=COUNTIF([.B100:.AA100];&quot;&lt;200&quot;)+COUNTBLANK([.B100:.AA100])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table:style-name="ce3" table:formula="of:=[.AB100]/[.AC100]" office:value-type="percentage" office:value="1" calcext:value-type="percentage">
            <text:p>100,00 %</text:p>
          </table:table-cell>
          <table:table-cell table:formula="of:=COUNTBLANK([.B100:.AA100])" office:value-type="float" office:value="0" calcext:value-type="float">
            <text:p>0</text:p>
          </table:table-cell>
          <table:table-cell table:style-name="ce3" table:formula="of:=[.AE100]/[.AC100]" office:value-type="percentage" office:value="0" calcext:value-type="percentage">
            <text:p>0,00 %</text:p>
          </table:table-cell>
          <table:table-cell table:formula="of:=[.AH100]-[.AJ100]" office:value-type="float" office:value="1494" calcext:value-type="float">
            <text:p>1494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100]/[.AH100]" office:value-type="percentage" office:value="0.287307692307692" calcext:value-type="percentage">
            <text:p>28,73 %</text:p>
          </table:table-cell>
          <table:table-cell table:formula="of:=SUM([.B100:.AA100])" office:value-type="float" office:value="3706" calcext:value-type="float">
            <text:p>3706</text:p>
          </table:table-cell>
        </table:table-row>
        <table:table-row table:style-name="ro1">
          <table:table-cell office:value-type="string" calcext:value-type="string">
            <text:p>Forestville</text:p>
          </table:table-cell>
          <table:table-cell office:value-type="float" office:value="133" calcext:value-type="float">
            <text:p>133</text:p>
          </table:table-cell>
          <table:table-cell office:value-type="float" office:value="81" calcext:value-type="float">
            <text:p>81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float" office:value="26" calcext:value-type="float">
            <text:p>26</text:p>
          </table:table-cell>
          <table:table-cell office:value-type="float" office:value="138" calcext:value-type="float">
            <text:p>138</text:p>
          </table:table-cell>
          <table:table-cell office:value-type="float" office:value="177" calcext:value-type="float">
            <text:p>177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office:value-type="float" office:value="141" calcext:value-type="float">
            <text:p>141</text:p>
          </table:table-cell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office:value-type="float" office:value="91" calcext:value-type="float">
            <text:p>91</text:p>
          </table:table-cell>
          <table:table-cell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53" calcext:value-type="float">
            <text:p>153</text:p>
          </table:table-cell>
          <table:table-cell office:value-type="float" office:value="172" calcext:value-type="float">
            <text:p>172</text:p>
          </table:table-cell>
          <table:table-cell office:value-type="float" office:value="161" calcext:value-type="float">
            <text:p>161</text:p>
          </table:table-cell>
          <table:table-cell office:value-type="float" office:value="105" calcext:value-type="float">
            <text:p>105</text:p>
          </table:table-cell>
          <table:table-cell office:value-type="float" office:value="57" calcext:value-type="float">
            <text:p>57</text:p>
          </table:table-cell>
          <table:table-cell office:value-type="float" office:value="156" calcext:value-type="float">
            <text:p>156</text:p>
          </table:table-cell>
          <table:table-cell table:formula="of:=COUNTIF([.B101:.AA101];&quot;&lt;200&quot;)+COUNTBLANK([.B101:.AA101])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table:style-name="ce3" table:formula="of:=[.AB101]/[.AC101]" office:value-type="percentage" office:value="1" calcext:value-type="percentage">
            <text:p>100,00 %</text:p>
          </table:table-cell>
          <table:table-cell table:formula="of:=COUNTBLANK([.B101:.AA101])" office:value-type="float" office:value="0" calcext:value-type="float">
            <text:p>0</text:p>
          </table:table-cell>
          <table:table-cell table:style-name="ce3" table:formula="of:=[.AE101]/[.AC101]" office:value-type="percentage" office:value="0" calcext:value-type="percentage">
            <text:p>0,00 %</text:p>
          </table:table-cell>
          <table:table-cell table:formula="of:=[.AH101]-[.AJ101]" office:value-type="float" office:value="1577" calcext:value-type="float">
            <text:p>1577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101]/[.AH101]" office:value-type="percentage" office:value="0.303269230769231" calcext:value-type="percentage">
            <text:p>30,33 %</text:p>
          </table:table-cell>
          <table:table-cell table:formula="of:=SUM([.B101:.AA101])" office:value-type="float" office:value="3623" calcext:value-type="float">
            <text:p>3623</text:p>
          </table:table-cell>
        </table:table-row>
        <table:table-row table:style-name="ro1">
          <table:table-cell office:value-type="string" calcext:value-type="string">
            <text:p>Ormstown</text:p>
          </table:table-cell>
          <table:table-cell office:value-type="float" office:value="109" calcext:value-type="float">
            <text:p>109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office:value-type="float" office:value="117" calcext:value-type="float">
            <text:p>117</text:p>
          </table:table-cell>
          <table:table-cell office:value-type="float" office:value="138" calcext:value-type="float">
            <text:p>138</text:p>
          </table:table-cell>
          <table:table-cell office:value-type="float" office:value="167" calcext:value-type="float">
            <text:p>167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54" calcext:value-type="float">
            <text:p>54</text:p>
          </table:table-cell>
          <table:table-cell office:value-type="float" office:value="150" calcext:value-type="float">
            <text:p>150</text:p>
          </table:table-cell>
          <table:table-cell office:value-type="float" office:value="77" calcext:value-type="float">
            <text:p>77</text:p>
          </table:table-cell>
          <table:table-cell office:value-type="float" office:value="164" calcext:value-type="float">
            <text:p>164</text:p>
          </table:table-cell>
          <table:table-cell office:value-type="float" office:value="168" calcext:value-type="float">
            <text:p>168</text:p>
          </table:table-cell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55" calcext:value-type="float">
            <text:p>155</text:p>
          </table:table-cell>
          <table:table-cell table:formula="of:=COUNTIF([.B102:.AA102];&quot;&lt;200&quot;)+COUNTBLANK([.B102:.AA102])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3" table:formula="of:=[.AB102]/[.AC102]" office:value-type="percentage" office:value="0.961538461538462" calcext:value-type="percentage">
            <text:p>96,15 %</text:p>
          </table:table-cell>
          <table:table-cell table:formula="of:=COUNTBLANK([.B102:.AA102])" office:value-type="float" office:value="0" calcext:value-type="float">
            <text:p>0</text:p>
          </table:table-cell>
          <table:table-cell table:style-name="ce3" table:formula="of:=[.AE102]/[.AC102]" office:value-type="percentage" office:value="0" calcext:value-type="percentage">
            <text:p>0,00 %</text:p>
          </table:table-cell>
          <table:table-cell table:formula="of:=[.AH102]-[.AJ102]" office:value-type="float" office:value="1858" calcext:value-type="float">
            <text:p>1858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102]/[.AH102]" office:value-type="percentage" office:value="0.357307692307692" calcext:value-type="percentage">
            <text:p>35,73 %</text:p>
          </table:table-cell>
          <table:table-cell table:formula="of:=SUM([.B102:.AA102])" office:value-type="float" office:value="3342" calcext:value-type="float">
            <text:p>3342</text:p>
          </table:table-cell>
        </table:table-row>
        <table:table-row table:style-name="ro1">
          <table:table-cell office:value-type="string" calcext:value-type="string">
            <text:p>Boischatel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office:value-type="float" office:value="103" calcext:value-type="float">
            <text:p>103</text:p>
          </table:table-cell>
          <table:table-cell office:value-type="float" office:value="125" calcext:value-type="float">
            <text:p>125</text:p>
          </table:table-cell>
          <table:table-cell office:value-type="float" office:value="151" calcext:value-type="float">
            <text:p>151</text:p>
          </table:table-cell>
          <table:table-cell office:value-type="float" office:value="169" calcext:value-type="float">
            <text:p>169</text:p>
          </table:table-cell>
          <table:table-cell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92" calcext:value-type="float">
            <text:p>192</text:p>
          </table:table-cell>
          <table:table-cell office:value-type="float" office:value="90" calcext:value-type="float">
            <text:p>90</text:p>
          </table:table-cell>
          <table:table-cell office:value-type="float" office:value="133" calcext:value-type="float">
            <text:p>13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161" calcext:value-type="float">
            <text:p>161</text:p>
          </table:table-cell>
          <table:table-cell office:value-type="float" office:value="169" calcext:value-type="float">
            <text:p>169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162" calcext:value-type="float">
            <text:p>162</text:p>
          </table:table-cell>
          <table:table-cell table:formula="of:=COUNTIF([.B103:.AA103];&quot;&lt;200&quot;)+COUNTBLANK([.B103:.AA103])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table:style-name="ce3" table:formula="of:=[.AB103]/[.AC103]" office:value-type="percentage" office:value="1" calcext:value-type="percentage">
            <text:p>100,00 %</text:p>
          </table:table-cell>
          <table:table-cell table:formula="of:=COUNTBLANK([.B103:.AA103])" office:value-type="float" office:value="0" calcext:value-type="float">
            <text:p>0</text:p>
          </table:table-cell>
          <table:table-cell table:style-name="ce3" table:formula="of:=[.AE103]/[.AC103]" office:value-type="percentage" office:value="0" calcext:value-type="percentage">
            <text:p>0,00 %</text:p>
          </table:table-cell>
          <table:table-cell table:formula="of:=[.AH103]-[.AJ103]" office:value-type="float" office:value="1873" calcext:value-type="float">
            <text:p>1873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103]/[.AH103]" office:value-type="percentage" office:value="0.360192307692308" calcext:value-type="percentage">
            <text:p>36,02 %</text:p>
          </table:table-cell>
          <table:table-cell table:formula="of:=SUM([.B103:.AA103])" office:value-type="float" office:value="3327" calcext:value-type="float">
            <text:p>3327</text:p>
          </table:table-cell>
        </table:table-row>
        <table:table-row table:style-name="ro1">
          <table:table-cell office:value-type="string" calcext:value-type="string">
            <text:p>Mansfield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158" calcext:value-type="float">
            <text:p>158</text:p>
          </table:table-cell>
          <table:table-cell office:value-type="float" office:value="118" calcext:value-type="float">
            <text:p>118</text:p>
          </table:table-cell>
          <table:table-cell office:value-type="float" office:value="134" calcext:value-type="float">
            <text:p>134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49" calcext:value-type="float">
            <text:p>149</text:p>
          </table:table-cell>
          <table:table-cell office:value-type="float" office:value="132" calcext:value-type="float">
            <text:p>132</text:p>
          </table:table-cell>
          <table:table-cell office:value-type="float" office:value="175" calcext:value-type="float">
            <text:p>175</text:p>
          </table:table-cell>
          <table:table-cell office:value-type="float" office:value="53" calcext:value-type="float">
            <text:p>53</text:p>
          </table:table-cell>
          <table:table-cell office:value-type="float" office:value="152" calcext:value-type="float">
            <text:p>15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  <table:table-cell table:formula="of:=COUNTIF([.B104:.AA104];&quot;&lt;200&quot;)+COUNTBLANK([.B104:.AA104])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table:style-name="ce3" table:formula="of:=[.AB104]/[.AC104]" office:value-type="percentage" office:value="1" calcext:value-type="percentage">
            <text:p>100,00 %</text:p>
          </table:table-cell>
          <table:table-cell table:formula="of:=COUNTBLANK([.B104:.AA104])" office:value-type="float" office:value="0" calcext:value-type="float">
            <text:p>0</text:p>
          </table:table-cell>
          <table:table-cell table:style-name="ce3" table:formula="of:=[.AE104]/[.AC104]" office:value-type="percentage" office:value="0" calcext:value-type="percentage">
            <text:p>0,00 %</text:p>
          </table:table-cell>
          <table:table-cell table:formula="of:=[.AH104]-[.AJ104]" office:value-type="float" office:value="1983" calcext:value-type="float">
            <text:p>1983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104]/[.AH104]" office:value-type="percentage" office:value="0.381346153846154" calcext:value-type="percentage">
            <text:p>38,13 %</text:p>
          </table:table-cell>
          <table:table-cell table:formula="of:=SUM([.B104:.AA104])" office:value-type="float" office:value="3217" calcext:value-type="float">
            <text:p>3217</text:p>
          </table:table-cell>
        </table:table-row>
        <table:table-row table:style-name="ro1">
          <table:table-cell office:value-type="string" calcext:value-type="string">
            <text:p>Chisasibi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07" calcext:value-type="float">
            <text:p>107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66" calcext:value-type="float">
            <text:p>166</text:p>
          </table:table-cell>
          <table:table-cell office:value-type="float" office:value="177" calcext:value-type="float">
            <text:p>177</text:p>
          </table:table-cell>
          <table:table-cell office:value-type="float" office:value="164" calcext:value-type="float">
            <text:p>164</text:p>
          </table:table-cell>
          <table:table-cell office:value-type="float" office:value="45" calcext:value-type="float">
            <text:p>45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58" calcext:value-type="float">
            <text:p>158</text:p>
          </table:table-cell>
          <table:table-cell office:value-type="float" office:value="154" calcext:value-type="float">
            <text:p>154</text:p>
          </table:table-cell>
          <table:table-cell office:value-type="float" office:value="134" calcext:value-type="float">
            <text:p>134</text:p>
          </table:table-cell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  <table:table-cell office:value-type="float" office:value="159" calcext:value-type="float">
            <text:p>159</text:p>
          </table:table-cell>
          <table:table-cell table:formula="of:=COUNTIF([.B105:.AA105];&quot;&lt;200&quot;)+COUNTBLANK([.B105:.AA105])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table:style-name="ce3" table:formula="of:=[.AB105]/[.AC105]" office:value-type="percentage" office:value="1" calcext:value-type="percentage">
            <text:p>100,00 %</text:p>
          </table:table-cell>
          <table:table-cell table:formula="of:=COUNTBLANK([.B105:.AA105])" office:value-type="float" office:value="0" calcext:value-type="float">
            <text:p>0</text:p>
          </table:table-cell>
          <table:table-cell table:style-name="ce3" table:formula="of:=[.AE105]/[.AC105]" office:value-type="percentage" office:value="0" calcext:value-type="percentage">
            <text:p>0,00 %</text:p>
          </table:table-cell>
          <table:table-cell table:formula="of:=[.AH105]-[.AJ105]" office:value-type="float" office:value="2066" calcext:value-type="float">
            <text:p>2066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105]/[.AH105]" office:value-type="percentage" office:value="0.397307692307692" calcext:value-type="percentage">
            <text:p>39,73 %</text:p>
          </table:table-cell>
          <table:table-cell table:formula="of:=SUM([.B105:.AA105])" office:value-type="float" office:value="3134" calcext:value-type="float">
            <text:p>3134</text:p>
          </table:table-cell>
        </table:table-row>
        <table:table-row table:style-name="ro1">
          <table:table-cell office:value-type="string" calcext:value-type="string">
            <text:p>Saint-Pierre-de-l'Île-d'Orléans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139" calcext:value-type="float">
            <text:p>139</text:p>
          </table:table-cell>
          <table:table-cell office:value-type="float" office:value="59" calcext:value-type="float">
            <text:p>59</text:p>
          </table:table-cell>
          <table:table-cell office:value-type="float" office:value="137" calcext:value-type="float">
            <text:p>137</text:p>
          </table:table-cell>
          <table:table-cell office:value-type="float" office:value="93" calcext:value-type="float">
            <text:p>93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167" calcext:value-type="float">
            <text:p>167</text:p>
          </table:table-cell>
          <table:table-cell office:value-type="float" office:value="98" calcext:value-type="float">
            <text:p>98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table:formula="of:=COUNTIF([.B106:.AA106];&quot;&lt;200&quot;)+COUNTBLANK([.B106:.AA106])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table:style-name="ce3" table:formula="of:=[.AB106]/[.AC106]" office:value-type="percentage" office:value="1" calcext:value-type="percentage">
            <text:p>100,00 %</text:p>
          </table:table-cell>
          <table:table-cell table:formula="of:=COUNTBLANK([.B106:.AA106])" office:value-type="float" office:value="0" calcext:value-type="float">
            <text:p>0</text:p>
          </table:table-cell>
          <table:table-cell table:style-name="ce3" table:formula="of:=[.AE106]/[.AC106]" office:value-type="percentage" office:value="0" calcext:value-type="percentage">
            <text:p>0,00 %</text:p>
          </table:table-cell>
          <table:table-cell table:formula="of:=[.AH106]-[.AJ106]" office:value-type="float" office:value="3028" calcext:value-type="float">
            <text:p>3028</text:p>
          </table:table-cell>
          <table:table-cell office:value-type="float" office:value="5200" calcext:value-type="float">
            <text:p>5200</text:p>
          </table:table-cell>
          <table:table-cell table:style-name="ce3" table:formula="of:=[.AG106]/[.AH106]" office:value-type="percentage" office:value="0.582307692307692" calcext:value-type="percentage">
            <text:p>58,23 %</text:p>
          </table:table-cell>
          <table:table-cell table:formula="of:=SUM([.B106:.AA106])" office:value-type="float" office:value="2172" calcext:value-type="float">
            <text:p>2172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TOTAL</text:p>
          </table:table-cell>
          <table:table-cell table:formula="of:=SUM([.AB2:.AB106])" office:value-type="float" office:value="1414" calcext:value-type="float">
            <text:p>1414</text:p>
          </table:table-cell>
          <table:table-cell table:formula="of:=26*105" office:value-type="float" office:value="2730" calcext:value-type="float">
            <text:p>2730</text:p>
          </table:table-cell>
          <table:table-cell table:style-name="ce3" table:formula="of:=[.AB107]/[.AC107]" office:value-type="percentage" office:value="0.517948717948718" calcext:value-type="percentage">
            <text:p>51,79 %</text:p>
          </table:table-cell>
          <table:table-cell table:formula="of:=SUM([.AE2:.AE106])" office:value-type="float" office:value="0" calcext:value-type="float">
            <text:p>0</text:p>
          </table:table-cell>
          <table:table-cell table:style-name="ce3" table:formula="of:=[.AE107]/[.AC107]" office:value-type="percentage" office:value="0" calcext:value-type="percentage">
            <text:p>0,00 %</text:p>
          </table:table-cell>
          <table:table-cell table:formula="of:=SUM([.AG2:.AG106])" office:value-type="float" office:value="57974" calcext:value-type="float">
            <text:p>57974</text:p>
          </table:table-cell>
          <table:table-cell table:formula="of:=5200*105" office:value-type="float" office:value="546000" calcext:value-type="float">
            <text:p>546000</text:p>
          </table:table-cell>
          <table:table-cell table:style-name="ce3" table:formula="of:=[.AG107]/[.AH107]" office:value-type="percentage" office:value="0.106179487179487" calcext:value-type="percentage">
            <text:p>10,62 %</text:p>
          </table:table-cell>
          <table:table-cell table:formula="of:=SUM([.AJ2:.AJ106])" office:value-type="float" office:value="488026" calcext:value-type="float">
            <text:p>488026</text:p>
          </table:table-cell>
        </table:table-row>
        <table:table-row table:style-name="ro1" table:number-rows-repeated="1048468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  <table:database-ranges>
        <table:database-range table:name="__Anonymous_Sheet_DB__0" table:target-range-address="villes_by_motsclés.A2:villes_by_motsclés.AJ106" table:contains-header="false">
          <table:sort>
            <table:sort-by table:field-number="3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7-10T09:21:17.089717908</dc:date>
    <meta:editing-duration>PT16M35S</meta:editing-duration>
    <meta:editing-cycles>2</meta:editing-cycles>
    <meta:generator>LibreOffice/7.1.4.2$MacOSX_X86_64 LibreOffice_project/a529a4fab45b75fefc5b6226684193eb000654f6</meta:generator>
    <meta:document-statistic meta:table-count="1" meta:cell-count="3826" meta:object-count="0"/>
  </office:meta>
</office:document-meta>
</file>